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0.37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333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283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solid" draw:fill-color="#d9d9d9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00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08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22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9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054cm" fo:min-width="4.498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86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75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437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987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58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849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628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31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95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04cm" fo:min-width="0.84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03cm" fo:min-width="3.173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183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88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878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52cm" fo:min-width="3.118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959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942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46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1.054cm" fo:min-width="3.465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904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115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939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54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018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043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615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703cm" fo:min-width="3.6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59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785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759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1.054cm" fo:min-width="3.16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52cm" fo:min-width="1.268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703cm" fo:min-width="2.809cm" fo:padding-top="0cm" fo:padding-bottom="0cm" fo:padding-left="0cm" fo:padding-right="0cm"/>
    </style:style>
    <style:style style:name="gr44" style:family="graphic" style:parent-style-name="standard">
      <style:graphic-properties draw:stroke="none" draw:fill="solid" draw:fill-color="#d9d9d9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868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035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111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967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391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906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988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086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063cm" fo:min-width="1.391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291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107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734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149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352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395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04cm" fo:min-width="1.2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971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238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836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008cm" fo:min-width="1.391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211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578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153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895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1.399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809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703cm" fo:min-width="3.334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789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192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22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496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077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764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877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004cm" fo:min-width="1.509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681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686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251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039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703cm" fo:min-width="1.844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661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209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793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cm" fo:min-width="2.394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933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908cm" fo:padding-top="0cm" fo:padding-bottom="0cm" fo:padding-left="0cm" fo:padding-right="0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457cm" fo:padding-top="0cm" fo:padding-bottom="0cm" fo:padding-left="0cm" fo:padding-right="0cm"/>
    </style:style>
    <style:style style:name="gr93" style:family="graphic" style:parent-style-name="objectwithoutfill">
      <style:graphic-properties draw:fill="none" draw:textarea-horizontal-align="center" draw:textarea-vertical-align="middle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582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352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843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905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703cm" fo:min-width="5.4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145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369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846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703cm" fo:min-width="3.143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938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187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89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689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703cm" fo:min-width="2.639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069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703cm" fo:min-width="3.16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236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149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179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739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954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38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014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36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046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635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445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691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771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931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55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568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514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336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703cm" fo:min-width="2.153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562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703cm" fo:min-width="3.312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221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06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346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255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983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703cm" fo:min-width="3.274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31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124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534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189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703cm" fo:min-width="2.94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916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268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651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469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1.054cm" fo:min-width="1.835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2.33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1.054cm" fo:min-width="3.317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575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109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703cm" fo:min-width="3.008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733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683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3" style:family="paragraph">
      <loext:graphic-properties draw:fill="none"/>
      <style:text-properties fo:font-size="9.5pt" style:font-size-asian="9.5pt" style:font-size-complex="9.5pt"/>
    </style:style>
    <style:style style:name="P4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d9d9d9"/>
      <style:text-properties style:font-name="Arial1" fo:font-size="10.5pt" style:font-size-asian="24pt" style:font-size-complex="24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/>
      <style:paragraph-properties fo:text-align="start" style:writing-mode="lr-tb"/>
      <style:text-properties fo:font-size="8.10000038146973pt" style:font-size-asian="8.10000038146973pt" style:font-size-complex="8.10000038146973pt"/>
    </style:style>
    <style:style style:name="P9" style:family="paragraph">
      <loext:graphic-properties draw:fill="none"/>
      <style:paragraph-properties fo:text-align="center"/>
      <style:text-properties fo:font-size="8.10000038146973pt" style:font-size-asian="8.10000038146973pt" style:font-size-complex="8.10000038146973pt"/>
    </style:style>
    <style:style style:name="P10" style:family="paragraph">
      <loext:graphic-properties draw:fill="none"/>
      <style:paragraph-properties fo:text-align="center" style:writing-mode="lr-tb"/>
      <style:text-properties fo:font-size="8.10000038146973pt" style:font-size-asian="8.10000038146973pt" style:font-size-complex="8.10000038146973pt"/>
    </style:style>
    <style:style style:name="P11" style:family="paragraph">
      <loext:graphic-properties draw:fill="solid" draw:fill-color="#d9d9d9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1" fo:font-size="10.6000003814697pt" style:font-size-asian="10.6000003814697pt" style:font-name-complex="Calibri1" style:font-size-complex="10.6000003814697pt"/>
    </style:style>
    <style:style style:name="T2" style:family="text">
      <style:text-properties fo:color="#0070c0" style:font-name="Calibri1" fo:font-size="9.5pt" fo:font-weight="bold" style:font-size-asian="9.5pt" style:font-name-complex="Calibri1" style:font-size-complex="9.5pt" style:font-weight-complex="bold"/>
    </style:style>
    <style:style style:name="T3" style:family="text">
      <style:text-properties fo:color="#000000" style:font-name="Calibri1" fo:font-size="8.10000038146973pt" style:font-size-asian="8.10000038146973pt" style:font-name-complex="Calibri1" style:font-size-complex="8.10000038146973pt"/>
    </style:style>
    <style:style style:name="T4" style:family="text">
      <style:text-properties style:font-name="Arial1" fo:font-size="10.5pt" style:font-size-asian="24pt" style:font-size-complex="24pt"/>
    </style:style>
    <style:style style:name="T5" style:family="text">
      <style:text-properties fo:color="#000000" style:font-name="Calibri1" fo:font-size="8.10000038146973pt" fo:font-weight="bold" style:font-size-asian="8.10000038146973pt" style:font-name-complex="Calibri1" style:font-size-complex="8.10000038146973pt" style:font-weight-complex="bold"/>
    </style:style>
    <style:style style:name="T6" style:family="text">
      <style:text-properties fo:font-size="8.10000038146973pt" style:font-size-asian="8.10000038146973pt" style:font-size-complex="8.10000038146973pt"/>
    </style:style>
    <style:style style:name="T7" style:family="text">
      <style:text-properties fo:color="#ff0000" style:font-name="Calibri1" fo:font-size="8.10000038146973pt" style:font-size-asian="8.10000038146973pt" style:font-name-complex="Calibri1" style:font-size-complex="8.10000038146973pt"/>
    </style:style>
    <style:style style:name="T8" style:family="text">
      <style:text-properties fo:color="#0070c0" style:font-name="Calibri1" fo:font-size="10.6000003814697pt" fo:font-weight="bold" style:font-size-asian="10.6000003814697pt" style:font-name-complex="Calibri1" style:font-size-complex="10.6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72cm" svg:height="0.459cm" svg:x="10.499cm" svg:y="1.24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72cm" svg:height="0.459cm" svg:x="2.497cm" svg:y="1.69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72cm" svg:height="0.459cm" svg:x="3.746cm" svg:y="1.69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72cm" svg:height="0.459cm" svg:x="10.498cm" svg:y="1.69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72cm" svg:height="0.459cm" svg:x="2.497cm" svg:y="2.147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33cm" svg:height="0.408cm" svg:x="3.827cm" svg:y="2.68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33cm" svg:height="0.408cm" svg:x="5.846cm" svg:y="2.68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33cm" svg:height="0.408cm" svg:x="7.027cm" svg:y="2.68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33cm" svg:height="0.408cm" svg:x="7.908cm" svg:y="2.687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283cm" svg:height="0.352cm" svg:x="16.984cm" svg:y="3.4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0.017cm" svg:height="0.017cm" svg:x="2.489cm" svg:y="3.386cm" svg:viewBox="0 0 18 18" draw:points="0,18 18,18 18,0 0,0">
          <text:p/>
        </draw:polygon>
        <draw:polygon draw:style-name="gr4" draw:text-style-name="P5" draw:layer="layout" svg:width="0.017cm" svg:height="0.017cm" svg:x="2.489cm" svg:y="3.386cm" svg:viewBox="0 0 18 18" draw:points="0,18 18,18 18,0 0,0">
          <text:p/>
        </draw:polygon>
        <draw:polygon draw:style-name="gr4" draw:text-style-name="P5" draw:layer="layout" svg:width="0.017cm" svg:height="0.017cm" svg:x="4.741cm" svg:y="3.386cm" svg:viewBox="0 0 18 18" draw:points="0,18 18,18 18,0 0,0">
          <text:p/>
        </draw:polygon>
        <draw:polygon draw:style-name="gr4" draw:text-style-name="P5" draw:layer="layout" svg:width="0.017cm" svg:height="0.017cm" svg:x="6.671cm" svg:y="3.386cm" svg:viewBox="0 0 18 18" draw:points="0,18 18,18 18,0 0,0">
          <text:p/>
        </draw:polygon>
        <draw:polygon draw:style-name="gr4" draw:text-style-name="P5" draw:layer="layout" svg:width="0.017cm" svg:height="0.017cm" svg:x="8.492cm" svg:y="3.386cm" svg:viewBox="0 0 18 18" draw:points="0,18 18,18 18,0 0,0">
          <text:p/>
        </draw:polygon>
        <draw:polygon draw:style-name="gr4" draw:text-style-name="P5" draw:layer="layout" svg:width="0.017cm" svg:height="0.017cm" svg:x="11.739cm" svg:y="3.386cm" svg:viewBox="0 0 18 18" draw:points="0,18 18,18 18,0 0,0">
          <text:p/>
        </draw:polygon>
        <draw:polygon draw:style-name="gr4" draw:text-style-name="P5" draw:layer="layout" svg:width="0.017cm" svg:height="0.017cm" svg:x="14.6cm" svg:y="3.386cm" svg:viewBox="0 0 18 18" draw:points="0,18 18,18 18,0 0,0">
          <text:p/>
        </draw:polygon>
        <draw:polygon draw:style-name="gr4" draw:text-style-name="P5" draw:layer="layout" svg:width="0.017cm" svg:height="0.017cm" svg:x="15.172cm" svg:y="3.386cm" svg:viewBox="0 0 18 18" draw:points="0,18 18,18 18,0 0,0">
          <text:p/>
        </draw:polygon>
        <draw:polygon draw:style-name="gr4" draw:text-style-name="P5" draw:layer="layout" svg:width="0.017cm" svg:height="0.017cm" svg:x="18.779cm" svg:y="3.386cm" svg:viewBox="0 0 18 18" draw:points="0,18 18,18 18,0 0,0">
          <text:p/>
        </draw:polygon>
        <draw:polygon draw:style-name="gr4" draw:text-style-name="P5" draw:layer="layout" svg:width="0.017cm" svg:height="0.017cm" svg:x="18.779cm" svg:y="3.386cm" svg:viewBox="0 0 18 18" draw:points="0,18 18,18 18,0 0,0">
          <text:p/>
        </draw:polygon>
        <draw:polygon draw:style-name="gr5" draw:text-style-name="P6" draw:layer="layout" svg:width="16.269cm" svg:height="0.347cm" svg:x="2.852cm" svg:y="1.507cm" svg:viewBox="0 0 16270 348" draw:points="0,348 16270,348 16270,0 0,0">
          <text:p><text:span text:style-name="T4"><text:s text:c="4"/></text:span><text:span text:style-name="T4">MycSA</text:span></text:p>
        </draw:polygon>
        <draw:frame draw:style-name="gr3" draw:text-style-name="P4" draw:layer="layout" svg:width="0.283cm" svg:height="0.352cm" svg:x="17.326cm" svg:y="1.144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0.017cm" svg:height="0.017cm" svg:x="2.831cm" svg:y="1.49cm" svg:viewBox="0 0 18 18" draw:points="0,18 18,18 18,0 0,0">
          <text:p/>
        </draw:polygon>
        <draw:polygon draw:style-name="gr4" draw:text-style-name="P5" draw:layer="layout" svg:width="2.235cm" svg:height="0.017cm" svg:x="2.848cm" svg:y="1.49cm" svg:viewBox="0 0 2236 18" draw:points="0,18 2236,18 2236,0 0,0">
          <text:p/>
        </draw:polygon>
        <draw:polygon draw:style-name="gr4" draw:text-style-name="P5" draw:layer="layout" svg:width="0.017cm" svg:height="0.017cm" svg:x="5.083cm" svg:y="1.49cm" svg:viewBox="0 0 18 18" draw:points="0,18 18,18 18,0 0,0">
          <text:p/>
        </draw:polygon>
        <draw:polygon draw:style-name="gr4" draw:text-style-name="P5" draw:layer="layout" svg:width="1.913cm" svg:height="0.017cm" svg:x="5.1cm" svg:y="1.49cm" svg:viewBox="0 0 1914 18" draw:points="0,18 1914,18 1914,0 0,0">
          <text:p/>
        </draw:polygon>
        <draw:polygon draw:style-name="gr4" draw:text-style-name="P5" draw:layer="layout" svg:width="0.017cm" svg:height="0.017cm" svg:x="7.013cm" svg:y="1.49cm" svg:viewBox="0 0 18 18" draw:points="0,18 18,18 18,0 0,0">
          <text:p/>
        </draw:polygon>
        <draw:polygon draw:style-name="gr4" draw:text-style-name="P5" draw:layer="layout" svg:width="1.804cm" svg:height="0.017cm" svg:x="7.03cm" svg:y="1.49cm" svg:viewBox="0 0 1805 18" draw:points="0,18 1805,18 1805,0 0,0">
          <text:p/>
        </draw:polygon>
        <draw:polygon draw:style-name="gr4" draw:text-style-name="P5" draw:layer="layout" svg:width="0.017cm" svg:height="0.017cm" svg:x="8.834cm" svg:y="1.49cm" svg:viewBox="0 0 18 18" draw:points="0,18 18,18 18,0 0,0">
          <text:p/>
        </draw:polygon>
        <draw:polygon draw:style-name="gr4" draw:text-style-name="P5" draw:layer="layout" svg:width="3.23cm" svg:height="0.017cm" svg:x="8.851cm" svg:y="1.49cm" svg:viewBox="0 0 3231 18" draw:points="0,18 3231,18 3231,0 0,0">
          <text:p/>
        </draw:polygon>
        <draw:polygon draw:style-name="gr4" draw:text-style-name="P5" draw:layer="layout" svg:width="0.017cm" svg:height="0.017cm" svg:x="12.081cm" svg:y="1.49cm" svg:viewBox="0 0 18 18" draw:points="0,18 18,18 18,0 0,0">
          <text:p/>
        </draw:polygon>
        <draw:polygon draw:style-name="gr4" draw:text-style-name="P5" draw:layer="layout" svg:width="2.845cm" svg:height="0.017cm" svg:x="12.097cm" svg:y="1.49cm" svg:viewBox="0 0 2846 18" draw:points="0,18 2846,18 2846,0 0,0">
          <text:p/>
        </draw:polygon>
        <draw:polygon draw:style-name="gr4" draw:text-style-name="P5" draw:layer="layout" svg:width="0.017cm" svg:height="0.017cm" svg:x="14.942cm" svg:y="1.49cm" svg:viewBox="0 0 18 18" draw:points="0,18 18,18 18,0 0,0">
          <text:p/>
        </draw:polygon>
        <draw:polygon draw:style-name="gr4" draw:text-style-name="P5" draw:layer="layout" svg:width="0.555cm" svg:height="0.017cm" svg:x="14.959cm" svg:y="1.49cm" svg:viewBox="0 0 556 18" draw:points="0,18 556,18 556,0 0,0">
          <text:p/>
        </draw:polygon>
        <draw:polygon draw:style-name="gr4" draw:text-style-name="P5" draw:layer="layout" svg:width="0.017cm" svg:height="0.017cm" svg:x="15.514cm" svg:y="1.49cm" svg:viewBox="0 0 18 18" draw:points="0,18 18,18 18,0 0,0">
          <text:p/>
        </draw:polygon>
        <draw:polygon draw:style-name="gr4" draw:text-style-name="P5" draw:layer="layout" svg:width="3.59cm" svg:height="0.017cm" svg:x="15.531cm" svg:y="1.49cm" svg:viewBox="0 0 3591 18" draw:points="0,18 3591,18 3591,0 0,0">
          <text:p/>
        </draw:polygon>
        <draw:polygon draw:style-name="gr4" draw:text-style-name="P5" draw:layer="layout" svg:width="0.017cm" svg:height="0.017cm" svg:x="19.121cm" svg:y="1.49cm" svg:viewBox="0 0 18 18" draw:points="0,18 18,18 18,0 0,0">
          <text:p/>
        </draw:polygon>
        <draw:polygon draw:style-name="gr4" draw:text-style-name="P5" draw:layer="layout" svg:width="0.017cm" svg:height="0.347cm" svg:x="2.831cm" svg:y="1.507cm" svg:viewBox="0 0 18 348" draw:points="0,348 18,348 18,0 0,0">
          <text:p/>
        </draw:polygon>
        <draw:polygon draw:style-name="gr4" draw:text-style-name="P5" draw:layer="layout" svg:width="0.017cm" svg:height="0.347cm" svg:x="19.121cm" svg:y="1.507cm" svg:viewBox="0 0 18 348" draw:points="0,348 18,348 18,0 0,0">
          <text:p/>
        </draw:polygon>
        <draw:frame draw:style-name="gr6" draw:text-style-name="P4" draw:layer="layout" svg:width="1.005cm" svg:height="0.352cm" svg:x="5.596cm" svg:y="1.868cm">
          <draw:text-box>
            <text:p text:style-name="P1"><text:span text:style-name="T3">FORGET </text:span></text:p>
          </draw:text-box>
        </draw:frame>
        <draw:frame draw:style-name="gr7" draw:text-style-name="P4" draw:layer="layout" svg:width="1.082cm" svg:height="0.352cm" svg:x="7.437cm" svg:y="1.868cm">
          <draw:text-box>
            <text:p text:style-name="P1"><text:span text:style-name="T3">Florence </text:span></text:p>
          </draw:text-box>
        </draw:frame>
        <draw:frame draw:style-name="gr8" draw:text-style-name="P4" draw:layer="layout" svg:width="1.225cm" svg:height="0.352cm" svg:x="10.175cm" svg:y="2.2cm">
          <draw:text-box>
            <text:p text:style-name="P1"><text:span text:style-name="T3">Biochimie </text:span></text:p>
          </draw:text-box>
        </draw:frame>
        <draw:frame draw:style-name="gr9" draw:text-style-name="P4" draw:layer="layout" svg:width="2.91cm" svg:height="0.352cm" svg:x="13.79cm" svg:y="1.9cm">
          <draw:text-box>
            <text:p text:style-name="P1"><text:span text:style-name="T3">Coordinateur de projet; <text:s/></text:span></text:p>
          </draw:text-box>
        </draw:frame>
        <draw:frame draw:style-name="gr10" draw:text-style-name="P8" draw:layer="layout" svg:width="4.498cm" svg:height="1.054cm" svg:x="13.102cm" svg:y="1.846cm">
          <draw:text-box>
            <text:p text:style-name="P1"><text:span text:style-name="T3"/></text:p>
            <text:p text:style-name="P7"><text:span text:style-name="T3"><text:s text:c="10"/></text:span><text:span text:style-name="T3">Les facteurs biochimiques</text:span><text:span text:style-name="T3"><text:line-break/></text:span><text:span text:style-name="T3"> <text:s text:c="8"/>capables d'affecter le DON</text:span></text:p>
          </draw:text-box>
        </draw:frame>
        <draw:polygon draw:style-name="gr4" draw:text-style-name="P5" draw:layer="layout" svg:width="0.017cm" svg:height="0.017cm" svg:x="2.831cm" svg:y="1.854cm" svg:viewBox="0 0 18 18" draw:points="0,18 18,18 18,0 0,0">
          <text:p/>
        </draw:polygon>
        <draw:polygon draw:style-name="gr4" draw:text-style-name="P5" draw:layer="layout" svg:width="2.235cm" svg:height="0.017cm" svg:x="2.848cm" svg:y="1.854cm" svg:viewBox="0 0 2236 18" draw:points="0,18 2236,18 2236,0 0,0">
          <text:p/>
        </draw:polygon>
        <draw:polygon draw:style-name="gr4" draw:text-style-name="P5" draw:layer="layout" svg:width="0.017cm" svg:height="0.017cm" svg:x="5.083cm" svg:y="1.854cm" svg:viewBox="0 0 18 18" draw:points="0,18 18,18 18,0 0,0">
          <text:p/>
        </draw:polygon>
        <draw:polygon draw:style-name="gr4" draw:text-style-name="P5" draw:layer="layout" svg:width="1.913cm" svg:height="0.017cm" svg:x="5.1cm" svg:y="1.854cm" svg:viewBox="0 0 1914 18" draw:points="0,18 1914,18 1914,0 0,0">
          <text:p/>
        </draw:polygon>
        <draw:polygon draw:style-name="gr4" draw:text-style-name="P5" draw:layer="layout" svg:width="0.017cm" svg:height="0.017cm" svg:x="7.013cm" svg:y="1.854cm" svg:viewBox="0 0 18 18" draw:points="0,18 18,18 18,0 0,0">
          <text:p/>
        </draw:polygon>
        <draw:polygon draw:style-name="gr4" draw:text-style-name="P5" draw:layer="layout" svg:width="1.804cm" svg:height="0.017cm" svg:x="7.03cm" svg:y="1.854cm" svg:viewBox="0 0 1805 18" draw:points="0,18 1805,18 1805,0 0,0">
          <text:p/>
        </draw:polygon>
        <draw:polygon draw:style-name="gr4" draw:text-style-name="P5" draw:layer="layout" svg:width="0.017cm" svg:height="0.017cm" svg:x="8.834cm" svg:y="1.854cm" svg:viewBox="0 0 18 18" draw:points="0,18 18,18 18,0 0,0">
          <text:p/>
        </draw:polygon>
        <draw:polygon draw:style-name="gr4" draw:text-style-name="P5" draw:layer="layout" svg:width="3.23cm" svg:height="0.017cm" svg:x="8.851cm" svg:y="1.854cm" svg:viewBox="0 0 3231 18" draw:points="0,18 3231,18 3231,0 0,0">
          <text:p/>
        </draw:polygon>
        <draw:polygon draw:style-name="gr4" draw:text-style-name="P5" draw:layer="layout" svg:width="0.017cm" svg:height="0.017cm" svg:x="12.081cm" svg:y="1.854cm" svg:viewBox="0 0 18 18" draw:points="0,18 18,18 18,0 0,0">
          <text:p/>
        </draw:polygon>
        <draw:polygon draw:style-name="gr4" draw:text-style-name="P5" draw:layer="layout" svg:width="2.845cm" svg:height="0.017cm" svg:x="12.097cm" svg:y="1.854cm" svg:viewBox="0 0 2846 18" draw:points="0,18 2846,18 2846,0 0,0">
          <text:p/>
        </draw:polygon>
        <draw:polygon draw:style-name="gr4" draw:text-style-name="P5" draw:layer="layout" svg:width="0.017cm" svg:height="0.017cm" svg:x="14.942cm" svg:y="1.854cm" svg:viewBox="0 0 18 18" draw:points="0,18 18,18 18,0 0,0">
          <text:p/>
        </draw:polygon>
        <draw:polygon draw:style-name="gr4" draw:text-style-name="P5" draw:layer="layout" svg:width="0.555cm" svg:height="0.017cm" svg:x="14.959cm" svg:y="1.854cm" svg:viewBox="0 0 556 18" draw:points="0,18 556,18 556,0 0,0">
          <text:p/>
        </draw:polygon>
        <draw:polygon draw:style-name="gr4" draw:text-style-name="P5" draw:layer="layout" svg:width="0.017cm" svg:height="0.017cm" svg:x="15.514cm" svg:y="1.854cm" svg:viewBox="0 0 18 18" draw:points="0,18 18,18 18,0 0,0">
          <text:p/>
        </draw:polygon>
        <draw:polygon draw:style-name="gr4" draw:text-style-name="P5" draw:layer="layout" svg:width="3.59cm" svg:height="0.017cm" svg:x="15.531cm" svg:y="1.854cm" svg:viewBox="0 0 3591 18" draw:points="0,18 3591,18 3591,0 0,0">
          <text:p/>
        </draw:polygon>
        <draw:polygon draw:style-name="gr4" draw:text-style-name="P5" draw:layer="layout" svg:width="0.017cm" svg:height="0.017cm" svg:x="19.121cm" svg:y="1.854cm" svg:viewBox="0 0 18 18" draw:points="0,18 18,18 18,0 0,0">
          <text:p/>
        </draw:polygon>
        <draw:polygon draw:style-name="gr4" draw:text-style-name="P5" draw:layer="layout" svg:width="0.017cm" svg:height="1.033cm" svg:x="2.831cm" svg:y="1.871cm" svg:viewBox="0 0 18 1034" draw:points="0,1034 18,1034 18,0 0,0">
          <text:p/>
        </draw:polygon>
        <draw:polygon draw:style-name="gr4" draw:text-style-name="P5" draw:layer="layout" svg:width="0.017cm" svg:height="1.033cm" svg:x="5.083cm" svg:y="1.871cm" svg:viewBox="0 0 18 1034" draw:points="0,1034 18,1034 18,0 0,0">
          <text:p/>
        </draw:polygon>
        <draw:polygon draw:style-name="gr4" draw:text-style-name="P5" draw:layer="layout" svg:width="0.017cm" svg:height="1.033cm" svg:x="7.013cm" svg:y="1.871cm" svg:viewBox="0 0 18 1034" draw:points="0,1034 18,1034 18,0 0,0">
          <text:p/>
        </draw:polygon>
        <draw:polygon draw:style-name="gr4" draw:text-style-name="P5" draw:layer="layout" svg:width="0.017cm" svg:height="1.033cm" svg:x="8.834cm" svg:y="1.871cm" svg:viewBox="0 0 18 1034" draw:points="0,1034 18,1034 18,0 0,0">
          <text:p/>
        </draw:polygon>
        <draw:polygon draw:style-name="gr4" draw:text-style-name="P5" draw:layer="layout" svg:width="0.017cm" svg:height="1.033cm" svg:x="19.121cm" svg:y="1.871cm" svg:viewBox="0 0 18 1034" draw:points="0,1034 18,1034 18,0 0,0">
          <text:p/>
        </draw:polygon>
        <draw:frame draw:style-name="gr11" draw:text-style-name="P4" draw:layer="layout" svg:width="0.861cm" svg:height="0.352cm" svg:x="5.663cm" svg:y="2.918cm">
          <draw:text-box>
            <text:p text:style-name="P1"><text:span text:style-name="T3">PONTS </text:span></text:p>
          </draw:text-box>
        </draw:frame>
        <draw:frame draw:style-name="gr12" draw:text-style-name="P4" draw:layer="layout" svg:width="0.751cm" svg:height="0.352cm" svg:x="7.602cm" svg:y="2.918cm">
          <draw:text-box>
            <text:p text:style-name="P1"><text:span text:style-name="T3">Nadia </text:span></text:p>
          </draw:text-box>
        </draw:frame>
        <draw:frame draw:style-name="gr13" draw:text-style-name="P4" draw:layer="layout" svg:width="1.437cm" svg:height="0.352cm" svg:x="9.863cm" svg:y="2.948cm">
          <draw:text-box>
            <text:p text:style-name="P1"><text:span text:style-name="T3">Génétique, <text:s/></text:span></text:p>
          </draw:text-box>
        </draw:frame>
        <draw:frame draw:style-name="gr14" draw:text-style-name="P4" draw:layer="layout" svg:width="1.987cm" svg:height="0.352cm" svg:x="9.613cm" svg:y="3.248cm">
          <draw:text-box>
            <text:p text:style-name="P1"><text:span text:style-name="T3">Bioinformatique </text:span></text:p>
          </draw:text-box>
        </draw:frame>
        <draw:frame draw:style-name="gr15" draw:text-style-name="P4" draw:layer="layout" svg:width="3.588cm" svg:height="0.352cm" svg:x="13.3cm" svg:y="3.048cm">
          <draw:text-box>
            <text:p text:style-name="P1"><text:span text:style-name="T3">RNAseq du fusarium infectant </text:span></text:p>
          </draw:text-box>
        </draw:frame>
        <draw:polygon draw:style-name="gr4" draw:text-style-name="P5" draw:layer="layout" svg:width="0.017cm" svg:height="0.017cm" svg:x="2.831cm" svg:y="2.904cm" svg:viewBox="0 0 18 18" draw:points="0,18 18,18 18,0 0,0">
          <text:p/>
        </draw:polygon>
        <draw:polygon draw:style-name="gr4" draw:text-style-name="P5" draw:layer="layout" svg:width="0.017cm" svg:height="0.017cm" svg:x="5.083cm" svg:y="2.904cm" svg:viewBox="0 0 18 18" draw:points="0,18 18,18 18,0 0,0">
          <text:p/>
        </draw:polygon>
        <draw:polygon draw:style-name="gr4" draw:text-style-name="P5" draw:layer="layout" svg:width="1.913cm" svg:height="0.017cm" svg:x="5.1cm" svg:y="2.904cm" svg:viewBox="0 0 1914 18" draw:points="0,18 1914,18 1914,0 0,0">
          <text:p/>
        </draw:polygon>
        <draw:polygon draw:style-name="gr4" draw:text-style-name="P5" draw:layer="layout" svg:width="0.017cm" svg:height="0.017cm" svg:x="7.013cm" svg:y="2.904cm" svg:viewBox="0 0 18 18" draw:points="0,18 18,18 18,0 0,0">
          <text:p/>
        </draw:polygon>
        <draw:polygon draw:style-name="gr4" draw:text-style-name="P5" draw:layer="layout" svg:width="1.804cm" svg:height="0.017cm" svg:x="7.03cm" svg:y="2.904cm" svg:viewBox="0 0 1805 18" draw:points="0,18 1805,18 1805,0 0,0">
          <text:p/>
        </draw:polygon>
        <draw:polygon draw:style-name="gr4" draw:text-style-name="P5" draw:layer="layout" svg:width="0.017cm" svg:height="0.017cm" svg:x="8.834cm" svg:y="2.904cm" svg:viewBox="0 0 18 18" draw:points="0,18 18,18 18,0 0,0">
          <text:p/>
        </draw:polygon>
        <draw:polygon draw:style-name="gr4" draw:text-style-name="P5" draw:layer="layout" svg:width="0.017cm" svg:height="0.017cm" svg:x="12.081cm" svg:y="2.904cm" svg:viewBox="0 0 18 18" draw:points="0,18 18,18 18,0 0,0">
          <text:p/>
        </draw:polygon>
        <draw:polygon draw:style-name="gr4" draw:text-style-name="P5" draw:layer="layout" svg:width="2.845cm" svg:height="0.017cm" svg:x="12.097cm" svg:y="2.904cm" svg:viewBox="0 0 2846 18" draw:points="0,18 2846,18 2846,0 0,0">
          <text:p/>
        </draw:polygon>
        <draw:polygon draw:style-name="gr4" draw:text-style-name="P5" draw:layer="layout" svg:width="0.017cm" svg:height="0.017cm" svg:x="14.942cm" svg:y="2.904cm" svg:viewBox="0 0 18 18" draw:points="0,18 18,18 18,0 0,0">
          <text:p/>
        </draw:polygon>
        <draw:polygon draw:style-name="gr4" draw:text-style-name="P5" draw:layer="layout" svg:width="0.555cm" svg:height="0.017cm" svg:x="14.959cm" svg:y="2.904cm" svg:viewBox="0 0 556 18" draw:points="0,18 556,18 556,0 0,0">
          <text:p/>
        </draw:polygon>
        <draw:polygon draw:style-name="gr4" draw:text-style-name="P5" draw:layer="layout" svg:width="0.017cm" svg:height="0.017cm" svg:x="15.514cm" svg:y="2.904cm" svg:viewBox="0 0 18 18" draw:points="0,18 18,18 18,0 0,0">
          <text:p/>
        </draw:polygon>
        <draw:polygon draw:style-name="gr4" draw:text-style-name="P5" draw:layer="layout" svg:width="3.59cm" svg:height="0.017cm" svg:x="15.531cm" svg:y="2.904cm" svg:viewBox="0 0 3591 18" draw:points="0,18 3591,18 3591,0 0,0">
          <text:p/>
        </draw:polygon>
        <draw:polygon draw:style-name="gr4" draw:text-style-name="P5" draw:layer="layout" svg:width="0.017cm" svg:height="0.017cm" svg:x="19.121cm" svg:y="2.904cm" svg:viewBox="0 0 18 18" draw:points="0,18 18,18 18,0 0,0">
          <text:p/>
        </draw:polygon>
        <draw:polygon draw:style-name="gr4" draw:text-style-name="P5" draw:layer="layout" svg:width="0.017cm" svg:height="0.698cm" svg:x="2.831cm" svg:y="2.921cm" svg:viewBox="0 0 18 699" draw:points="0,699 18,699 18,0 0,0">
          <text:p/>
        </draw:polygon>
        <draw:polygon draw:style-name="gr4" draw:text-style-name="P5" draw:layer="layout" svg:width="0.017cm" svg:height="0.698cm" svg:x="5.083cm" svg:y="2.921cm" svg:viewBox="0 0 18 699" draw:points="0,699 18,699 18,0 0,0">
          <text:p/>
        </draw:polygon>
        <draw:polygon draw:style-name="gr4" draw:text-style-name="P5" draw:layer="layout" svg:width="0.017cm" svg:height="0.698cm" svg:x="7.013cm" svg:y="2.921cm" svg:viewBox="0 0 18 699" draw:points="0,699 18,699 18,0 0,0">
          <text:p/>
        </draw:polygon>
        <draw:polygon draw:style-name="gr4" draw:text-style-name="P5" draw:layer="layout" svg:width="0.017cm" svg:height="0.698cm" svg:x="8.834cm" svg:y="2.921cm" svg:viewBox="0 0 18 699" draw:points="0,699 18,699 18,0 0,0">
          <text:p/>
        </draw:polygon>
        <draw:polygon draw:style-name="gr4" draw:text-style-name="P5" draw:layer="layout" svg:width="0.017cm" svg:height="0.698cm" svg:x="19.121cm" svg:y="2.921cm" svg:viewBox="0 0 18 699" draw:points="0,699 18,699 18,0 0,0">
          <text:p/>
        </draw:polygon>
        <draw:frame draw:style-name="gr16" draw:text-style-name="P4" draw:layer="layout" svg:width="0.849cm" svg:height="0.352cm" svg:x="16.888cm" svg:y="3.048cm">
          <draw:text-box>
            <text:p text:style-name="P1"><text:span text:style-name="T3">le blé <text:s/></text:span></text:p>
          </draw:text-box>
        </draw:frame>
        <draw:frame draw:style-name="gr3" draw:text-style-name="P4" draw:layer="layout" svg:width="0.283cm" svg:height="0.352cm" svg:x="3.966cm" svg:y="3.638cm">
          <draw:text-box>
            <text:p text:style-name="P1"><text:span text:style-name="T5"><text:s/></text:span></text:p>
          </draw:text-box>
        </draw:frame>
        <draw:frame draw:style-name="gr17" draw:text-style-name="P4" draw:layer="layout" svg:width="1.628cm" svg:height="0.352cm" svg:x="5.257cm" svg:y="3.638cm">
          <draw:text-box>
            <text:p text:style-name="P1"><text:span text:style-name="T3">ATANASOVA -</text:span></text:p>
          </draw:text-box>
        </draw:frame>
        <draw:frame draw:style-name="gr18" draw:text-style-name="P4" draw:layer="layout" svg:width="1.319cm" svg:height="0.352cm" svg:x="5.439cm" svg:y="3.981cm">
          <draw:text-box>
            <text:p text:style-name="P1"><text:span text:style-name="T3">PENICHON </text:span></text:p>
          </draw:text-box>
        </draw:frame>
        <draw:frame draw:style-name="gr19" draw:text-style-name="P4" draw:layer="layout" svg:width="0.955cm" svg:height="0.352cm" svg:x="7.501cm" svg:y="3.638cm">
          <draw:text-box>
            <text:p text:style-name="P1"><text:span text:style-name="T3">Vessela </text:span></text:p>
          </draw:text-box>
        </draw:frame>
        <draw:frame draw:style-name="gr20" draw:text-style-name="P4" draw:layer="layout" svg:width="0.84cm" svg:height="0.323cm" svg:x="10.26cm" svg:y="3.977cm">
          <draw:text-box>
            <text:p><text:span text:style-name="T6">Chimie</text:span></text:p>
          </draw:text-box>
        </draw:frame>
        <draw:frame draw:style-name="gr21" draw:text-style-name="P9" draw:layer="layout" svg:width="3.173cm" svg:height="0.703cm" svg:x="13.727cm" svg:y="3.8cm">
          <draw:text-box>
            <text:p text:style-name="P7"><text:span text:style-name="T3">Analyses des métabolites</text:span><text:span text:style-name="T3"><text:line-break/></text:span><text:span text:style-name="T3">secondaires des plantes</text:span></text:p>
          </draw:text-box>
        </draw:frame>
        <draw:polygon draw:style-name="gr4" draw:text-style-name="P5" draw:layer="layout" svg:width="0.017cm" svg:height="0.017cm" svg:x="2.831cm" svg:y="3.619cm" svg:viewBox="0 0 18 18" draw:points="0,18 18,18 18,0 0,0">
          <text:p/>
        </draw:polygon>
        <draw:polygon draw:style-name="gr4" draw:text-style-name="P5" draw:layer="layout" svg:width="0.017cm" svg:height="0.017cm" svg:x="5.083cm" svg:y="3.619cm" svg:viewBox="0 0 18 18" draw:points="0,18 18,18 18,0 0,0">
          <text:p/>
        </draw:polygon>
        <draw:polygon draw:style-name="gr4" draw:text-style-name="P5" draw:layer="layout" svg:width="1.913cm" svg:height="0.017cm" svg:x="5.1cm" svg:y="3.619cm" svg:viewBox="0 0 1914 18" draw:points="0,18 1914,18 1914,0 0,0">
          <text:p/>
        </draw:polygon>
        <draw:polygon draw:style-name="gr4" draw:text-style-name="P5" draw:layer="layout" svg:width="0.017cm" svg:height="0.017cm" svg:x="7.013cm" svg:y="3.619cm" svg:viewBox="0 0 18 18" draw:points="0,18 18,18 18,0 0,0">
          <text:p/>
        </draw:polygon>
        <draw:polygon draw:style-name="gr4" draw:text-style-name="P5" draw:layer="layout" svg:width="1.804cm" svg:height="0.017cm" svg:x="7.03cm" svg:y="3.619cm" svg:viewBox="0 0 1805 18" draw:points="0,18 1805,18 1805,0 0,0">
          <text:p/>
        </draw:polygon>
        <draw:polygon draw:style-name="gr4" draw:text-style-name="P5" draw:layer="layout" svg:width="0.017cm" svg:height="0.017cm" svg:x="8.834cm" svg:y="3.619cm" svg:viewBox="0 0 18 18" draw:points="0,18 18,18 18,0 0,0">
          <text:p/>
        </draw:polygon>
        <draw:polygon draw:style-name="gr4" draw:text-style-name="P5" draw:layer="layout" svg:width="0.017cm" svg:height="0.017cm" svg:x="12.081cm" svg:y="3.619cm" svg:viewBox="0 0 18 18" draw:points="0,18 18,18 18,0 0,0">
          <text:p/>
        </draw:polygon>
        <draw:polygon draw:style-name="gr4" draw:text-style-name="P5" draw:layer="layout" svg:width="2.845cm" svg:height="0.017cm" svg:x="12.097cm" svg:y="3.619cm" svg:viewBox="0 0 2846 18" draw:points="0,18 2846,18 2846,0 0,0">
          <text:p/>
        </draw:polygon>
        <draw:polygon draw:style-name="gr4" draw:text-style-name="P5" draw:layer="layout" svg:width="0.017cm" svg:height="0.017cm" svg:x="14.942cm" svg:y="3.619cm" svg:viewBox="0 0 18 18" draw:points="0,18 18,18 18,0 0,0">
          <text:p/>
        </draw:polygon>
        <draw:polygon draw:style-name="gr4" draw:text-style-name="P5" draw:layer="layout" svg:width="0.555cm" svg:height="0.017cm" svg:x="14.959cm" svg:y="3.619cm" svg:viewBox="0 0 556 18" draw:points="0,18 556,18 556,0 0,0">
          <text:p/>
        </draw:polygon>
        <draw:polygon draw:style-name="gr4" draw:text-style-name="P5" draw:layer="layout" svg:width="0.017cm" svg:height="0.017cm" svg:x="15.514cm" svg:y="3.619cm" svg:viewBox="0 0 18 18" draw:points="0,18 18,18 18,0 0,0">
          <text:p/>
        </draw:polygon>
        <draw:polygon draw:style-name="gr4" draw:text-style-name="P5" draw:layer="layout" svg:width="3.59cm" svg:height="0.017cm" svg:x="15.531cm" svg:y="3.619cm" svg:viewBox="0 0 3591 18" draw:points="0,18 3591,18 3591,0 0,0">
          <text:p/>
        </draw:polygon>
        <draw:polygon draw:style-name="gr4" draw:text-style-name="P5" draw:layer="layout" svg:width="0.017cm" svg:height="0.017cm" svg:x="19.121cm" svg:y="3.619cm" svg:viewBox="0 0 18 18" draw:points="0,18 18,18 18,0 0,0">
          <text:p/>
        </draw:polygon>
        <draw:polygon draw:style-name="gr4" draw:text-style-name="P5" draw:layer="layout" svg:width="0.017cm" svg:height="1.038cm" svg:x="2.831cm" svg:y="3.636cm" svg:viewBox="0 0 18 1039" draw:points="0,1039 18,1039 18,0 0,0">
          <text:p/>
        </draw:polygon>
        <draw:polygon draw:style-name="gr4" draw:text-style-name="P5" draw:layer="layout" svg:width="0.017cm" svg:height="1.038cm" svg:x="5.083cm" svg:y="3.636cm" svg:viewBox="0 0 18 1039" draw:points="0,1039 18,1039 18,0 0,0">
          <text:p/>
        </draw:polygon>
        <draw:polygon draw:style-name="gr4" draw:text-style-name="P5" draw:layer="layout" svg:width="0.017cm" svg:height="1.038cm" svg:x="7.013cm" svg:y="3.636cm" svg:viewBox="0 0 18 1039" draw:points="0,1039 18,1039 18,0 0,0">
          <text:p/>
        </draw:polygon>
        <draw:polygon draw:style-name="gr4" draw:text-style-name="P5" draw:layer="layout" svg:width="0.017cm" svg:height="1.038cm" svg:x="8.834cm" svg:y="3.636cm" svg:viewBox="0 0 18 1039" draw:points="0,1039 18,1039 18,0 0,0">
          <text:p/>
        </draw:polygon>
        <draw:polygon draw:style-name="gr4" draw:text-style-name="P5" draw:layer="layout" svg:width="0.017cm" svg:height="1.038cm" svg:x="19.121cm" svg:y="3.636cm" svg:viewBox="0 0 18 1039" draw:points="0,1039 18,1039 18,0 0,0">
          <text:p/>
        </draw:polygon>
        <draw:frame draw:style-name="gr3" draw:text-style-name="P4" draw:layer="layout" svg:width="0.283cm" svg:height="0.352cm" svg:x="3.966cm" svg:y="4.688cm">
          <draw:text-box>
            <text:p text:style-name="P1"><text:span text:style-name="T5"><text:s/></text:span></text:p>
          </draw:text-box>
        </draw:frame>
        <draw:frame draw:style-name="gr22" draw:text-style-name="P4" draw:layer="layout" svg:width="1.183cm" svg:height="0.352cm" svg:x="5.507cm" svg:y="4.688cm">
          <draw:text-box>
            <text:p text:style-name="P1"><text:span text:style-name="T3">CHEREAU </text:span></text:p>
          </draw:text-box>
        </draw:frame>
        <draw:frame draw:style-name="gr23" draw:text-style-name="P4" draw:layer="layout" svg:width="0.887cm" svg:height="0.352cm" svg:x="7.534cm" svg:y="4.688cm">
          <draw:text-box>
            <text:p text:style-name="P1"><text:span text:style-name="T3">Sylvain </text:span></text:p>
          </draw:text-box>
        </draw:frame>
        <draw:frame draw:style-name="gr24" draw:text-style-name="P4" draw:layer="layout" svg:width="0.878cm" svg:height="0.352cm" svg:x="10.322cm" svg:y="4.848cm">
          <draw:text-box>
            <text:p text:style-name="P1"><text:span text:style-name="T3">Chimie </text:span></text:p>
          </draw:text-box>
        </draw:frame>
        <draw:polygon draw:style-name="gr4" draw:text-style-name="P5" draw:layer="layout" svg:width="0.017cm" svg:height="0.017cm" svg:x="2.831cm" svg:y="4.673cm" svg:viewBox="0 0 18 18" draw:points="0,18 18,18 18,0 0,0">
          <text:p/>
        </draw:polygon>
        <draw:polygon draw:style-name="gr4" draw:text-style-name="P5" draw:layer="layout" svg:width="0.017cm" svg:height="0.017cm" svg:x="5.083cm" svg:y="4.673cm" svg:viewBox="0 0 18 18" draw:points="0,18 18,18 18,0 0,0">
          <text:p/>
        </draw:polygon>
        <draw:polygon draw:style-name="gr4" draw:text-style-name="P5" draw:layer="layout" svg:width="1.913cm" svg:height="0.017cm" svg:x="5.1cm" svg:y="4.673cm" svg:viewBox="0 0 1914 18" draw:points="0,18 1914,18 1914,0 0,0">
          <text:p/>
        </draw:polygon>
        <draw:polygon draw:style-name="gr4" draw:text-style-name="P5" draw:layer="layout" svg:width="0.017cm" svg:height="0.017cm" svg:x="7.013cm" svg:y="4.673cm" svg:viewBox="0 0 18 18" draw:points="0,18 18,18 18,0 0,0">
          <text:p/>
        </draw:polygon>
        <draw:polygon draw:style-name="gr4" draw:text-style-name="P5" draw:layer="layout" svg:width="1.804cm" svg:height="0.017cm" svg:x="7.03cm" svg:y="4.673cm" svg:viewBox="0 0 1805 18" draw:points="0,18 1805,18 1805,0 0,0">
          <text:p/>
        </draw:polygon>
        <draw:polygon draw:style-name="gr4" draw:text-style-name="P5" draw:layer="layout" svg:width="0.017cm" svg:height="0.017cm" svg:x="8.834cm" svg:y="4.673cm" svg:viewBox="0 0 18 18" draw:points="0,18 18,18 18,0 0,0">
          <text:p/>
        </draw:polygon>
        <draw:polygon draw:style-name="gr4" draw:text-style-name="P5" draw:layer="layout" svg:width="0.017cm" svg:height="0.017cm" svg:x="12.081cm" svg:y="4.673cm" svg:viewBox="0 0 18 18" draw:points="0,18 18,18 18,0 0,0">
          <text:p/>
        </draw:polygon>
        <draw:polygon draw:style-name="gr4" draw:text-style-name="P5" draw:layer="layout" svg:width="2.845cm" svg:height="0.017cm" svg:x="12.097cm" svg:y="4.673cm" svg:viewBox="0 0 2846 18" draw:points="0,18 2846,18 2846,0 0,0">
          <text:p/>
        </draw:polygon>
        <draw:polygon draw:style-name="gr4" draw:text-style-name="P5" draw:layer="layout" svg:width="0.017cm" svg:height="0.017cm" svg:x="14.942cm" svg:y="4.673cm" svg:viewBox="0 0 18 18" draw:points="0,18 18,18 18,0 0,0">
          <text:p/>
        </draw:polygon>
        <draw:polygon draw:style-name="gr4" draw:text-style-name="P5" draw:layer="layout" svg:width="0.555cm" svg:height="0.017cm" svg:x="14.959cm" svg:y="4.673cm" svg:viewBox="0 0 556 18" draw:points="0,18 556,18 556,0 0,0">
          <text:p/>
        </draw:polygon>
        <draw:polygon draw:style-name="gr4" draw:text-style-name="P5" draw:layer="layout" svg:width="0.017cm" svg:height="0.017cm" svg:x="15.514cm" svg:y="4.673cm" svg:viewBox="0 0 18 18" draw:points="0,18 18,18 18,0 0,0">
          <text:p/>
        </draw:polygon>
        <draw:polygon draw:style-name="gr4" draw:text-style-name="P5" draw:layer="layout" svg:width="3.59cm" svg:height="0.017cm" svg:x="15.531cm" svg:y="4.673cm" svg:viewBox="0 0 3591 18" draw:points="0,18 3591,18 3591,0 0,0">
          <text:p/>
        </draw:polygon>
        <draw:polygon draw:style-name="gr4" draw:text-style-name="P5" draw:layer="layout" svg:width="0.017cm" svg:height="0.017cm" svg:x="19.121cm" svg:y="4.673cm" svg:viewBox="0 0 18 18" draw:points="0,18 18,18 18,0 0,0">
          <text:p/>
        </draw:polygon>
        <draw:polygon draw:style-name="gr4" draw:text-style-name="P5" draw:layer="layout" svg:width="0.017cm" svg:height="0.699cm" svg:x="2.831cm" svg:y="4.69cm" svg:viewBox="0 0 18 700" draw:points="0,700 18,700 18,0 0,0">
          <text:p/>
        </draw:polygon>
        <draw:polygon draw:style-name="gr4" draw:text-style-name="P5" draw:layer="layout" svg:width="0.017cm" svg:height="0.699cm" svg:x="5.083cm" svg:y="4.69cm" svg:viewBox="0 0 18 700" draw:points="0,700 18,700 18,0 0,0">
          <text:p/>
        </draw:polygon>
        <draw:polygon draw:style-name="gr4" draw:text-style-name="P5" draw:layer="layout" svg:width="0.017cm" svg:height="0.699cm" svg:x="7.013cm" svg:y="4.69cm" svg:viewBox="0 0 18 700" draw:points="0,700 18,700 18,0 0,0">
          <text:p/>
        </draw:polygon>
        <draw:polygon draw:style-name="gr4" draw:text-style-name="P5" draw:layer="layout" svg:width="0.017cm" svg:height="0.699cm" svg:x="8.834cm" svg:y="4.69cm" svg:viewBox="0 0 18 700" draw:points="0,700 18,700 18,0 0,0">
          <text:p/>
        </draw:polygon>
        <draw:polygon draw:style-name="gr4" draw:text-style-name="P5" draw:layer="layout" svg:width="0.017cm" svg:height="0.699cm" svg:x="19.121cm" svg:y="4.69cm" svg:viewBox="0 0 18 700" draw:points="0,700 18,700 18,0 0,0">
          <text:p/>
        </draw:polygon>
        <draw:frame draw:style-name="gr25" draw:text-style-name="P8" draw:layer="layout" svg:width="3.118cm" svg:height="0.352cm" svg:x="13.8cm" svg:y="4.9cm">
          <draw:text-box>
            <text:p text:style-name="P1"><text:span text:style-name="T3">Analyses des mycotoxines </text:span></text:p>
          </draw:text-box>
        </draw:frame>
        <draw:frame draw:style-name="gr3" draw:text-style-name="P4" draw:layer="layout" svg:width="0.283cm" svg:height="0.352cm" svg:x="3.966cm" svg:y="5.75cm">
          <draw:text-box>
            <text:p text:style-name="P1"><text:span text:style-name="T5"><text:s/></text:span></text:p>
          </draw:text-box>
        </draw:frame>
        <draw:frame draw:style-name="gr6" draw:text-style-name="P4" draw:layer="layout" svg:width="1.005cm" svg:height="0.352cm" svg:x="5.562cm" svg:y="5.577cm">
          <draw:text-box>
            <text:p text:style-name="P1"><text:span text:style-name="T3">PINSON-</text:span></text:p>
          </draw:text-box>
        </draw:frame>
        <draw:frame draw:style-name="gr26" draw:text-style-name="P4" draw:layer="layout" svg:width="0.959cm" svg:height="0.352cm" svg:x="5.617cm" svg:y="5.924cm">
          <draw:text-box>
            <text:p text:style-name="P1"><text:span text:style-name="T3">GADAIS </text:span></text:p>
          </draw:text-box>
        </draw:frame>
        <draw:frame draw:style-name="gr27" draw:text-style-name="P4" draw:layer="layout" svg:width="0.942cm" svg:height="0.352cm" svg:x="7.509cm" svg:y="5.75cm">
          <draw:text-box>
            <text:p text:style-name="P1"><text:span text:style-name="T3">Laetitia </text:span></text:p>
          </draw:text-box>
        </draw:frame>
        <draw:frame draw:style-name="gr28" draw:text-style-name="P4" draw:layer="layout" svg:width="2.462cm" svg:height="0.352cm" svg:x="9.438cm" svg:y="5.748cm">
          <draw:text-box>
            <text:p text:style-name="P1"><text:span text:style-name="T3">Biologie moléculaire </text:span></text:p>
          </draw:text-box>
        </draw:frame>
        <draw:frame draw:style-name="gr29" draw:text-style-name="P9" draw:layer="layout" svg:width="3.465cm" svg:height="1.054cm" svg:x="13.835cm" svg:y="5.422cm">
          <draw:text-box>
            <text:p text:style-name="P7"><text:span text:style-name="T3">Tâche de coordination 2 pour</text:span><text:span text:style-name="T3"><text:line-break/></text:span><text:span text:style-name="T3">effet de cd sur l'expression</text:span></text:p>
            <text:p text:style-name="P7"><text:span text:style-name="T3">du gène fongique </text:span></text:p>
          </draw:text-box>
        </draw:frame>
        <draw:polygon draw:style-name="gr4" draw:text-style-name="P5" draw:layer="layout" svg:width="0.017cm" svg:height="0.017cm" svg:x="2.831cm" svg:y="5.389cm" svg:viewBox="0 0 18 18" draw:points="0,18 18,18 18,0 0,0">
          <text:p/>
        </draw:polygon>
        <draw:polygon draw:style-name="gr4" draw:text-style-name="P5" draw:layer="layout" svg:width="0.017cm" svg:height="0.017cm" svg:x="5.083cm" svg:y="5.389cm" svg:viewBox="0 0 18 18" draw:points="0,18 18,18 18,0 0,0">
          <text:p/>
        </draw:polygon>
        <draw:polygon draw:style-name="gr4" draw:text-style-name="P5" draw:layer="layout" svg:width="1.913cm" svg:height="0.017cm" svg:x="5.1cm" svg:y="5.389cm" svg:viewBox="0 0 1914 18" draw:points="0,18 1914,18 1914,0 0,0">
          <text:p/>
        </draw:polygon>
        <draw:polygon draw:style-name="gr4" draw:text-style-name="P5" draw:layer="layout" svg:width="0.017cm" svg:height="0.017cm" svg:x="7.013cm" svg:y="5.389cm" svg:viewBox="0 0 18 18" draw:points="0,18 18,18 18,0 0,0">
          <text:p/>
        </draw:polygon>
        <draw:polygon draw:style-name="gr4" draw:text-style-name="P5" draw:layer="layout" svg:width="1.804cm" svg:height="0.017cm" svg:x="7.03cm" svg:y="5.389cm" svg:viewBox="0 0 1805 18" draw:points="0,18 1805,18 1805,0 0,0">
          <text:p/>
        </draw:polygon>
        <draw:polygon draw:style-name="gr4" draw:text-style-name="P5" draw:layer="layout" svg:width="0.017cm" svg:height="0.017cm" svg:x="8.834cm" svg:y="5.389cm" svg:viewBox="0 0 18 18" draw:points="0,18 18,18 18,0 0,0">
          <text:p/>
        </draw:polygon>
        <draw:polygon draw:style-name="gr4" draw:text-style-name="P5" draw:layer="layout" svg:width="0.017cm" svg:height="0.017cm" svg:x="12.081cm" svg:y="5.389cm" svg:viewBox="0 0 18 18" draw:points="0,18 18,18 18,0 0,0">
          <text:p/>
        </draw:polygon>
        <draw:polygon draw:style-name="gr4" draw:text-style-name="P5" draw:layer="layout" svg:width="2.845cm" svg:height="0.017cm" svg:x="12.097cm" svg:y="5.389cm" svg:viewBox="0 0 2846 18" draw:points="0,18 2846,18 2846,0 0,0">
          <text:p/>
        </draw:polygon>
        <draw:polygon draw:style-name="gr4" draw:text-style-name="P5" draw:layer="layout" svg:width="0.017cm" svg:height="0.017cm" svg:x="14.942cm" svg:y="5.389cm" svg:viewBox="0 0 18 18" draw:points="0,18 18,18 18,0 0,0">
          <text:p/>
        </draw:polygon>
        <draw:polygon draw:style-name="gr4" draw:text-style-name="P5" draw:layer="layout" svg:width="0.555cm" svg:height="0.017cm" svg:x="14.959cm" svg:y="5.389cm" svg:viewBox="0 0 556 18" draw:points="0,18 556,18 556,0 0,0">
          <text:p/>
        </draw:polygon>
        <draw:polygon draw:style-name="gr4" draw:text-style-name="P5" draw:layer="layout" svg:width="0.017cm" svg:height="0.017cm" svg:x="15.514cm" svg:y="5.389cm" svg:viewBox="0 0 18 18" draw:points="0,18 18,18 18,0 0,0">
          <text:p/>
        </draw:polygon>
        <draw:polygon draw:style-name="gr4" draw:text-style-name="P5" draw:layer="layout" svg:width="3.59cm" svg:height="0.017cm" svg:x="15.531cm" svg:y="5.389cm" svg:viewBox="0 0 3591 18" draw:points="0,18 3591,18 3591,0 0,0">
          <text:p/>
        </draw:polygon>
        <draw:polygon draw:style-name="gr4" draw:text-style-name="P5" draw:layer="layout" svg:width="0.017cm" svg:height="0.017cm" svg:x="19.121cm" svg:y="5.389cm" svg:viewBox="0 0 18 18" draw:points="0,18 18,18 18,0 0,0">
          <text:p/>
        </draw:polygon>
        <draw:polygon draw:style-name="gr4" draw:text-style-name="P5" draw:layer="layout" svg:width="0.017cm" svg:height="1.037cm" svg:x="2.831cm" svg:y="5.406cm" svg:viewBox="0 0 18 1038" draw:points="0,1038 18,1038 18,0 0,0">
          <text:p/>
        </draw:polygon>
        <draw:polygon draw:style-name="gr4" draw:text-style-name="P5" draw:layer="layout" svg:width="0.017cm" svg:height="1.037cm" svg:x="5.083cm" svg:y="5.406cm" svg:viewBox="0 0 18 1038" draw:points="0,1038 18,1038 18,0 0,0">
          <text:p/>
        </draw:polygon>
        <draw:polygon draw:style-name="gr4" draw:text-style-name="P5" draw:layer="layout" svg:width="0.017cm" svg:height="1.037cm" svg:x="7.013cm" svg:y="5.406cm" svg:viewBox="0 0 18 1038" draw:points="0,1038 18,1038 18,0 0,0">
          <text:p/>
        </draw:polygon>
        <draw:polygon draw:style-name="gr4" draw:text-style-name="P5" draw:layer="layout" svg:width="0.017cm" svg:height="1.037cm" svg:x="8.834cm" svg:y="5.406cm" svg:viewBox="0 0 18 1038" draw:points="0,1038 18,1038 18,0 0,0">
          <text:p/>
        </draw:polygon>
        <draw:polygon draw:style-name="gr4" draw:text-style-name="P5" draw:layer="layout" svg:width="0.017cm" svg:height="1.037cm" svg:x="19.121cm" svg:y="5.406cm" svg:viewBox="0 0 18 1038" draw:points="0,1038 18,1038 18,0 0,0">
          <text:p/>
        </draw:polygon>
        <draw:frame draw:style-name="gr3" draw:text-style-name="P4" draw:layer="layout" svg:width="0.283cm" svg:height="0.352cm" svg:x="3.966cm" svg:y="6.635cm">
          <draw:text-box>
            <text:p text:style-name="P1"><text:span text:style-name="T5"><text:s/></text:span></text:p>
          </draw:text-box>
        </draw:frame>
        <draw:frame draw:style-name="gr30" draw:text-style-name="P4" draw:layer="layout" svg:width="0.904cm" svg:height="0.352cm" svg:x="5.646cm" svg:y="6.635cm">
          <draw:text-box>
            <text:p text:style-name="P1"><text:span text:style-name="T3">DUCOS </text:span></text:p>
          </draw:text-box>
        </draw:frame>
        <draw:frame draw:style-name="gr31" draw:text-style-name="P4" draw:layer="layout" svg:width="1.115cm" svg:height="0.352cm" svg:x="7.424cm" svg:y="6.635cm">
          <draw:text-box>
            <text:p text:style-name="P1"><text:span text:style-name="T3">Christine </text:span></text:p>
          </draw:text-box>
        </draw:frame>
        <draw:frame draw:style-name="gr32" draw:text-style-name="P4" draw:layer="layout" svg:width="3.939cm" svg:height="0.352cm" svg:x="13.761cm" svg:y="6.448cm">
          <draw:text-box>
            <text:p text:style-name="P1"><text:span text:style-name="T3">Quantification du DNA–RT</text:span></text:p>
          </draw:text-box>
        </draw:frame>
        <draw:polygon draw:style-name="gr4" draw:text-style-name="P5" draw:layer="layout" svg:width="0.017cm" svg:height="0.017cm" svg:x="2.831cm" svg:y="6.443cm" svg:viewBox="0 0 18 18" draw:points="0,18 18,18 18,0 0,0">
          <text:p/>
        </draw:polygon>
        <draw:polygon draw:style-name="gr4" draw:text-style-name="P5" draw:layer="layout" svg:width="0.017cm" svg:height="0.017cm" svg:x="5.083cm" svg:y="6.443cm" svg:viewBox="0 0 18 18" draw:points="0,18 18,18 18,0 0,0">
          <text:p/>
        </draw:polygon>
        <draw:polygon draw:style-name="gr4" draw:text-style-name="P5" draw:layer="layout" svg:width="1.913cm" svg:height="0.017cm" svg:x="5.1cm" svg:y="6.443cm" svg:viewBox="0 0 1914 18" draw:points="0,18 1914,18 1914,0 0,0">
          <text:p/>
        </draw:polygon>
        <draw:polygon draw:style-name="gr4" draw:text-style-name="P5" draw:layer="layout" svg:width="0.017cm" svg:height="0.017cm" svg:x="7.013cm" svg:y="6.443cm" svg:viewBox="0 0 18 18" draw:points="0,18 18,18 18,0 0,0">
          <text:p/>
        </draw:polygon>
        <draw:polygon draw:style-name="gr4" draw:text-style-name="P5" draw:layer="layout" svg:width="1.804cm" svg:height="0.017cm" svg:x="7.03cm" svg:y="6.443cm" svg:viewBox="0 0 1805 18" draw:points="0,18 1805,18 1805,0 0,0">
          <text:p/>
        </draw:polygon>
        <draw:polygon draw:style-name="gr4" draw:text-style-name="P5" draw:layer="layout" svg:width="0.017cm" svg:height="0.017cm" svg:x="8.834cm" svg:y="6.443cm" svg:viewBox="0 0 18 18" draw:points="0,18 18,18 18,0 0,0">
          <text:p/>
        </draw:polygon>
        <draw:polygon draw:style-name="gr4" draw:text-style-name="P5" draw:layer="layout" svg:width="0.017cm" svg:height="0.017cm" svg:x="12.081cm" svg:y="6.443cm" svg:viewBox="0 0 18 18" draw:points="0,18 18,18 18,0 0,0">
          <text:p/>
        </draw:polygon>
        <draw:polygon draw:style-name="gr4" draw:text-style-name="P5" draw:layer="layout" svg:width="2.845cm" svg:height="0.017cm" svg:x="12.097cm" svg:y="6.443cm" svg:viewBox="0 0 2846 18" draw:points="0,18 2846,18 2846,0 0,0">
          <text:p/>
        </draw:polygon>
        <draw:polygon draw:style-name="gr4" draw:text-style-name="P5" draw:layer="layout" svg:width="0.017cm" svg:height="0.017cm" svg:x="14.942cm" svg:y="6.443cm" svg:viewBox="0 0 18 18" draw:points="0,18 18,18 18,0 0,0">
          <text:p/>
        </draw:polygon>
        <draw:polygon draw:style-name="gr4" draw:text-style-name="P5" draw:layer="layout" svg:width="0.555cm" svg:height="0.017cm" svg:x="14.959cm" svg:y="6.443cm" svg:viewBox="0 0 556 18" draw:points="0,18 556,18 556,0 0,0">
          <text:p/>
        </draw:polygon>
        <draw:polygon draw:style-name="gr4" draw:text-style-name="P5" draw:layer="layout" svg:width="0.017cm" svg:height="0.017cm" svg:x="15.514cm" svg:y="6.443cm" svg:viewBox="0 0 18 18" draw:points="0,18 18,18 18,0 0,0">
          <text:p/>
        </draw:polygon>
        <draw:polygon draw:style-name="gr4" draw:text-style-name="P5" draw:layer="layout" svg:width="3.59cm" svg:height="0.017cm" svg:x="15.531cm" svg:y="6.443cm" svg:viewBox="0 0 3591 18" draw:points="0,18 3591,18 3591,0 0,0">
          <text:p/>
        </draw:polygon>
        <draw:polygon draw:style-name="gr4" draw:text-style-name="P5" draw:layer="layout" svg:width="0.017cm" svg:height="0.017cm" svg:x="19.121cm" svg:y="6.443cm" svg:viewBox="0 0 18 18" draw:points="0,18 18,18 18,0 0,0">
          <text:p/>
        </draw:polygon>
        <draw:polygon draw:style-name="gr4" draw:text-style-name="P5" draw:layer="layout" svg:width="0.017cm" svg:height="0.698cm" svg:x="2.831cm" svg:y="6.46cm" svg:viewBox="0 0 18 699" draw:points="0,699 18,699 18,0 0,0">
          <text:p/>
        </draw:polygon>
        <draw:polygon draw:style-name="gr4" draw:text-style-name="P5" draw:layer="layout" svg:width="0.017cm" svg:height="0.698cm" svg:x="5.083cm" svg:y="6.46cm" svg:viewBox="0 0 18 699" draw:points="0,699 18,699 18,0 0,0">
          <text:p/>
        </draw:polygon>
        <draw:polygon draw:style-name="gr4" draw:text-style-name="P5" draw:layer="layout" svg:width="0.017cm" svg:height="0.698cm" svg:x="7.013cm" svg:y="6.46cm" svg:viewBox="0 0 18 699" draw:points="0,699 18,699 18,0 0,0">
          <text:p/>
        </draw:polygon>
        <draw:polygon draw:style-name="gr4" draw:text-style-name="P5" draw:layer="layout" svg:width="0.017cm" svg:height="0.698cm" svg:x="8.834cm" svg:y="6.46cm" svg:viewBox="0 0 18 699" draw:points="0,699 18,699 18,0 0,0">
          <text:p/>
        </draw:polygon>
        <draw:polygon draw:style-name="gr4" draw:text-style-name="P5" draw:layer="layout" svg:width="0.017cm" svg:height="0.698cm" svg:x="19.121cm" svg:y="6.46cm" svg:viewBox="0 0 18 699" draw:points="0,699 18,699 18,0 0,0">
          <text:p/>
        </draw:polygon>
        <draw:frame draw:style-name="gr33" draw:text-style-name="P4" draw:layer="layout" svg:width="3.542cm" svg:height="0.352cm" svg:x="13.8cm" svg:y="6.8cm">
          <draw:text-box>
            <text:p text:style-name="P1"><text:span text:style-name="T3"><text:s/></text:span><text:span text:style-name="T3">QPCR <text:s/>lors d'essais fongiques </text:span></text:p>
          </draw:text-box>
        </draw:frame>
        <draw:frame draw:style-name="gr3" draw:text-style-name="P4" draw:layer="layout" svg:width="0.283cm" svg:height="0.352cm" svg:x="3.966cm" svg:y="7.35cm">
          <draw:text-box>
            <text:p text:style-name="P1"><text:span text:style-name="T5"><text:s/></text:span></text:p>
          </draw:text-box>
        </draw:frame>
        <draw:frame draw:style-name="gr34" draw:text-style-name="P4" draw:layer="layout" svg:width="1.018cm" svg:height="0.352cm" svg:x="5.557cm" svg:y="7.181cm">
          <draw:text-box>
            <text:p text:style-name="P1"><text:span text:style-name="T3">VERDAL-</text:span></text:p>
          </draw:text-box>
        </draw:frame>
        <draw:frame draw:style-name="gr35" draw:text-style-name="P4" draw:layer="layout" svg:width="1.043cm" svg:height="0.352cm" svg:x="5.579cm" svg:y="7.524cm">
          <draw:text-box>
            <text:p text:style-name="P1"><text:span text:style-name="T3">BONNIN </text:span></text:p>
          </draw:text-box>
        </draw:frame>
        <draw:frame draw:style-name="gr36" draw:text-style-name="P4" draw:layer="layout" svg:width="1.615cm" svg:height="0.352cm" svg:x="7.179cm" svg:y="7.35cm">
          <draw:text-box>
            <text:p text:style-name="P1"><text:span text:style-name="T3">Marie-Noëlle </text:span></text:p>
          </draw:text-box>
        </draw:frame>
        <draw:frame draw:style-name="gr37" draw:text-style-name="P10" draw:layer="layout" svg:width="3.6cm" svg:height="0.703cm" svg:x="13.5cm" svg:y="7.2cm">
          <draw:text-box>
            <text:p text:style-name="P7"><text:span text:style-name="T3">Analyses des mycotoxines </text:span></text:p>
            <text:p text:style-name="P7"><text:span text:style-name="T3">Des métabolites des plantes </text:span></text:p>
          </draw:text-box>
        </draw:frame>
        <draw:polygon draw:style-name="gr4" draw:text-style-name="P5" draw:layer="layout" svg:width="0.017cm" svg:height="0.017cm" svg:x="2.831cm" svg:y="7.158cm" svg:viewBox="0 0 18 18" draw:points="0,18 18,18 18,0 0,0">
          <text:p/>
        </draw:polygon>
        <draw:polygon draw:style-name="gr4" draw:text-style-name="P5" draw:layer="layout" svg:width="0.017cm" svg:height="0.017cm" svg:x="5.083cm" svg:y="7.158cm" svg:viewBox="0 0 18 18" draw:points="0,18 18,18 18,0 0,0">
          <text:p/>
        </draw:polygon>
        <draw:polygon draw:style-name="gr4" draw:text-style-name="P5" draw:layer="layout" svg:width="1.913cm" svg:height="0.017cm" svg:x="5.1cm" svg:y="7.158cm" svg:viewBox="0 0 1914 18" draw:points="0,18 1914,18 1914,0 0,0">
          <text:p/>
        </draw:polygon>
        <draw:polygon draw:style-name="gr4" draw:text-style-name="P5" draw:layer="layout" svg:width="0.017cm" svg:height="0.017cm" svg:x="7.013cm" svg:y="7.158cm" svg:viewBox="0 0 18 18" draw:points="0,18 18,18 18,0 0,0">
          <text:p/>
        </draw:polygon>
        <draw:polygon draw:style-name="gr4" draw:text-style-name="P5" draw:layer="layout" svg:width="1.804cm" svg:height="0.017cm" svg:x="7.03cm" svg:y="7.158cm" svg:viewBox="0 0 1805 18" draw:points="0,18 1805,18 1805,0 0,0">
          <text:p/>
        </draw:polygon>
        <draw:polygon draw:style-name="gr4" draw:text-style-name="P5" draw:layer="layout" svg:width="0.017cm" svg:height="0.017cm" svg:x="8.834cm" svg:y="7.158cm" svg:viewBox="0 0 18 18" draw:points="0,18 18,18 18,0 0,0">
          <text:p/>
        </draw:polygon>
        <draw:polygon draw:style-name="gr4" draw:text-style-name="P5" draw:layer="layout" svg:width="0.017cm" svg:height="0.017cm" svg:x="12.081cm" svg:y="7.158cm" svg:viewBox="0 0 18 18" draw:points="0,18 18,18 18,0 0,0">
          <text:p/>
        </draw:polygon>
        <draw:polygon draw:style-name="gr4" draw:text-style-name="P5" draw:layer="layout" svg:width="2.845cm" svg:height="0.017cm" svg:x="12.097cm" svg:y="7.158cm" svg:viewBox="0 0 2846 18" draw:points="0,18 2846,18 2846,0 0,0">
          <text:p/>
        </draw:polygon>
        <draw:polygon draw:style-name="gr4" draw:text-style-name="P5" draw:layer="layout" svg:width="0.017cm" svg:height="0.017cm" svg:x="14.942cm" svg:y="7.158cm" svg:viewBox="0 0 18 18" draw:points="0,18 18,18 18,0 0,0">
          <text:p/>
        </draw:polygon>
        <draw:polygon draw:style-name="gr4" draw:text-style-name="P5" draw:layer="layout" svg:width="0.555cm" svg:height="0.017cm" svg:x="14.959cm" svg:y="7.158cm" svg:viewBox="0 0 556 18" draw:points="0,18 556,18 556,0 0,0">
          <text:p/>
        </draw:polygon>
        <draw:polygon draw:style-name="gr4" draw:text-style-name="P5" draw:layer="layout" svg:width="0.017cm" svg:height="0.017cm" svg:x="15.514cm" svg:y="7.158cm" svg:viewBox="0 0 18 18" draw:points="0,18 18,18 18,0 0,0">
          <text:p/>
        </draw:polygon>
        <draw:polygon draw:style-name="gr4" draw:text-style-name="P5" draw:layer="layout" svg:width="3.59cm" svg:height="0.017cm" svg:x="15.531cm" svg:y="7.158cm" svg:viewBox="0 0 3591 18" draw:points="0,18 3591,18 3591,0 0,0">
          <text:p/>
        </draw:polygon>
        <draw:polygon draw:style-name="gr4" draw:text-style-name="P5" draw:layer="layout" svg:width="0.017cm" svg:height="0.017cm" svg:x="19.121cm" svg:y="7.158cm" svg:viewBox="0 0 18 18" draw:points="0,18 18,18 18,0 0,0">
          <text:p/>
        </draw:polygon>
        <draw:polygon draw:style-name="gr4" draw:text-style-name="P5" draw:layer="layout" svg:width="0.017cm" svg:height="0.703cm" svg:x="2.831cm" svg:y="7.175cm" svg:viewBox="0 0 18 704" draw:points="0,704 18,704 18,0 0,0">
          <text:p/>
        </draw:polygon>
        <draw:polygon draw:style-name="gr4" draw:text-style-name="P5" draw:layer="layout" svg:width="0.017cm" svg:height="0.703cm" svg:x="5.083cm" svg:y="7.175cm" svg:viewBox="0 0 18 704" draw:points="0,704 18,704 18,0 0,0">
          <text:p/>
        </draw:polygon>
        <draw:polygon draw:style-name="gr4" draw:text-style-name="P5" draw:layer="layout" svg:width="0.017cm" svg:height="0.703cm" svg:x="7.013cm" svg:y="7.175cm" svg:viewBox="0 0 18 704" draw:points="0,704 18,704 18,0 0,0">
          <text:p/>
        </draw:polygon>
        <draw:polygon draw:style-name="gr4" draw:text-style-name="P5" draw:layer="layout" svg:width="0.017cm" svg:height="0.703cm" svg:x="8.834cm" svg:y="7.175cm" svg:viewBox="0 0 18 704" draw:points="0,704 18,704 18,0 0,0">
          <text:p/>
        </draw:polygon>
        <draw:polygon draw:style-name="gr4" draw:text-style-name="P5" draw:layer="layout" svg:width="0.017cm" svg:height="0.703cm" svg:x="19.121cm" svg:y="7.175cm" svg:viewBox="0 0 18 704" draw:points="0,704 18,704 18,0 0,0">
          <text:p/>
        </draw:polygon>
        <draw:frame draw:style-name="gr3" draw:text-style-name="P4" draw:layer="layout" svg:width="0.283cm" svg:height="0.352cm" svg:x="3.966cm" svg:y="8.07cm">
          <draw:text-box>
            <text:p text:style-name="P1"><text:span text:style-name="T5"><text:s/></text:span></text:p>
          </draw:text-box>
        </draw:frame>
        <draw:frame draw:style-name="gr38" draw:text-style-name="P4" draw:layer="layout" svg:width="1.59cm" svg:height="0.352cm" svg:x="5.303cm" svg:y="8.07cm">
          <draw:text-box>
            <text:p text:style-name="P1"><text:span text:style-name="T3">MARCHEGAY </text:span></text:p>
          </draw:text-box>
        </draw:frame>
        <draw:frame draw:style-name="gr39" draw:text-style-name="P4" draw:layer="layout" svg:width="0.785cm" svg:height="0.352cm" svg:x="7.585cm" svg:y="8.07cm">
          <draw:text-box>
            <text:p text:style-name="P1"><text:span text:style-name="T3">Gisèle </text:span></text:p>
          </draw:text-box>
        </draw:frame>
        <draw:frame draw:style-name="gr40" draw:text-style-name="P4" draw:layer="layout" svg:width="1.759cm" svg:height="0.352cm" svg:x="9.741cm" svg:y="7.848cm">
          <draw:text-box>
            <text:p text:style-name="P1"><text:span text:style-name="T3">Microbiologie <text:s/></text:span></text:p>
          </draw:text-box>
        </draw:frame>
        <draw:frame draw:style-name="gr41" draw:text-style-name="P4" draw:layer="layout" svg:width="3.16cm" svg:height="1.054cm" svg:x="13.9cm" svg:y="7.546cm">
          <draw:text-box>
            <text:p text:style-name="P1"><text:span text:style-name="T3"/></text:p>
            <text:p text:style-name="P7"><text:span text:style-name="T3">Gestion des contraintes et </text:span></text:p>
            <text:p text:style-name="P7"><text:span text:style-name="T3">cultures fongiques</text:span></text:p>
          </draw:text-box>
        </draw:frame>
        <draw:polygon draw:style-name="gr4" draw:text-style-name="P5" draw:layer="layout" svg:width="0.017cm" svg:height="0.017cm" svg:x="2.831cm" svg:y="7.878cm" svg:viewBox="0 0 18 18" draw:points="0,18 18,18 18,0 0,0">
          <text:p/>
        </draw:polygon>
        <draw:polygon draw:style-name="gr4" draw:text-style-name="P5" draw:layer="layout" svg:width="0.017cm" svg:height="0.017cm" svg:x="5.083cm" svg:y="7.878cm" svg:viewBox="0 0 18 18" draw:points="0,18 18,18 18,0 0,0">
          <text:p/>
        </draw:polygon>
        <draw:polygon draw:style-name="gr4" draw:text-style-name="P5" draw:layer="layout" svg:width="1.913cm" svg:height="0.017cm" svg:x="5.1cm" svg:y="7.878cm" svg:viewBox="0 0 1914 18" draw:points="0,18 1914,18 1914,0 0,0">
          <text:p/>
        </draw:polygon>
        <draw:polygon draw:style-name="gr4" draw:text-style-name="P5" draw:layer="layout" svg:width="0.017cm" svg:height="0.017cm" svg:x="7.013cm" svg:y="7.878cm" svg:viewBox="0 0 18 18" draw:points="0,18 18,18 18,0 0,0">
          <text:p/>
        </draw:polygon>
        <draw:polygon draw:style-name="gr4" draw:text-style-name="P5" draw:layer="layout" svg:width="1.804cm" svg:height="0.017cm" svg:x="7.03cm" svg:y="7.878cm" svg:viewBox="0 0 1805 18" draw:points="0,18 1805,18 1805,0 0,0">
          <text:p/>
        </draw:polygon>
        <draw:polygon draw:style-name="gr4" draw:text-style-name="P5" draw:layer="layout" svg:width="0.017cm" svg:height="0.017cm" svg:x="8.834cm" svg:y="7.878cm" svg:viewBox="0 0 18 18" draw:points="0,18 18,18 18,0 0,0">
          <text:p/>
        </draw:polygon>
        <draw:polygon draw:style-name="gr4" draw:text-style-name="P5" draw:layer="layout" svg:width="0.017cm" svg:height="0.017cm" svg:x="12.081cm" svg:y="7.878cm" svg:viewBox="0 0 18 18" draw:points="0,18 18,18 18,0 0,0">
          <text:p/>
        </draw:polygon>
        <draw:polygon draw:style-name="gr4" draw:text-style-name="P5" draw:layer="layout" svg:width="2.845cm" svg:height="0.017cm" svg:x="12.097cm" svg:y="7.878cm" svg:viewBox="0 0 2846 18" draw:points="0,18 2846,18 2846,0 0,0">
          <text:p/>
        </draw:polygon>
        <draw:polygon draw:style-name="gr4" draw:text-style-name="P5" draw:layer="layout" svg:width="0.017cm" svg:height="0.017cm" svg:x="14.942cm" svg:y="7.878cm" svg:viewBox="0 0 18 18" draw:points="0,18 18,18 18,0 0,0">
          <text:p/>
        </draw:polygon>
        <draw:polygon draw:style-name="gr4" draw:text-style-name="P5" draw:layer="layout" svg:width="0.555cm" svg:height="0.017cm" svg:x="14.959cm" svg:y="7.878cm" svg:viewBox="0 0 556 18" draw:points="0,18 556,18 556,0 0,0">
          <text:p/>
        </draw:polygon>
        <draw:polygon draw:style-name="gr4" draw:text-style-name="P5" draw:layer="layout" svg:width="0.017cm" svg:height="0.017cm" svg:x="15.514cm" svg:y="7.878cm" svg:viewBox="0 0 18 18" draw:points="0,18 18,18 18,0 0,0">
          <text:p/>
        </draw:polygon>
        <draw:polygon draw:style-name="gr4" draw:text-style-name="P5" draw:layer="layout" svg:width="3.59cm" svg:height="0.017cm" svg:x="15.531cm" svg:y="7.878cm" svg:viewBox="0 0 3591 18" draw:points="0,18 3591,18 3591,0 0,0">
          <text:p/>
        </draw:polygon>
        <draw:polygon draw:style-name="gr4" draw:text-style-name="P5" draw:layer="layout" svg:width="0.017cm" svg:height="0.017cm" svg:x="19.121cm" svg:y="7.878cm" svg:viewBox="0 0 18 18" draw:points="0,18 18,18 18,0 0,0">
          <text:p/>
        </draw:polygon>
        <draw:polygon draw:style-name="gr4" draw:text-style-name="P5" draw:layer="layout" svg:width="0.017cm" svg:height="0.699cm" svg:x="2.831cm" svg:y="7.895cm" svg:viewBox="0 0 18 700" draw:points="0,700 18,700 18,0 0,0">
          <text:p/>
        </draw:polygon>
        <draw:polygon draw:style-name="gr4" draw:text-style-name="P5" draw:layer="layout" svg:width="0.017cm" svg:height="0.699cm" svg:x="5.083cm" svg:y="7.895cm" svg:viewBox="0 0 18 700" draw:points="0,700 18,700 18,0 0,0">
          <text:p/>
        </draw:polygon>
        <draw:polygon draw:style-name="gr4" draw:text-style-name="P5" draw:layer="layout" svg:width="0.017cm" svg:height="0.699cm" svg:x="7.013cm" svg:y="7.895cm" svg:viewBox="0 0 18 700" draw:points="0,700 18,700 18,0 0,0">
          <text:p/>
        </draw:polygon>
        <draw:polygon draw:style-name="gr4" draw:text-style-name="P5" draw:layer="layout" svg:width="0.017cm" svg:height="0.699cm" svg:x="8.834cm" svg:y="7.895cm" svg:viewBox="0 0 18 700" draw:points="0,700 18,700 18,0 0,0">
          <text:p/>
        </draw:polygon>
        <draw:polygon draw:style-name="gr4" draw:text-style-name="P5" draw:layer="layout" svg:width="0.017cm" svg:height="0.699cm" svg:x="19.121cm" svg:y="7.895cm" svg:viewBox="0 0 18 700" draw:points="0,700 18,700 18,0 0,0">
          <text:p/>
        </draw:polygon>
        <draw:frame draw:style-name="gr3" draw:text-style-name="P4" draw:layer="layout" svg:width="0.283cm" svg:height="0.352cm" svg:x="5.981cm" svg:y="8.612cm">
          <draw:text-box>
            <text:p text:style-name="P1"><text:span text:style-name="T3">X </text:span></text:p>
          </draw:text-box>
        </draw:frame>
        <draw:frame draw:style-name="gr3" draw:text-style-name="P4" draw:layer="layout" svg:width="0.283cm" svg:height="0.352cm" svg:x="7.86cm" svg:y="8.612cm">
          <draw:text-box>
            <text:p text:style-name="P1"><text:span text:style-name="T3">X </text:span></text:p>
          </draw:text-box>
        </draw:frame>
        <draw:frame draw:style-name="gr42" draw:text-style-name="P8" draw:layer="layout" svg:width="1.268cm" svg:height="0.352cm" svg:x="10cm" svg:y="8.948cm">
          <draw:text-box>
            <text:p text:style-name="P1"><text:span text:style-name="T3">Biochimie </text:span></text:p>
          </draw:text-box>
        </draw:frame>
        <draw:frame draw:style-name="gr43" draw:text-style-name="P9" draw:layer="layout" svg:width="4.091cm" svg:height="0.703cm" svg:x="13.609cm" svg:y="8.8cm">
          <draw:text-box>
            <text:p text:style-name="P7"><text:span text:style-name="T3">Analyse biochimique et </text:span></text:p>
            <text:p text:style-name="P7"><text:span text:style-name="T3">enzymatique ciblée (grains de blé) </text:span></text:p>
          </draw:text-box>
        </draw:frame>
        <draw:polygon draw:style-name="gr4" draw:text-style-name="P5" draw:layer="layout" svg:width="0.017cm" svg:height="0.017cm" svg:x="2.831cm" svg:y="8.594cm" svg:viewBox="0 0 18 18" draw:points="0,18 18,18 18,0 0,0">
          <text:p/>
        </draw:polygon>
        <draw:polygon draw:style-name="gr4" draw:text-style-name="P5" draw:layer="layout" svg:width="0.017cm" svg:height="0.017cm" svg:x="5.083cm" svg:y="8.594cm" svg:viewBox="0 0 18 18" draw:points="0,18 18,18 18,0 0,0">
          <text:p/>
        </draw:polygon>
        <draw:polygon draw:style-name="gr4" draw:text-style-name="P5" draw:layer="layout" svg:width="1.913cm" svg:height="0.017cm" svg:x="5.1cm" svg:y="8.594cm" svg:viewBox="0 0 1914 18" draw:points="0,18 1914,18 1914,0 0,0">
          <text:p/>
        </draw:polygon>
        <draw:polygon draw:style-name="gr4" draw:text-style-name="P5" draw:layer="layout" svg:width="0.017cm" svg:height="0.017cm" svg:x="7.013cm" svg:y="8.594cm" svg:viewBox="0 0 18 18" draw:points="0,18 18,18 18,0 0,0">
          <text:p/>
        </draw:polygon>
        <draw:polygon draw:style-name="gr4" draw:text-style-name="P5" draw:layer="layout" svg:width="1.804cm" svg:height="0.017cm" svg:x="7.03cm" svg:y="8.594cm" svg:viewBox="0 0 1805 18" draw:points="0,18 1805,18 1805,0 0,0">
          <text:p/>
        </draw:polygon>
        <draw:polygon draw:style-name="gr4" draw:text-style-name="P5" draw:layer="layout" svg:width="0.017cm" svg:height="0.017cm" svg:x="8.834cm" svg:y="8.594cm" svg:viewBox="0 0 18 18" draw:points="0,18 18,18 18,0 0,0">
          <text:p/>
        </draw:polygon>
        <draw:polygon draw:style-name="gr4" draw:text-style-name="P5" draw:layer="layout" svg:width="0.017cm" svg:height="0.017cm" svg:x="12.081cm" svg:y="8.594cm" svg:viewBox="0 0 18 18" draw:points="0,18 18,18 18,0 0,0">
          <text:p/>
        </draw:polygon>
        <draw:polygon draw:style-name="gr4" draw:text-style-name="P5" draw:layer="layout" svg:width="2.845cm" svg:height="0.017cm" svg:x="12.097cm" svg:y="8.594cm" svg:viewBox="0 0 2846 18" draw:points="0,18 2846,18 2846,0 0,0">
          <text:p/>
        </draw:polygon>
        <draw:polygon draw:style-name="gr4" draw:text-style-name="P5" draw:layer="layout" svg:width="0.017cm" svg:height="0.017cm" svg:x="14.942cm" svg:y="8.594cm" svg:viewBox="0 0 18 18" draw:points="0,18 18,18 18,0 0,0">
          <text:p/>
        </draw:polygon>
        <draw:polygon draw:style-name="gr4" draw:text-style-name="P5" draw:layer="layout" svg:width="0.555cm" svg:height="0.017cm" svg:x="14.959cm" svg:y="8.594cm" svg:viewBox="0 0 556 18" draw:points="0,18 556,18 556,0 0,0">
          <text:p/>
        </draw:polygon>
        <draw:polygon draw:style-name="gr4" draw:text-style-name="P5" draw:layer="layout" svg:width="0.017cm" svg:height="0.017cm" svg:x="15.514cm" svg:y="8.594cm" svg:viewBox="0 0 18 18" draw:points="0,18 18,18 18,0 0,0">
          <text:p/>
        </draw:polygon>
        <draw:polygon draw:style-name="gr4" draw:text-style-name="P5" draw:layer="layout" svg:width="3.59cm" svg:height="0.017cm" svg:x="15.531cm" svg:y="8.594cm" svg:viewBox="0 0 3591 18" draw:points="0,18 3591,18 3591,0 0,0">
          <text:p/>
        </draw:polygon>
        <draw:polygon draw:style-name="gr4" draw:text-style-name="P5" draw:layer="layout" svg:width="0.017cm" svg:height="0.017cm" svg:x="19.121cm" svg:y="8.594cm" svg:viewBox="0 0 18 18" draw:points="0,18 18,18 18,0 0,0">
          <text:p/>
        </draw:polygon>
        <draw:polygon draw:style-name="gr4" draw:text-style-name="P5" draw:layer="layout" svg:width="0.017cm" svg:height="1.037cm" svg:x="2.831cm" svg:y="8.611cm" svg:viewBox="0 0 18 1038" draw:points="0,1038 18,1038 18,0 0,0">
          <text:p/>
        </draw:polygon>
        <draw:polygon draw:style-name="gr4" draw:text-style-name="P5" draw:layer="layout" svg:width="0.017cm" svg:height="1.037cm" svg:x="5.083cm" svg:y="8.611cm" svg:viewBox="0 0 18 1038" draw:points="0,1038 18,1038 18,0 0,0">
          <text:p/>
        </draw:polygon>
        <draw:polygon draw:style-name="gr4" draw:text-style-name="P5" draw:layer="layout" svg:width="0.017cm" svg:height="1.037cm" svg:x="7.013cm" svg:y="8.611cm" svg:viewBox="0 0 18 1038" draw:points="0,1038 18,1038 18,0 0,0">
          <text:p/>
        </draw:polygon>
        <draw:polygon draw:style-name="gr4" draw:text-style-name="P5" draw:layer="layout" svg:width="0.017cm" svg:height="1.037cm" svg:x="8.834cm" svg:y="8.611cm" svg:viewBox="0 0 18 1038" draw:points="0,1038 18,1038 18,0 0,0">
          <text:p/>
        </draw:polygon>
        <draw:polygon draw:style-name="gr4" draw:text-style-name="P5" draw:layer="layout" svg:width="0.017cm" svg:height="1.037cm" svg:x="19.121cm" svg:y="8.611cm" svg:viewBox="0 0 18 1038" draw:points="0,1038 18,1038 18,0 0,0">
          <text:p/>
        </draw:polygon>
        <draw:frame draw:style-name="gr3" draw:text-style-name="P4" draw:layer="layout" svg:width="0.283cm" svg:height="0.352cm" svg:x="3.966cm" svg:y="9.8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283cm" svg:height="0.352cm" svg:x="5.981cm" svg:y="9.84cm">
          <draw:text-box>
            <text:p text:style-name="P1"><text:span text:style-name="T3">X </text:span></text:p>
          </draw:text-box>
        </draw:frame>
        <draw:frame draw:style-name="gr3" draw:text-style-name="P4" draw:layer="layout" svg:width="0.283cm" svg:height="0.352cm" svg:x="7.86cm" svg:y="9.84cm">
          <draw:text-box>
            <text:p text:style-name="P1"><text:span text:style-name="T3">X </text:span></text:p>
          </draw:text-box>
        </draw:frame>
        <draw:polygon draw:style-name="gr4" draw:text-style-name="P5" draw:layer="layout" svg:width="0.017cm" svg:height="0.017cm" svg:x="2.831cm" svg:y="9.648cm" svg:viewBox="0 0 18 18" draw:points="0,18 18,18 18,0 0,0">
          <text:p/>
        </draw:polygon>
        <draw:polygon draw:style-name="gr4" draw:text-style-name="P5" draw:layer="layout" svg:width="0.017cm" svg:height="0.017cm" svg:x="5.083cm" svg:y="9.648cm" svg:viewBox="0 0 18 18" draw:points="0,18 18,18 18,0 0,0">
          <text:p/>
        </draw:polygon>
        <draw:polygon draw:style-name="gr4" draw:text-style-name="P5" draw:layer="layout" svg:width="1.913cm" svg:height="0.017cm" svg:x="5.1cm" svg:y="9.648cm" svg:viewBox="0 0 1914 18" draw:points="0,18 1914,18 1914,0 0,0">
          <text:p/>
        </draw:polygon>
        <draw:polygon draw:style-name="gr4" draw:text-style-name="P5" draw:layer="layout" svg:width="0.017cm" svg:height="0.017cm" svg:x="7.013cm" svg:y="9.648cm" svg:viewBox="0 0 18 18" draw:points="0,18 18,18 18,0 0,0">
          <text:p/>
        </draw:polygon>
        <draw:polygon draw:style-name="gr4" draw:text-style-name="P5" draw:layer="layout" svg:width="1.804cm" svg:height="0.017cm" svg:x="7.03cm" svg:y="9.648cm" svg:viewBox="0 0 1805 18" draw:points="0,18 1805,18 1805,0 0,0">
          <text:p/>
        </draw:polygon>
        <draw:polygon draw:style-name="gr4" draw:text-style-name="P5" draw:layer="layout" svg:width="0.017cm" svg:height="0.017cm" svg:x="8.834cm" svg:y="9.648cm" svg:viewBox="0 0 18 18" draw:points="0,18 18,18 18,0 0,0">
          <text:p/>
        </draw:polygon>
        <draw:polygon draw:style-name="gr4" draw:text-style-name="P5" draw:layer="layout" svg:width="0.017cm" svg:height="0.017cm" svg:x="12.081cm" svg:y="9.648cm" svg:viewBox="0 0 18 18" draw:points="0,18 18,18 18,0 0,0">
          <text:p/>
        </draw:polygon>
        <draw:polygon draw:style-name="gr4" draw:text-style-name="P5" draw:layer="layout" svg:width="2.845cm" svg:height="0.017cm" svg:x="12.097cm" svg:y="9.648cm" svg:viewBox="0 0 2846 18" draw:points="0,18 2846,18 2846,0 0,0">
          <text:p/>
        </draw:polygon>
        <draw:polygon draw:style-name="gr4" draw:text-style-name="P5" draw:layer="layout" svg:width="0.017cm" svg:height="0.017cm" svg:x="14.942cm" svg:y="9.648cm" svg:viewBox="0 0 18 18" draw:points="0,18 18,18 18,0 0,0">
          <text:p/>
        </draw:polygon>
        <draw:polygon draw:style-name="gr4" draw:text-style-name="P5" draw:layer="layout" svg:width="0.555cm" svg:height="0.017cm" svg:x="14.959cm" svg:y="9.648cm" svg:viewBox="0 0 556 18" draw:points="0,18 556,18 556,0 0,0">
          <text:p/>
        </draw:polygon>
        <draw:polygon draw:style-name="gr4" draw:text-style-name="P5" draw:layer="layout" svg:width="0.017cm" svg:height="0.017cm" svg:x="15.514cm" svg:y="9.648cm" svg:viewBox="0 0 18 18" draw:points="0,18 18,18 18,0 0,0">
          <text:p/>
        </draw:polygon>
        <draw:polygon draw:style-name="gr4" draw:text-style-name="P5" draw:layer="layout" svg:width="3.59cm" svg:height="0.017cm" svg:x="15.531cm" svg:y="9.648cm" svg:viewBox="0 0 3591 18" draw:points="0,18 3591,18 3591,0 0,0">
          <text:p/>
        </draw:polygon>
        <draw:polygon draw:style-name="gr4" draw:text-style-name="P5" draw:layer="layout" svg:width="0.017cm" svg:height="0.017cm" svg:x="19.121cm" svg:y="9.648cm" svg:viewBox="0 0 18 18" draw:points="0,18 18,18 18,0 0,0">
          <text:p/>
        </draw:polygon>
        <draw:polygon draw:style-name="gr4" draw:text-style-name="P5" draw:layer="layout" svg:width="0.017cm" svg:height="0.698cm" svg:x="2.831cm" svg:y="9.665cm" svg:viewBox="0 0 18 699" draw:points="0,699 18,699 18,0 0,0">
          <text:p/>
        </draw:polygon>
        <draw:polygon draw:style-name="gr4" draw:text-style-name="P5" draw:layer="layout" svg:width="0.017cm" svg:height="0.698cm" svg:x="5.083cm" svg:y="9.665cm" svg:viewBox="0 0 18 699" draw:points="0,699 18,699 18,0 0,0">
          <text:p/>
        </draw:polygon>
        <draw:polygon draw:style-name="gr4" draw:text-style-name="P5" draw:layer="layout" svg:width="0.017cm" svg:height="0.698cm" svg:x="7.013cm" svg:y="9.665cm" svg:viewBox="0 0 18 699" draw:points="0,699 18,699 18,0 0,0">
          <text:p/>
        </draw:polygon>
        <draw:polygon draw:style-name="gr4" draw:text-style-name="P5" draw:layer="layout" svg:width="0.017cm" svg:height="0.698cm" svg:x="8.834cm" svg:y="9.665cm" svg:viewBox="0 0 18 699" draw:points="0,699 18,699 18,0 0,0">
          <text:p/>
        </draw:polygon>
        <draw:polygon draw:style-name="gr4" draw:text-style-name="P5" draw:layer="layout" svg:width="0.017cm" svg:height="0.698cm" svg:x="19.121cm" svg:y="9.665cm" svg:viewBox="0 0 18 699" draw:points="0,699 18,699 18,0 0,0">
          <text:p/>
        </draw:polygon>
        <draw:polygon draw:style-name="gr44" draw:text-style-name="P11" draw:layer="layout" svg:width="16.269cm" svg:height="0.394cm" svg:x="2.852cm" svg:y="10.38cm" svg:viewBox="0 0 16270 395" draw:points="0,395 16270,395 16270,0 0,0">
          <text:p/>
        </draw:polygon>
        <draw:polygon draw:style-name="gr44" draw:text-style-name="P11" draw:layer="layout" svg:width="16.218cm" svg:height="0.343cm" svg:x="2.877cm" svg:y="10.405cm" svg:viewBox="0 0 16219 344" draw:points="0,344 16219,344 16219,0 0,0">
          <text:p/>
        </draw:polygon>
        <draw:frame draw:style-name="gr45" draw:text-style-name="P4" draw:layer="layout" svg:width="2.868cm" svg:height="0.352cm" svg:x="14.032cm" svg:y="9.9cm">
          <draw:text-box>
            <text:p text:style-name="P1"><text:span text:style-name="T3">Toxicité Fongique du Cd</text:span><text:span text:style-name="T7"> </text:span></text:p>
          </draw:text-box>
        </draw:frame>
        <draw:polygon draw:style-name="gr4" draw:text-style-name="P5" draw:layer="layout" svg:width="0.017cm" svg:height="0.017cm" svg:x="2.831cm" svg:y="10.363cm" svg:viewBox="0 0 18 18" draw:points="0,18 18,18 18,0 0,0">
          <text:p/>
        </draw:polygon>
        <draw:polygon draw:style-name="gr4" draw:text-style-name="P5" draw:layer="layout" svg:width="2.235cm" svg:height="0.017cm" svg:x="2.848cm" svg:y="10.363cm" svg:viewBox="0 0 2236 18" draw:points="0,18 2236,18 2236,0 0,0">
          <text:p/>
        </draw:polygon>
        <draw:polygon draw:style-name="gr4" draw:text-style-name="P5" draw:layer="layout" svg:width="0.017cm" svg:height="0.017cm" svg:x="5.083cm" svg:y="10.363cm" svg:viewBox="0 0 18 18" draw:points="0,18 18,18 18,0 0,0">
          <text:p/>
        </draw:polygon>
        <draw:polygon draw:style-name="gr4" draw:text-style-name="P5" draw:layer="layout" svg:width="1.913cm" svg:height="0.017cm" svg:x="5.1cm" svg:y="10.363cm" svg:viewBox="0 0 1914 18" draw:points="0,18 1914,18 1914,0 0,0">
          <text:p/>
        </draw:polygon>
        <draw:polygon draw:style-name="gr4" draw:text-style-name="P5" draw:layer="layout" svg:width="0.017cm" svg:height="0.017cm" svg:x="7.013cm" svg:y="10.363cm" svg:viewBox="0 0 18 18" draw:points="0,18 18,18 18,0 0,0">
          <text:p/>
        </draw:polygon>
        <draw:polygon draw:style-name="gr4" draw:text-style-name="P5" draw:layer="layout" svg:width="1.804cm" svg:height="0.017cm" svg:x="7.03cm" svg:y="10.363cm" svg:viewBox="0 0 1805 18" draw:points="0,18 1805,18 1805,0 0,0">
          <text:p/>
        </draw:polygon>
        <draw:polygon draw:style-name="gr4" draw:text-style-name="P5" draw:layer="layout" svg:width="0.017cm" svg:height="0.017cm" svg:x="8.834cm" svg:y="10.363cm" svg:viewBox="0 0 18 18" draw:points="0,18 18,18 18,0 0,0">
          <text:p/>
        </draw:polygon>
        <draw:polygon draw:style-name="gr4" draw:text-style-name="P5" draw:layer="layout" svg:width="3.23cm" svg:height="0.017cm" svg:x="8.851cm" svg:y="10.363cm" svg:viewBox="0 0 3231 18" draw:points="0,18 3231,18 3231,0 0,0">
          <text:p/>
        </draw:polygon>
        <draw:polygon draw:style-name="gr4" draw:text-style-name="P5" draw:layer="layout" svg:width="0.017cm" svg:height="0.017cm" svg:x="12.081cm" svg:y="10.363cm" svg:viewBox="0 0 18 18" draw:points="0,18 18,18 18,0 0,0">
          <text:p/>
        </draw:polygon>
        <draw:polygon draw:style-name="gr4" draw:text-style-name="P5" draw:layer="layout" svg:width="2.845cm" svg:height="0.017cm" svg:x="12.097cm" svg:y="10.363cm" svg:viewBox="0 0 2846 18" draw:points="0,18 2846,18 2846,0 0,0">
          <text:p/>
        </draw:polygon>
        <draw:polygon draw:style-name="gr4" draw:text-style-name="P5" draw:layer="layout" svg:width="0.017cm" svg:height="0.017cm" svg:x="14.942cm" svg:y="10.363cm" svg:viewBox="0 0 18 18" draw:points="0,18 18,18 18,0 0,0">
          <text:p/>
        </draw:polygon>
        <draw:polygon draw:style-name="gr4" draw:text-style-name="P5" draw:layer="layout" svg:width="0.555cm" svg:height="0.017cm" svg:x="14.959cm" svg:y="10.363cm" svg:viewBox="0 0 556 18" draw:points="0,18 556,18 556,0 0,0">
          <text:p/>
        </draw:polygon>
        <draw:polygon draw:style-name="gr4" draw:text-style-name="P5" draw:layer="layout" svg:width="0.017cm" svg:height="0.017cm" svg:x="15.514cm" svg:y="10.363cm" svg:viewBox="0 0 18 18" draw:points="0,18 18,18 18,0 0,0">
          <text:p/>
        </draw:polygon>
        <draw:polygon draw:style-name="gr4" draw:text-style-name="P5" draw:layer="layout" svg:width="3.59cm" svg:height="0.017cm" svg:x="15.531cm" svg:y="10.363cm" svg:viewBox="0 0 3591 18" draw:points="0,18 3591,18 3591,0 0,0">
          <text:p/>
        </draw:polygon>
        <draw:polygon draw:style-name="gr4" draw:text-style-name="P5" draw:layer="layout" svg:width="0.017cm" svg:height="0.017cm" svg:x="19.121cm" svg:y="10.363cm" svg:viewBox="0 0 18 18" draw:points="0,18 18,18 18,0 0,0">
          <text:p/>
        </draw:polygon>
        <draw:polygon draw:style-name="gr4" draw:text-style-name="P5" draw:layer="layout" svg:width="0.017cm" svg:height="0.394cm" svg:x="2.831cm" svg:y="10.38cm" svg:viewBox="0 0 18 395" draw:points="0,395 18,395 18,0 0,0">
          <text:p/>
        </draw:polygon>
        <draw:polygon draw:style-name="gr4" draw:text-style-name="P5" draw:layer="layout" svg:width="0.017cm" svg:height="0.394cm" svg:x="19.121cm" svg:y="10.38cm" svg:viewBox="0 0 18 395" draw:points="0,395 18,395 18,0 0,0">
          <text:p/>
        </draw:polygon>
        <draw:frame draw:style-name="gr46" draw:text-style-name="P4" draw:layer="layout" svg:width="2.035cm" svg:height="0.352cm" svg:x="2.878cm" svg:y="10.403cm">
          <draw:text-box>
            <text:p text:style-name="P1"><text:span text:style-name="T5"><text:s text:c="3"/></text:span><text:span text:style-name="T5">UMR TOXALIM</text:span><text:span text:style-name="T3"> </text:span></text:p>
          </draw:text-box>
        </draw:frame>
        <draw:frame draw:style-name="gr47" draw:text-style-name="P4" draw:layer="layout" svg:width="1.111cm" svg:height="0.352cm" svg:x="5.545cm" svg:y="10.966cm">
          <draw:text-box>
            <text:p text:style-name="P1"><text:span text:style-name="T3">OSWALD </text:span></text:p>
          </draw:text-box>
        </draw:frame>
        <draw:frame draw:style-name="gr48" draw:text-style-name="P4" draw:layer="layout" svg:width="0.967cm" svg:height="0.352cm" svg:x="7.496cm" svg:y="10.966cm">
          <draw:text-box>
            <text:p text:style-name="P1"><text:span text:style-name="T3">Isabelle </text:span></text:p>
          </draw:text-box>
        </draw:frame>
        <draw:frame draw:style-name="gr49" draw:text-style-name="P4" draw:layer="layout" svg:width="1.391cm" svg:height="0.352cm" svg:x="9.9cm" svg:y="11cm">
          <draw:text-box>
            <text:p text:style-name="P1"><text:span text:style-name="T3">Toxicologie </text:span></text:p>
          </draw:text-box>
        </draw:frame>
        <draw:polygon draw:style-name="gr4" draw:text-style-name="P5" draw:layer="layout" svg:width="0.017cm" svg:height="0.017cm" svg:x="2.831cm" svg:y="10.774cm" svg:viewBox="0 0 18 18" draw:points="0,18 18,18 18,0 0,0">
          <text:p/>
        </draw:polygon>
        <draw:polygon draw:style-name="gr4" draw:text-style-name="P5" draw:layer="layout" svg:width="2.235cm" svg:height="0.017cm" svg:x="2.848cm" svg:y="10.774cm" svg:viewBox="0 0 2236 18" draw:points="0,18 2236,18 2236,0 0,0">
          <text:p/>
        </draw:polygon>
        <draw:polygon draw:style-name="gr4" draw:text-style-name="P5" draw:layer="layout" svg:width="0.017cm" svg:height="0.017cm" svg:x="5.083cm" svg:y="10.774cm" svg:viewBox="0 0 18 18" draw:points="0,18 18,18 18,0 0,0">
          <text:p/>
        </draw:polygon>
        <draw:polygon draw:style-name="gr4" draw:text-style-name="P5" draw:layer="layout" svg:width="1.913cm" svg:height="0.017cm" svg:x="5.1cm" svg:y="10.774cm" svg:viewBox="0 0 1914 18" draw:points="0,18 1914,18 1914,0 0,0">
          <text:p/>
        </draw:polygon>
        <draw:polygon draw:style-name="gr4" draw:text-style-name="P5" draw:layer="layout" svg:width="0.017cm" svg:height="0.017cm" svg:x="7.013cm" svg:y="10.774cm" svg:viewBox="0 0 18 18" draw:points="0,18 18,18 18,0 0,0">
          <text:p/>
        </draw:polygon>
        <draw:polygon draw:style-name="gr4" draw:text-style-name="P5" draw:layer="layout" svg:width="1.804cm" svg:height="0.017cm" svg:x="7.03cm" svg:y="10.774cm" svg:viewBox="0 0 1805 18" draw:points="0,18 1805,18 1805,0 0,0">
          <text:p/>
        </draw:polygon>
        <draw:polygon draw:style-name="gr4" draw:text-style-name="P5" draw:layer="layout" svg:width="0.017cm" svg:height="0.017cm" svg:x="8.834cm" svg:y="10.774cm" svg:viewBox="0 0 18 18" draw:points="0,18 18,18 18,0 0,0">
          <text:p/>
        </draw:polygon>
        <draw:polygon draw:style-name="gr4" draw:text-style-name="P5" draw:layer="layout" svg:width="3.23cm" svg:height="0.017cm" svg:x="8.851cm" svg:y="10.774cm" svg:viewBox="0 0 3231 18" draw:points="0,18 3231,18 3231,0 0,0">
          <text:p/>
        </draw:polygon>
        <draw:polygon draw:style-name="gr4" draw:text-style-name="P5" draw:layer="layout" svg:width="0.017cm" svg:height="0.017cm" svg:x="12.081cm" svg:y="10.774cm" svg:viewBox="0 0 18 18" draw:points="0,18 18,18 18,0 0,0">
          <text:p/>
        </draw:polygon>
        <draw:polygon draw:style-name="gr4" draw:text-style-name="P5" draw:layer="layout" svg:width="2.845cm" svg:height="0.017cm" svg:x="12.097cm" svg:y="10.774cm" svg:viewBox="0 0 2846 18" draw:points="0,18 2846,18 2846,0 0,0">
          <text:p/>
        </draw:polygon>
        <draw:polygon draw:style-name="gr4" draw:text-style-name="P5" draw:layer="layout" svg:width="0.017cm" svg:height="0.017cm" svg:x="14.942cm" svg:y="10.774cm" svg:viewBox="0 0 18 18" draw:points="0,18 18,18 18,0 0,0">
          <text:p/>
        </draw:polygon>
        <draw:polygon draw:style-name="gr4" draw:text-style-name="P5" draw:layer="layout" svg:width="0.555cm" svg:height="0.017cm" svg:x="14.959cm" svg:y="10.774cm" svg:viewBox="0 0 556 18" draw:points="0,18 556,18 556,0 0,0">
          <text:p/>
        </draw:polygon>
        <draw:polygon draw:style-name="gr4" draw:text-style-name="P5" draw:layer="layout" svg:width="0.017cm" svg:height="0.017cm" svg:x="15.514cm" svg:y="10.774cm" svg:viewBox="0 0 18 18" draw:points="0,18 18,18 18,0 0,0">
          <text:p/>
        </draw:polygon>
        <draw:polygon draw:style-name="gr4" draw:text-style-name="P5" draw:layer="layout" svg:width="3.59cm" svg:height="0.017cm" svg:x="15.531cm" svg:y="10.774cm" svg:viewBox="0 0 3591 18" draw:points="0,18 3591,18 3591,0 0,0">
          <text:p/>
        </draw:polygon>
        <draw:polygon draw:style-name="gr4" draw:text-style-name="P5" draw:layer="layout" svg:width="0.017cm" svg:height="0.017cm" svg:x="19.121cm" svg:y="10.774cm" svg:viewBox="0 0 18 18" draw:points="0,18 18,18 18,0 0,0">
          <text:p/>
        </draw:polygon>
        <draw:polygon draw:style-name="gr4" draw:text-style-name="P5" draw:layer="layout" svg:width="0.017cm" svg:height="0.702cm" svg:x="2.831cm" svg:y="10.791cm" svg:viewBox="0 0 18 703" draw:points="0,703 18,703 18,0 0,0">
          <text:p/>
        </draw:polygon>
        <draw:polygon draw:style-name="gr4" draw:text-style-name="P5" draw:layer="layout" svg:width="0.017cm" svg:height="0.702cm" svg:x="5.083cm" svg:y="10.791cm" svg:viewBox="0 0 18 703" draw:points="0,703 18,703 18,0 0,0">
          <text:p/>
        </draw:polygon>
        <draw:polygon draw:style-name="gr4" draw:text-style-name="P5" draw:layer="layout" svg:width="0.017cm" svg:height="0.702cm" svg:x="7.013cm" svg:y="10.791cm" svg:viewBox="0 0 18 703" draw:points="0,703 18,703 18,0 0,0">
          <text:p/>
        </draw:polygon>
        <draw:polygon draw:style-name="gr4" draw:text-style-name="P5" draw:layer="layout" svg:width="0.017cm" svg:height="0.702cm" svg:x="8.834cm" svg:y="10.791cm" svg:viewBox="0 0 18 703" draw:points="0,703 18,703 18,0 0,0">
          <text:p/>
        </draw:polygon>
        <draw:polygon draw:style-name="gr4" draw:text-style-name="P5" draw:layer="layout" svg:width="0.017cm" svg:height="0.702cm" svg:x="19.121cm" svg:y="10.791cm" svg:viewBox="0 0 18 703" draw:points="0,703 18,703 18,0 0,0">
          <text:p/>
        </draw:polygon>
        <draw:frame draw:style-name="gr50" draw:text-style-name="P4" draw:layer="layout" svg:width="2.906cm" svg:height="0.352cm" svg:x="14.2cm" svg:y="11cm">
          <draw:text-box>
            <text:p text:style-name="P1"><text:span text:style-name="T3">Tâche de coordination 3 </text:span></text:p>
          </draw:text-box>
        </draw:frame>
        <draw:frame draw:style-name="gr51" draw:text-style-name="P4" draw:layer="layout" svg:width="0.988cm" svg:height="0.352cm" svg:x="5.604cm" svg:y="11.685cm">
          <draw:text-box>
            <text:p text:style-name="P1"><text:span text:style-name="T3">PINTON </text:span></text:p>
          </draw:text-box>
        </draw:frame>
        <draw:frame draw:style-name="gr52" draw:text-style-name="P4" draw:layer="layout" svg:width="1.086cm" svg:height="0.352cm" svg:x="7.437cm" svg:y="11.685cm">
          <draw:text-box>
            <text:p text:style-name="P1"><text:span text:style-name="T3">Phillippe </text:span></text:p>
          </draw:text-box>
        </draw:frame>
        <draw:frame draw:style-name="gr53" draw:text-style-name="P8" draw:layer="layout" svg:width="1.391cm" svg:height="0.352cm" svg:x="9.9cm" svg:y="11.7cm">
          <draw:text-box>
            <text:p text:style-name="P1"><text:span text:style-name="T3">Toxicologie </text:span></text:p>
          </draw:text-box>
        </draw:frame>
        <draw:frame draw:style-name="gr54" draw:text-style-name="P4" draw:layer="layout" svg:width="4.659cm" svg:height="0.352cm" svg:x="13.2cm" svg:y="11.7cm">
          <draw:text-box>
            <text:p text:style-name="P1"><text:span text:style-name="T3">Effets du DON et du Cd sur les intestins</text:span><text:span text:style-name="T3"> </text:span></text:p>
          </draw:text-box>
        </draw:frame>
        <draw:polygon draw:style-name="gr4" draw:text-style-name="P5" draw:layer="layout" svg:width="0.017cm" svg:height="0.018cm" svg:x="2.831cm" svg:y="11.493cm" svg:viewBox="0 0 18 19" draw:points="0,19 18,19 18,0 0,0">
          <text:p/>
        </draw:polygon>
        <draw:polygon draw:style-name="gr4" draw:text-style-name="P5" draw:layer="layout" svg:width="0.017cm" svg:height="0.018cm" svg:x="5.083cm" svg:y="11.493cm" svg:viewBox="0 0 18 19" draw:points="0,19 18,19 18,0 0,0">
          <text:p/>
        </draw:polygon>
        <draw:polygon draw:style-name="gr4" draw:text-style-name="P5" draw:layer="layout" svg:width="1.913cm" svg:height="0.018cm" svg:x="5.1cm" svg:y="11.493cm" svg:viewBox="0 0 1914 19" draw:points="0,19 1914,19 1914,0 0,0">
          <text:p/>
        </draw:polygon>
        <draw:polygon draw:style-name="gr4" draw:text-style-name="P5" draw:layer="layout" svg:width="0.017cm" svg:height="0.018cm" svg:x="7.013cm" svg:y="11.493cm" svg:viewBox="0 0 18 19" draw:points="0,19 18,19 18,0 0,0">
          <text:p/>
        </draw:polygon>
        <draw:polygon draw:style-name="gr4" draw:text-style-name="P5" draw:layer="layout" svg:width="1.804cm" svg:height="0.018cm" svg:x="7.03cm" svg:y="11.493cm" svg:viewBox="0 0 1805 19" draw:points="0,19 1805,19 1805,0 0,0">
          <text:p/>
        </draw:polygon>
        <draw:polygon draw:style-name="gr4" draw:text-style-name="P5" draw:layer="layout" svg:width="0.017cm" svg:height="0.018cm" svg:x="8.834cm" svg:y="11.493cm" svg:viewBox="0 0 18 19" draw:points="0,19 18,19 18,0 0,0">
          <text:p/>
        </draw:polygon>
        <draw:polygon draw:style-name="gr4" draw:text-style-name="P5" draw:layer="layout" svg:width="0.017cm" svg:height="0.018cm" svg:x="12.081cm" svg:y="11.493cm" svg:viewBox="0 0 18 19" draw:points="0,19 18,19 18,0 0,0">
          <text:p/>
        </draw:polygon>
        <draw:polygon draw:style-name="gr4" draw:text-style-name="P5" draw:layer="layout" svg:width="2.845cm" svg:height="0.018cm" svg:x="12.097cm" svg:y="11.493cm" svg:viewBox="0 0 2846 19" draw:points="0,19 2846,19 2846,0 0,0">
          <text:p/>
        </draw:polygon>
        <draw:polygon draw:style-name="gr4" draw:text-style-name="P5" draw:layer="layout" svg:width="0.017cm" svg:height="0.018cm" svg:x="14.942cm" svg:y="11.493cm" svg:viewBox="0 0 18 19" draw:points="0,19 18,19 18,0 0,0">
          <text:p/>
        </draw:polygon>
        <draw:polygon draw:style-name="gr4" draw:text-style-name="P5" draw:layer="layout" svg:width="0.555cm" svg:height="0.018cm" svg:x="14.959cm" svg:y="11.493cm" svg:viewBox="0 0 556 19" draw:points="0,19 556,19 556,0 0,0">
          <text:p/>
        </draw:polygon>
        <draw:polygon draw:style-name="gr4" draw:text-style-name="P5" draw:layer="layout" svg:width="0.017cm" svg:height="0.018cm" svg:x="15.514cm" svg:y="11.493cm" svg:viewBox="0 0 18 19" draw:points="0,19 18,19 18,0 0,0">
          <text:p/>
        </draw:polygon>
        <draw:polygon draw:style-name="gr4" draw:text-style-name="P5" draw:layer="layout" svg:width="3.59cm" svg:height="0.018cm" svg:x="15.531cm" svg:y="11.493cm" svg:viewBox="0 0 3591 19" draw:points="0,19 3591,19 3591,0 0,0">
          <text:p/>
        </draw:polygon>
        <draw:polygon draw:style-name="gr4" draw:text-style-name="P5" draw:layer="layout" svg:width="0.017cm" svg:height="0.018cm" svg:x="19.121cm" svg:y="11.493cm" svg:viewBox="0 0 18 19" draw:points="0,19 18,19 18,0 0,0">
          <text:p/>
        </draw:polygon>
        <draw:polygon draw:style-name="gr4" draw:text-style-name="P5" draw:layer="layout" svg:width="0.017cm" svg:height="0.699cm" svg:x="2.831cm" svg:y="11.51cm" svg:viewBox="0 0 18 700" draw:points="0,700 18,700 18,0 0,0">
          <text:p/>
        </draw:polygon>
        <draw:polygon draw:style-name="gr4" draw:text-style-name="P5" draw:layer="layout" svg:width="0.017cm" svg:height="0.699cm" svg:x="5.083cm" svg:y="11.51cm" svg:viewBox="0 0 18 700" draw:points="0,700 18,700 18,0 0,0">
          <text:p/>
        </draw:polygon>
        <draw:polygon draw:style-name="gr4" draw:text-style-name="P5" draw:layer="layout" svg:width="0.017cm" svg:height="0.699cm" svg:x="7.013cm" svg:y="11.51cm" svg:viewBox="0 0 18 700" draw:points="0,700 18,700 18,0 0,0">
          <text:p/>
        </draw:polygon>
        <draw:polygon draw:style-name="gr4" draw:text-style-name="P5" draw:layer="layout" svg:width="0.017cm" svg:height="0.699cm" svg:x="8.834cm" svg:y="11.51cm" svg:viewBox="0 0 18 700" draw:points="0,700 18,700 18,0 0,0">
          <text:p/>
        </draw:polygon>
        <draw:polygon draw:style-name="gr4" draw:text-style-name="P5" draw:layer="layout" svg:width="0.017cm" svg:height="0.699cm" svg:x="19.121cm" svg:y="11.51cm" svg:viewBox="0 0 18 700" draw:points="0,700 18,700 18,0 0,0">
          <text:p/>
        </draw:polygon>
        <draw:frame draw:style-name="gr3" draw:text-style-name="P4" draw:layer="layout" svg:width="0.283cm" svg:height="0.352cm" svg:x="3.966cm" svg:y="12.401cm">
          <draw:text-box>
            <text:p text:style-name="P1"><text:span text:style-name="T5"><text:s/></text:span></text:p>
          </draw:text-box>
        </draw:frame>
        <draw:frame draw:style-name="gr55" draw:text-style-name="P4" draw:layer="layout" svg:width="1.107cm" svg:height="0.352cm" svg:x="5.545cm" svg:y="12.401cm">
          <draw:text-box>
            <text:p text:style-name="P1"><text:span text:style-name="T3">LAFFITTE </text:span></text:p>
          </draw:text-box>
        </draw:frame>
        <draw:frame draw:style-name="gr56" draw:text-style-name="P4" draw:layer="layout" svg:width="0.734cm" svg:height="0.352cm" svg:x="7.611cm" svg:y="12.401cm">
          <draw:text-box>
            <text:p text:style-name="P1"><text:span text:style-name="T3">Joelle </text:span></text:p>
          </draw:text-box>
        </draw:frame>
        <draw:frame draw:style-name="gr57" draw:text-style-name="P4" draw:layer="layout" svg:width="2.149cm" svg:height="0.352cm" svg:x="9.6cm" svg:y="12.3cm">
          <draw:text-box>
            <text:p text:style-name="P1"><text:span text:style-name="T3"><text:s/></text:span><text:span text:style-name="T3">Culture cellule &amp; <text:s/></text:span></text:p>
          </draw:text-box>
        </draw:frame>
        <draw:polygon draw:style-name="gr4" draw:text-style-name="P5" draw:layer="layout" svg:width="0.017cm" svg:height="0.017cm" svg:x="2.831cm" svg:y="12.209cm" svg:viewBox="0 0 18 18" draw:points="0,18 18,18 18,0 0,0">
          <text:p/>
        </draw:polygon>
        <draw:polygon draw:style-name="gr4" draw:text-style-name="P5" draw:layer="layout" svg:width="0.017cm" svg:height="0.017cm" svg:x="5.083cm" svg:y="12.209cm" svg:viewBox="0 0 18 18" draw:points="0,18 18,18 18,0 0,0">
          <text:p/>
        </draw:polygon>
        <draw:polygon draw:style-name="gr4" draw:text-style-name="P5" draw:layer="layout" svg:width="1.913cm" svg:height="0.017cm" svg:x="5.1cm" svg:y="12.209cm" svg:viewBox="0 0 1914 18" draw:points="0,18 1914,18 1914,0 0,0">
          <text:p/>
        </draw:polygon>
        <draw:polygon draw:style-name="gr4" draw:text-style-name="P5" draw:layer="layout" svg:width="0.017cm" svg:height="0.017cm" svg:x="7.013cm" svg:y="12.209cm" svg:viewBox="0 0 18 18" draw:points="0,18 18,18 18,0 0,0">
          <text:p/>
        </draw:polygon>
        <draw:polygon draw:style-name="gr4" draw:text-style-name="P5" draw:layer="layout" svg:width="1.804cm" svg:height="0.017cm" svg:x="7.03cm" svg:y="12.209cm" svg:viewBox="0 0 1805 18" draw:points="0,18 1805,18 1805,0 0,0">
          <text:p/>
        </draw:polygon>
        <draw:polygon draw:style-name="gr4" draw:text-style-name="P5" draw:layer="layout" svg:width="0.017cm" svg:height="0.017cm" svg:x="8.834cm" svg:y="12.209cm" svg:viewBox="0 0 18 18" draw:points="0,18 18,18 18,0 0,0">
          <text:p/>
        </draw:polygon>
        <draw:polygon draw:style-name="gr4" draw:text-style-name="P5" draw:layer="layout" svg:width="0.017cm" svg:height="0.017cm" svg:x="12.081cm" svg:y="12.209cm" svg:viewBox="0 0 18 18" draw:points="0,18 18,18 18,0 0,0">
          <text:p/>
        </draw:polygon>
        <draw:polygon draw:style-name="gr4" draw:text-style-name="P5" draw:layer="layout" svg:width="2.845cm" svg:height="0.017cm" svg:x="12.097cm" svg:y="12.209cm" svg:viewBox="0 0 2846 18" draw:points="0,18 2846,18 2846,0 0,0">
          <text:p/>
        </draw:polygon>
        <draw:polygon draw:style-name="gr4" draw:text-style-name="P5" draw:layer="layout" svg:width="0.017cm" svg:height="0.017cm" svg:x="14.942cm" svg:y="12.209cm" svg:viewBox="0 0 18 18" draw:points="0,18 18,18 18,0 0,0">
          <text:p/>
        </draw:polygon>
        <draw:polygon draw:style-name="gr4" draw:text-style-name="P5" draw:layer="layout" svg:width="0.555cm" svg:height="0.017cm" svg:x="14.959cm" svg:y="12.209cm" svg:viewBox="0 0 556 18" draw:points="0,18 556,18 556,0 0,0">
          <text:p/>
        </draw:polygon>
        <draw:polygon draw:style-name="gr4" draw:text-style-name="P5" draw:layer="layout" svg:width="0.017cm" svg:height="0.017cm" svg:x="15.514cm" svg:y="12.209cm" svg:viewBox="0 0 18 18" draw:points="0,18 18,18 18,0 0,0">
          <text:p/>
        </draw:polygon>
        <draw:polygon draw:style-name="gr4" draw:text-style-name="P5" draw:layer="layout" svg:width="3.59cm" svg:height="0.017cm" svg:x="15.531cm" svg:y="12.209cm" svg:viewBox="0 0 3591 18" draw:points="0,18 3591,18 3591,0 0,0">
          <text:p/>
        </draw:polygon>
        <draw:polygon draw:style-name="gr4" draw:text-style-name="P5" draw:layer="layout" svg:width="0.017cm" svg:height="0.017cm" svg:x="19.121cm" svg:y="12.209cm" svg:viewBox="0 0 18 18" draw:points="0,18 18,18 18,0 0,0">
          <text:p/>
        </draw:polygon>
        <draw:polygon draw:style-name="gr4" draw:text-style-name="P5" draw:layer="layout" svg:width="0.017cm" svg:height="0.703cm" svg:x="2.831cm" svg:y="12.226cm" svg:viewBox="0 0 18 704" draw:points="0,704 18,704 18,0 0,0">
          <text:p/>
        </draw:polygon>
        <draw:polygon draw:style-name="gr4" draw:text-style-name="P5" draw:layer="layout" svg:width="0.017cm" svg:height="0.703cm" svg:x="5.083cm" svg:y="12.226cm" svg:viewBox="0 0 18 704" draw:points="0,704 18,704 18,0 0,0">
          <text:p/>
        </draw:polygon>
        <draw:polygon draw:style-name="gr4" draw:text-style-name="P5" draw:layer="layout" svg:width="0.017cm" svg:height="0.703cm" svg:x="7.013cm" svg:y="12.226cm" svg:viewBox="0 0 18 704" draw:points="0,704 18,704 18,0 0,0">
          <text:p/>
        </draw:polygon>
        <draw:polygon draw:style-name="gr4" draw:text-style-name="P5" draw:layer="layout" svg:width="0.017cm" svg:height="0.703cm" svg:x="8.834cm" svg:y="12.226cm" svg:viewBox="0 0 18 704" draw:points="0,704 18,704 18,0 0,0">
          <text:p/>
        </draw:polygon>
        <draw:polygon draw:style-name="gr4" draw:text-style-name="P5" draw:layer="layout" svg:width="0.017cm" svg:height="0.703cm" svg:x="19.121cm" svg:y="12.226cm" svg:viewBox="0 0 18 704" draw:points="0,704 18,704 18,0 0,0">
          <text:p/>
        </draw:polygon>
        <draw:frame draw:style-name="gr58" draw:text-style-name="P4" draw:layer="layout" svg:width="2.352cm" svg:height="0.352cm" svg:x="14.448cm" svg:y="12.448cm">
          <draw:text-box>
            <text:p text:style-name="P1"><text:span text:style-name="T3">Expériences in vivo </text:span></text:p>
          </draw:text-box>
        </draw:frame>
        <draw:frame draw:style-name="gr3" draw:text-style-name="P4" draw:layer="layout" svg:width="0.283cm" svg:height="0.352cm" svg:x="3.966cm" svg:y="13.12cm">
          <draw:text-box>
            <text:p text:style-name="P1"><text:span text:style-name="T5"><text:s/></text:span></text:p>
          </draw:text-box>
        </draw:frame>
        <draw:frame draw:style-name="gr59" draw:text-style-name="P4" draw:layer="layout" svg:width="1.395cm" svg:height="0.352cm" svg:x="5.401cm" svg:y="13.12cm">
          <draw:text-box>
            <text:p text:style-name="P1"><text:span text:style-name="T3">COSSALTER </text:span></text:p>
          </draw:text-box>
        </draw:frame>
        <draw:frame draw:style-name="gr3" draw:text-style-name="P4" draw:layer="layout" svg:width="0.283cm" svg:height="0.352cm" svg:x="7.932cm" svg:y="13.12cm">
          <draw:text-box>
            <text:p text:style-name="P1"><text:span text:style-name="T3"><text:s/></text:span></text:p>
          </draw:text-box>
        </draw:frame>
        <draw:frame draw:style-name="gr60" draw:text-style-name="P8" draw:layer="layout" svg:width="1.2cm" svg:height="0.352cm" svg:x="10cm" svg:y="13.2cm">
          <draw:text-box>
            <text:p text:style-name="P1"><text:span text:style-name="T3">Animalier </text:span></text:p>
          </draw:text-box>
        </draw:frame>
        <draw:polygon draw:style-name="gr4" draw:text-style-name="P5" draw:layer="layout" svg:width="0.017cm" svg:height="0.017cm" svg:x="2.831cm" svg:y="12.928cm" svg:viewBox="0 0 18 18" draw:points="0,18 18,18 18,0 0,0">
          <text:p/>
        </draw:polygon>
        <draw:polygon draw:style-name="gr4" draw:text-style-name="P5" draw:layer="layout" svg:width="0.017cm" svg:height="0.017cm" svg:x="5.083cm" svg:y="12.928cm" svg:viewBox="0 0 18 18" draw:points="0,18 18,18 18,0 0,0">
          <text:p/>
        </draw:polygon>
        <draw:polygon draw:style-name="gr4" draw:text-style-name="P5" draw:layer="layout" svg:width="1.913cm" svg:height="0.017cm" svg:x="5.1cm" svg:y="12.928cm" svg:viewBox="0 0 1914 18" draw:points="0,18 1914,18 1914,0 0,0">
          <text:p/>
        </draw:polygon>
        <draw:polygon draw:style-name="gr4" draw:text-style-name="P5" draw:layer="layout" svg:width="0.017cm" svg:height="0.017cm" svg:x="7.013cm" svg:y="12.928cm" svg:viewBox="0 0 18 18" draw:points="0,18 18,18 18,0 0,0">
          <text:p/>
        </draw:polygon>
        <draw:polygon draw:style-name="gr4" draw:text-style-name="P5" draw:layer="layout" svg:width="1.804cm" svg:height="0.017cm" svg:x="7.03cm" svg:y="12.928cm" svg:viewBox="0 0 1805 18" draw:points="0,18 1805,18 1805,0 0,0">
          <text:p/>
        </draw:polygon>
        <draw:polygon draw:style-name="gr4" draw:text-style-name="P5" draw:layer="layout" svg:width="0.017cm" svg:height="0.017cm" svg:x="8.834cm" svg:y="12.928cm" svg:viewBox="0 0 18 18" draw:points="0,18 18,18 18,0 0,0">
          <text:p/>
        </draw:polygon>
        <draw:polygon draw:style-name="gr4" draw:text-style-name="P5" draw:layer="layout" svg:width="0.017cm" svg:height="0.017cm" svg:x="12.081cm" svg:y="12.928cm" svg:viewBox="0 0 18 18" draw:points="0,18 18,18 18,0 0,0">
          <text:p/>
        </draw:polygon>
        <draw:polygon draw:style-name="gr4" draw:text-style-name="P5" draw:layer="layout" svg:width="2.845cm" svg:height="0.017cm" svg:x="12.097cm" svg:y="12.928cm" svg:viewBox="0 0 2846 18" draw:points="0,18 2846,18 2846,0 0,0">
          <text:p/>
        </draw:polygon>
        <draw:polygon draw:style-name="gr4" draw:text-style-name="P5" draw:layer="layout" svg:width="0.017cm" svg:height="0.017cm" svg:x="14.942cm" svg:y="12.928cm" svg:viewBox="0 0 18 18" draw:points="0,18 18,18 18,0 0,0">
          <text:p/>
        </draw:polygon>
        <draw:polygon draw:style-name="gr4" draw:text-style-name="P5" draw:layer="layout" svg:width="0.555cm" svg:height="0.017cm" svg:x="14.959cm" svg:y="12.928cm" svg:viewBox="0 0 556 18" draw:points="0,18 556,18 556,0 0,0">
          <text:p/>
        </draw:polygon>
        <draw:polygon draw:style-name="gr4" draw:text-style-name="P5" draw:layer="layout" svg:width="0.017cm" svg:height="0.017cm" svg:x="15.514cm" svg:y="12.928cm" svg:viewBox="0 0 18 18" draw:points="0,18 18,18 18,0 0,0">
          <text:p/>
        </draw:polygon>
        <draw:polygon draw:style-name="gr4" draw:text-style-name="P5" draw:layer="layout" svg:width="3.59cm" svg:height="0.017cm" svg:x="15.531cm" svg:y="12.928cm" svg:viewBox="0 0 3591 18" draw:points="0,18 3591,18 3591,0 0,0">
          <text:p/>
        </draw:polygon>
        <draw:polygon draw:style-name="gr4" draw:text-style-name="P5" draw:layer="layout" svg:width="0.017cm" svg:height="0.017cm" svg:x="19.121cm" svg:y="12.928cm" svg:viewBox="0 0 18 18" draw:points="0,18 18,18 18,0 0,0">
          <text:p/>
        </draw:polygon>
        <draw:polygon draw:style-name="gr4" draw:text-style-name="P5" draw:layer="layout" svg:width="0.017cm" svg:height="0.699cm" svg:x="2.831cm" svg:y="12.945cm" svg:viewBox="0 0 18 700" draw:points="0,700 18,700 18,0 0,0">
          <text:p/>
        </draw:polygon>
        <draw:polygon draw:style-name="gr4" draw:text-style-name="P5" draw:layer="layout" svg:width="0.017cm" svg:height="0.699cm" svg:x="5.083cm" svg:y="12.945cm" svg:viewBox="0 0 18 700" draw:points="0,700 18,700 18,0 0,0">
          <text:p/>
        </draw:polygon>
        <draw:polygon draw:style-name="gr4" draw:text-style-name="P5" draw:layer="layout" svg:width="0.017cm" svg:height="0.699cm" svg:x="7.013cm" svg:y="12.945cm" svg:viewBox="0 0 18 700" draw:points="0,700 18,700 18,0 0,0">
          <text:p/>
        </draw:polygon>
        <draw:polygon draw:style-name="gr4" draw:text-style-name="P5" draw:layer="layout" svg:width="0.017cm" svg:height="0.699cm" svg:x="8.834cm" svg:y="12.945cm" svg:viewBox="0 0 18 700" draw:points="0,700 18,700 18,0 0,0">
          <text:p/>
        </draw:polygon>
        <draw:polygon draw:style-name="gr4" draw:text-style-name="P5" draw:layer="layout" svg:width="0.017cm" svg:height="0.699cm" svg:x="19.121cm" svg:y="12.945cm" svg:viewBox="0 0 18 700" draw:points="0,700 18,700 18,0 0,0">
          <text:p/>
        </draw:polygon>
        <draw:frame draw:style-name="gr61" draw:text-style-name="P4" draw:layer="layout" svg:width="1.971cm" svg:height="0.352cm" svg:x="14.529cm" svg:y="13.2cm">
          <draw:text-box>
            <text:p text:style-name="P1"><text:span text:style-name="T3">Soins animaliers </text:span></text:p>
          </draw:text-box>
        </draw:frame>
        <draw:frame draw:style-name="gr62" draw:text-style-name="P4" draw:layer="layout" svg:width="1.238cm" svg:height="0.352cm" svg:x="5.477cm" svg:y="13.836cm">
          <draw:text-box>
            <text:p text:style-name="P1"><text:span text:style-name="T3">LE THANH </text:span></text:p>
          </draw:text-box>
        </draw:frame>
        <draw:frame draw:style-name="gr63" draw:text-style-name="P4" draw:layer="layout" svg:width="0.836cm" svg:height="0.352cm" svg:x="7.556cm" svg:y="13.836cm">
          <draw:text-box>
            <text:p text:style-name="P1"><text:span text:style-name="T3">Huong </text:span></text:p>
          </draw:text-box>
        </draw:frame>
        <draw:frame draw:style-name="gr49" draw:text-style-name="P4" draw:layer="layout" svg:width="1.391cm" svg:height="0.352cm" svg:x="10cm" svg:y="13.848cm">
          <draw:text-box>
            <text:p text:style-name="P1"><text:span text:style-name="T3">Toxicologie </text:span></text:p>
          </draw:text-box>
        </draw:frame>
        <draw:polygon draw:style-name="gr4" draw:text-style-name="P5" draw:layer="layout" svg:width="0.017cm" svg:height="0.017cm" svg:x="2.831cm" svg:y="13.644cm" svg:viewBox="0 0 18 18" draw:points="0,18 18,18 18,0 0,0">
          <text:p/>
        </draw:polygon>
        <draw:polygon draw:style-name="gr4" draw:text-style-name="P5" draw:layer="layout" svg:width="0.017cm" svg:height="0.017cm" svg:x="5.083cm" svg:y="13.644cm" svg:viewBox="0 0 18 18" draw:points="0,18 18,18 18,0 0,0">
          <text:p/>
        </draw:polygon>
        <draw:polygon draw:style-name="gr4" draw:text-style-name="P5" draw:layer="layout" svg:width="1.913cm" svg:height="0.017cm" svg:x="5.1cm" svg:y="13.644cm" svg:viewBox="0 0 1914 18" draw:points="0,18 1914,18 1914,0 0,0">
          <text:p/>
        </draw:polygon>
        <draw:polygon draw:style-name="gr4" draw:text-style-name="P5" draw:layer="layout" svg:width="0.017cm" svg:height="0.017cm" svg:x="7.013cm" svg:y="13.644cm" svg:viewBox="0 0 18 18" draw:points="0,18 18,18 18,0 0,0">
          <text:p/>
        </draw:polygon>
        <draw:polygon draw:style-name="gr4" draw:text-style-name="P5" draw:layer="layout" svg:width="1.804cm" svg:height="0.017cm" svg:x="7.03cm" svg:y="13.644cm" svg:viewBox="0 0 1805 18" draw:points="0,18 1805,18 1805,0 0,0">
          <text:p/>
        </draw:polygon>
        <draw:polygon draw:style-name="gr4" draw:text-style-name="P5" draw:layer="layout" svg:width="0.017cm" svg:height="0.017cm" svg:x="8.834cm" svg:y="13.644cm" svg:viewBox="0 0 18 18" draw:points="0,18 18,18 18,0 0,0">
          <text:p/>
        </draw:polygon>
        <draw:polygon draw:style-name="gr4" draw:text-style-name="P5" draw:layer="layout" svg:width="0.017cm" svg:height="0.017cm" svg:x="12.081cm" svg:y="13.644cm" svg:viewBox="0 0 18 18" draw:points="0,18 18,18 18,0 0,0">
          <text:p/>
        </draw:polygon>
        <draw:polygon draw:style-name="gr4" draw:text-style-name="P5" draw:layer="layout" svg:width="2.845cm" svg:height="0.017cm" svg:x="12.097cm" svg:y="13.644cm" svg:viewBox="0 0 2846 18" draw:points="0,18 2846,18 2846,0 0,0">
          <text:p/>
        </draw:polygon>
        <draw:polygon draw:style-name="gr4" draw:text-style-name="P5" draw:layer="layout" svg:width="0.017cm" svg:height="0.017cm" svg:x="14.942cm" svg:y="13.644cm" svg:viewBox="0 0 18 18" draw:points="0,18 18,18 18,0 0,0">
          <text:p/>
        </draw:polygon>
        <draw:polygon draw:style-name="gr4" draw:text-style-name="P5" draw:layer="layout" svg:width="0.555cm" svg:height="0.017cm" svg:x="14.959cm" svg:y="13.644cm" svg:viewBox="0 0 556 18" draw:points="0,18 556,18 556,0 0,0">
          <text:p/>
        </draw:polygon>
        <draw:polygon draw:style-name="gr4" draw:text-style-name="P5" draw:layer="layout" svg:width="0.017cm" svg:height="0.017cm" svg:x="15.514cm" svg:y="13.644cm" svg:viewBox="0 0 18 18" draw:points="0,18 18,18 18,0 0,0">
          <text:p/>
        </draw:polygon>
        <draw:polygon draw:style-name="gr4" draw:text-style-name="P5" draw:layer="layout" svg:width="3.59cm" svg:height="0.017cm" svg:x="15.531cm" svg:y="13.644cm" svg:viewBox="0 0 3591 18" draw:points="0,18 3591,18 3591,0 0,0">
          <text:p/>
        </draw:polygon>
        <draw:polygon draw:style-name="gr4" draw:text-style-name="P5" draw:layer="layout" svg:width="0.017cm" svg:height="0.017cm" svg:x="19.121cm" svg:y="13.644cm" svg:viewBox="0 0 18 18" draw:points="0,18 18,18 18,0 0,0">
          <text:p/>
        </draw:polygon>
        <draw:polygon draw:style-name="gr4" draw:text-style-name="P5" draw:layer="layout" svg:width="0.017cm" svg:height="0.703cm" svg:x="2.831cm" svg:y="13.661cm" svg:viewBox="0 0 18 704" draw:points="0,704 18,704 18,0 0,0">
          <text:p/>
        </draw:polygon>
        <draw:polygon draw:style-name="gr4" draw:text-style-name="P5" draw:layer="layout" svg:width="0.017cm" svg:height="0.703cm" svg:x="5.083cm" svg:y="13.661cm" svg:viewBox="0 0 18 704" draw:points="0,704 18,704 18,0 0,0">
          <text:p/>
        </draw:polygon>
        <draw:polygon draw:style-name="gr4" draw:text-style-name="P5" draw:layer="layout" svg:width="0.017cm" svg:height="0.703cm" svg:x="7.013cm" svg:y="13.661cm" svg:viewBox="0 0 18 704" draw:points="0,704 18,704 18,0 0,0">
          <text:p/>
        </draw:polygon>
        <draw:polygon draw:style-name="gr4" draw:text-style-name="P5" draw:layer="layout" svg:width="0.017cm" svg:height="0.703cm" svg:x="8.834cm" svg:y="13.661cm" svg:viewBox="0 0 18 704" draw:points="0,704 18,704 18,0 0,0">
          <text:p/>
        </draw:polygon>
        <draw:polygon draw:style-name="gr4" draw:text-style-name="P5" draw:layer="layout" svg:width="0.017cm" svg:height="0.703cm" svg:x="19.121cm" svg:y="13.661cm" svg:viewBox="0 0 18 704" draw:points="0,704 18,704 18,0 0,0">
          <text:p/>
        </draw:polygon>
        <draw:frame draw:style-name="gr3" draw:text-style-name="P4" draw:layer="layout" svg:width="0.283cm" svg:height="0.352cm" svg:x="5.994cm" svg:y="14.556cm">
          <draw:text-box>
            <text:p text:style-name="P1"><text:span text:style-name="T3">x </text:span></text:p>
          </draw:text-box>
        </draw:frame>
        <draw:frame draw:style-name="gr3" draw:text-style-name="P4" draw:layer="layout" svg:width="0.283cm" svg:height="0.352cm" svg:x="7.873cm" svg:y="14.556cm">
          <draw:text-box>
            <text:p text:style-name="P1"><text:span text:style-name="T3">x </text:span></text:p>
          </draw:text-box>
        </draw:frame>
        <draw:frame draw:style-name="gr64" draw:text-style-name="P8" draw:layer="layout" svg:width="1.391cm" svg:height="0.352cm" svg:x="10.009cm" svg:y="14.548cm">
          <draw:text-box>
            <text:p text:style-name="P1"><text:span text:style-name="T3">Toxicologie </text:span></text:p>
          </draw:text-box>
        </draw:frame>
        <draw:frame draw:style-name="gr65" draw:text-style-name="P4" draw:layer="layout" svg:width="4.21cm" svg:height="0.352cm" svg:x="13.59cm" svg:y="14.5cm">
          <draw:text-box>
            <text:p text:style-name="P1"><text:span text:style-name="T3">In vivo Interaction entre DON &amp; Cd </text:span><text:span text:style-name="T3"><text:s/></text:span></text:p>
          </draw:text-box>
        </draw:frame>
        <draw:polygon draw:style-name="gr4" draw:text-style-name="P5" draw:layer="layout" svg:width="0.017cm" svg:height="0.017cm" svg:x="2.831cm" svg:y="14.364cm" svg:viewBox="0 0 18 18" draw:points="0,18 18,18 18,0 0,0">
          <text:p/>
        </draw:polygon>
        <draw:polygon draw:style-name="gr4" draw:text-style-name="P5" draw:layer="layout" svg:width="0.017cm" svg:height="0.017cm" svg:x="5.083cm" svg:y="14.364cm" svg:viewBox="0 0 18 18" draw:points="0,18 18,18 18,0 0,0">
          <text:p/>
        </draw:polygon>
        <draw:polygon draw:style-name="gr4" draw:text-style-name="P5" draw:layer="layout" svg:width="1.913cm" svg:height="0.017cm" svg:x="5.1cm" svg:y="14.364cm" svg:viewBox="0 0 1914 18" draw:points="0,18 1914,18 1914,0 0,0">
          <text:p/>
        </draw:polygon>
        <draw:polygon draw:style-name="gr4" draw:text-style-name="P5" draw:layer="layout" svg:width="0.017cm" svg:height="0.017cm" svg:x="7.013cm" svg:y="14.364cm" svg:viewBox="0 0 18 18" draw:points="0,18 18,18 18,0 0,0">
          <text:p/>
        </draw:polygon>
        <draw:polygon draw:style-name="gr4" draw:text-style-name="P5" draw:layer="layout" svg:width="1.804cm" svg:height="0.017cm" svg:x="7.03cm" svg:y="14.364cm" svg:viewBox="0 0 1805 18" draw:points="0,18 1805,18 1805,0 0,0">
          <text:p/>
        </draw:polygon>
        <draw:polygon draw:style-name="gr4" draw:text-style-name="P5" draw:layer="layout" svg:width="0.017cm" svg:height="0.017cm" svg:x="8.834cm" svg:y="14.364cm" svg:viewBox="0 0 18 18" draw:points="0,18 18,18 18,0 0,0">
          <text:p/>
        </draw:polygon>
        <draw:polygon draw:style-name="gr4" draw:text-style-name="P5" draw:layer="layout" svg:width="0.017cm" svg:height="0.017cm" svg:x="12.081cm" svg:y="14.364cm" svg:viewBox="0 0 18 18" draw:points="0,18 18,18 18,0 0,0">
          <text:p/>
        </draw:polygon>
        <draw:polygon draw:style-name="gr4" draw:text-style-name="P5" draw:layer="layout" svg:width="2.845cm" svg:height="0.017cm" svg:x="12.097cm" svg:y="14.364cm" svg:viewBox="0 0 2846 18" draw:points="0,18 2846,18 2846,0 0,0">
          <text:p/>
        </draw:polygon>
        <draw:polygon draw:style-name="gr4" draw:text-style-name="P5" draw:layer="layout" svg:width="0.017cm" svg:height="0.017cm" svg:x="14.942cm" svg:y="14.364cm" svg:viewBox="0 0 18 18" draw:points="0,18 18,18 18,0 0,0">
          <text:p/>
        </draw:polygon>
        <draw:polygon draw:style-name="gr4" draw:text-style-name="P5" draw:layer="layout" svg:width="0.555cm" svg:height="0.017cm" svg:x="14.959cm" svg:y="14.364cm" svg:viewBox="0 0 556 18" draw:points="0,18 556,18 556,0 0,0">
          <text:p/>
        </draw:polygon>
        <draw:polygon draw:style-name="gr4" draw:text-style-name="P5" draw:layer="layout" svg:width="0.017cm" svg:height="0.017cm" svg:x="15.514cm" svg:y="14.364cm" svg:viewBox="0 0 18 18" draw:points="0,18 18,18 18,0 0,0">
          <text:p/>
        </draw:polygon>
        <draw:polygon draw:style-name="gr4" draw:text-style-name="P5" draw:layer="layout" svg:width="3.59cm" svg:height="0.017cm" svg:x="15.531cm" svg:y="14.364cm" svg:viewBox="0 0 3591 18" draw:points="0,18 3591,18 3591,0 0,0">
          <text:p/>
        </draw:polygon>
        <draw:polygon draw:style-name="gr4" draw:text-style-name="P5" draw:layer="layout" svg:width="0.017cm" svg:height="0.017cm" svg:x="19.121cm" svg:y="14.364cm" svg:viewBox="0 0 18 18" draw:points="0,18 18,18 18,0 0,0">
          <text:p/>
        </draw:polygon>
        <draw:polygon draw:style-name="gr4" draw:text-style-name="P5" draw:layer="layout" svg:width="0.017cm" svg:height="0.698cm" svg:x="2.831cm" svg:y="14.381cm" svg:viewBox="0 0 18 699" draw:points="0,699 18,699 18,0 0,0">
          <text:p/>
        </draw:polygon>
        <draw:polygon draw:style-name="gr4" draw:text-style-name="P5" draw:layer="layout" svg:width="0.017cm" svg:height="0.698cm" svg:x="5.083cm" svg:y="14.381cm" svg:viewBox="0 0 18 699" draw:points="0,699 18,699 18,0 0,0">
          <text:p/>
        </draw:polygon>
        <draw:polygon draw:style-name="gr4" draw:text-style-name="P5" draw:layer="layout" svg:width="0.017cm" svg:height="0.698cm" svg:x="7.013cm" svg:y="14.381cm" svg:viewBox="0 0 18 699" draw:points="0,699 18,699 18,0 0,0">
          <text:p/>
        </draw:polygon>
        <draw:polygon draw:style-name="gr4" draw:text-style-name="P5" draw:layer="layout" svg:width="0.017cm" svg:height="0.698cm" svg:x="8.834cm" svg:y="14.381cm" svg:viewBox="0 0 18 699" draw:points="0,699 18,699 18,0 0,0">
          <text:p/>
        </draw:polygon>
        <draw:polygon draw:style-name="gr4" draw:text-style-name="P5" draw:layer="layout" svg:width="0.017cm" svg:height="0.698cm" svg:x="19.121cm" svg:y="14.381cm" svg:viewBox="0 0 18 699" draw:points="0,699 18,699 18,0 0,0">
          <text:p/>
        </draw:polygon>
        <draw:polygon draw:style-name="gr44" draw:text-style-name="P11" draw:layer="layout" svg:width="16.269cm" svg:height="0.373cm" svg:x="2.852cm" svg:y="15.1cm" svg:viewBox="0 0 16270 374" draw:points="0,374 16270,374 16270,0 0,0">
          <text:p/>
        </draw:polygon>
        <draw:polygon draw:style-name="gr44" draw:text-style-name="P11" draw:layer="layout" svg:width="16.218cm" svg:height="0.343cm" svg:x="2.877cm" svg:y="15.113cm" svg:viewBox="0 0 16219 344" draw:points="0,344 16219,344 16219,0 0,0">
          <text:p/>
        </draw:polygon>
        <draw:polygon draw:style-name="gr4" draw:text-style-name="P5" draw:layer="layout" svg:width="0.017cm" svg:height="0.017cm" svg:x="2.831cm" svg:y="15.079cm" svg:viewBox="0 0 18 18" draw:points="0,18 18,18 18,0 0,0">
          <text:p/>
        </draw:polygon>
        <draw:polygon draw:style-name="gr4" draw:text-style-name="P5" draw:layer="layout" svg:width="2.235cm" svg:height="0.017cm" svg:x="2.848cm" svg:y="15.079cm" svg:viewBox="0 0 2236 18" draw:points="0,18 2236,18 2236,0 0,0">
          <text:p/>
        </draw:polygon>
        <draw:polygon draw:style-name="gr4" draw:text-style-name="P5" draw:layer="layout" svg:width="0.017cm" svg:height="0.017cm" svg:x="5.083cm" svg:y="15.079cm" svg:viewBox="0 0 18 18" draw:points="0,18 18,18 18,0 0,0">
          <text:p/>
        </draw:polygon>
        <draw:polygon draw:style-name="gr4" draw:text-style-name="P5" draw:layer="layout" svg:width="1.913cm" svg:height="0.017cm" svg:x="5.1cm" svg:y="15.079cm" svg:viewBox="0 0 1914 18" draw:points="0,18 1914,18 1914,0 0,0">
          <text:p/>
        </draw:polygon>
        <draw:polygon draw:style-name="gr4" draw:text-style-name="P5" draw:layer="layout" svg:width="0.017cm" svg:height="0.017cm" svg:x="7.013cm" svg:y="15.079cm" svg:viewBox="0 0 18 18" draw:points="0,18 18,18 18,0 0,0">
          <text:p/>
        </draw:polygon>
        <draw:polygon draw:style-name="gr4" draw:text-style-name="P5" draw:layer="layout" svg:width="1.804cm" svg:height="0.017cm" svg:x="7.03cm" svg:y="15.079cm" svg:viewBox="0 0 1805 18" draw:points="0,18 1805,18 1805,0 0,0">
          <text:p/>
        </draw:polygon>
        <draw:polygon draw:style-name="gr4" draw:text-style-name="P5" draw:layer="layout" svg:width="0.017cm" svg:height="0.017cm" svg:x="8.834cm" svg:y="15.079cm" svg:viewBox="0 0 18 18" draw:points="0,18 18,18 18,0 0,0">
          <text:p/>
        </draw:polygon>
        <draw:polygon draw:style-name="gr4" draw:text-style-name="P5" draw:layer="layout" svg:width="3.23cm" svg:height="0.017cm" svg:x="8.851cm" svg:y="15.079cm" svg:viewBox="0 0 3231 18" draw:points="0,18 3231,18 3231,0 0,0">
          <text:p/>
        </draw:polygon>
        <draw:polygon draw:style-name="gr4" draw:text-style-name="P5" draw:layer="layout" svg:width="0.017cm" svg:height="0.017cm" svg:x="12.081cm" svg:y="15.079cm" svg:viewBox="0 0 18 18" draw:points="0,18 18,18 18,0 0,0">
          <text:p/>
        </draw:polygon>
        <draw:polygon draw:style-name="gr4" draw:text-style-name="P5" draw:layer="layout" svg:width="2.845cm" svg:height="0.017cm" svg:x="12.097cm" svg:y="15.079cm" svg:viewBox="0 0 2846 18" draw:points="0,18 2846,18 2846,0 0,0">
          <text:p/>
        </draw:polygon>
        <draw:polygon draw:style-name="gr4" draw:text-style-name="P5" draw:layer="layout" svg:width="0.017cm" svg:height="0.017cm" svg:x="14.942cm" svg:y="15.079cm" svg:viewBox="0 0 18 18" draw:points="0,18 18,18 18,0 0,0">
          <text:p/>
        </draw:polygon>
        <draw:polygon draw:style-name="gr4" draw:text-style-name="P5" draw:layer="layout" svg:width="0.555cm" svg:height="0.017cm" svg:x="14.959cm" svg:y="15.079cm" svg:viewBox="0 0 556 18" draw:points="0,18 556,18 556,0 0,0">
          <text:p/>
        </draw:polygon>
        <draw:polygon draw:style-name="gr4" draw:text-style-name="P5" draw:layer="layout" svg:width="0.017cm" svg:height="0.017cm" svg:x="15.514cm" svg:y="15.079cm" svg:viewBox="0 0 18 18" draw:points="0,18 18,18 18,0 0,0">
          <text:p/>
        </draw:polygon>
        <draw:polygon draw:style-name="gr4" draw:text-style-name="P5" draw:layer="layout" svg:width="3.59cm" svg:height="0.017cm" svg:x="15.531cm" svg:y="15.079cm" svg:viewBox="0 0 3591 18" draw:points="0,18 3591,18 3591,0 0,0">
          <text:p/>
        </draw:polygon>
        <draw:polygon draw:style-name="gr4" draw:text-style-name="P5" draw:layer="layout" svg:width="0.017cm" svg:height="0.017cm" svg:x="19.121cm" svg:y="15.079cm" svg:viewBox="0 0 18 18" draw:points="0,18 18,18 18,0 0,0">
          <text:p/>
        </draw:polygon>
        <draw:polygon draw:style-name="gr4" draw:text-style-name="P5" draw:layer="layout" svg:width="0.017cm" svg:height="0.377cm" svg:x="2.831cm" svg:y="15.096cm" svg:viewBox="0 0 18 378" draw:points="0,378 18,378 18,0 0,0">
          <text:p/>
        </draw:polygon>
        <draw:polygon draw:style-name="gr4" draw:text-style-name="P5" draw:layer="layout" svg:width="0.017cm" svg:height="0.377cm" svg:x="19.121cm" svg:y="15.096cm" svg:viewBox="0 0 18 378" draw:points="0,378 18,378 18,0 0,0">
          <text:p/>
        </draw:polygon>
        <draw:frame draw:style-name="gr66" draw:text-style-name="P4" draw:layer="layout" svg:width="1.578cm" svg:height="0.352cm" svg:x="2.878cm" svg:y="15.11cm">
          <draw:text-box>
            <text:p text:style-name="P1"><text:span text:style-name="T5"><text:s text:c="5"/></text:span><text:span text:style-name="T5">UMR IATE</text:span><text:span text:style-name="T3"> </text:span></text:p>
          </draw:text-box>
        </draw:frame>
        <draw:frame draw:style-name="gr35" draw:text-style-name="P4" draw:layer="layout" svg:width="1.043cm" svg:height="0.352cm" svg:x="5.549cm" svg:y="15.593cm">
          <draw:text-box>
            <text:p text:style-name="P1"><text:span text:style-name="T3">LULLIEN-</text:span></text:p>
          </draw:text-box>
        </draw:frame>
        <draw:frame draw:style-name="gr67" draw:text-style-name="P4" draw:layer="layout" svg:width="1.153cm" svg:height="0.352cm" svg:x="5.523cm" svg:y="15.94cm">
          <draw:text-box>
            <text:p text:style-name="P1"><text:span text:style-name="T3">PELLERIN </text:span></text:p>
          </draw:text-box>
        </draw:frame>
        <draw:frame draw:style-name="gr68" draw:text-style-name="P4" draw:layer="layout" svg:width="0.895cm" svg:height="0.352cm" svg:x="7.53cm" svg:y="15.766cm">
          <draw:text-box>
            <text:p text:style-name="P1"><text:span text:style-name="T3">Valérie </text:span></text:p>
          </draw:text-box>
        </draw:frame>
        <draw:frame draw:style-name="gr69" draw:text-style-name="P8" draw:layer="layout" svg:width="2.957cm" svg:height="0.4cm" svg:x="9.1cm" svg:y="15.9cm">
          <draw:text-box>
            <text:p text:style-name="P1"><text:span text:style-name="T3">Biochimie / Technologie </text:span><text:span text:style-name="T3"><text:s/></text:span></text:p>
          </draw:text-box>
        </draw:frame>
        <draw:frame draw:style-name="gr70" draw:text-style-name="P4" draw:layer="layout" svg:width="2.809cm" svg:height="0.352cm" svg:x="14.091cm" svg:y="15.548cm">
          <draw:text-box>
            <text:p text:style-name="P1"><text:span text:style-name="T3">Coordination pour IATE </text:span></text:p>
          </draw:text-box>
        </draw:frame>
        <draw:polygon draw:style-name="gr4" draw:text-style-name="P5" draw:layer="layout" svg:width="0.017cm" svg:height="0.017cm" svg:x="2.831cm" svg:y="15.473cm" svg:viewBox="0 0 18 18" draw:points="0,18 18,18 18,0 0,0">
          <text:p/>
        </draw:polygon>
        <draw:polygon draw:style-name="gr4" draw:text-style-name="P5" draw:layer="layout" svg:width="2.235cm" svg:height="0.017cm" svg:x="2.848cm" svg:y="15.473cm" svg:viewBox="0 0 2236 18" draw:points="0,18 2236,18 2236,0 0,0">
          <text:p/>
        </draw:polygon>
        <draw:polygon draw:style-name="gr4" draw:text-style-name="P5" draw:layer="layout" svg:width="0.017cm" svg:height="0.017cm" svg:x="5.083cm" svg:y="15.473cm" svg:viewBox="0 0 18 18" draw:points="0,18 18,18 18,0 0,0">
          <text:p/>
        </draw:polygon>
        <draw:polygon draw:style-name="gr4" draw:text-style-name="P5" draw:layer="layout" svg:width="1.913cm" svg:height="0.017cm" svg:x="5.1cm" svg:y="15.473cm" svg:viewBox="0 0 1914 18" draw:points="0,18 1914,18 1914,0 0,0">
          <text:p/>
        </draw:polygon>
        <draw:polygon draw:style-name="gr4" draw:text-style-name="P5" draw:layer="layout" svg:width="0.017cm" svg:height="0.017cm" svg:x="7.013cm" svg:y="15.473cm" svg:viewBox="0 0 18 18" draw:points="0,18 18,18 18,0 0,0">
          <text:p/>
        </draw:polygon>
        <draw:polygon draw:style-name="gr4" draw:text-style-name="P5" draw:layer="layout" svg:width="1.804cm" svg:height="0.017cm" svg:x="7.03cm" svg:y="15.473cm" svg:viewBox="0 0 1805 18" draw:points="0,18 1805,18 1805,0 0,0">
          <text:p/>
        </draw:polygon>
        <draw:polygon draw:style-name="gr4" draw:text-style-name="P5" draw:layer="layout" svg:width="0.017cm" svg:height="0.017cm" svg:x="8.834cm" svg:y="15.473cm" svg:viewBox="0 0 18 18" draw:points="0,18 18,18 18,0 0,0">
          <text:p/>
        </draw:polygon>
        <draw:polygon draw:style-name="gr4" draw:text-style-name="P5" draw:layer="layout" svg:width="3.23cm" svg:height="0.017cm" svg:x="8.851cm" svg:y="15.473cm" svg:viewBox="0 0 3231 18" draw:points="0,18 3231,18 3231,0 0,0">
          <text:p/>
        </draw:polygon>
        <draw:polygon draw:style-name="gr4" draw:text-style-name="P5" draw:layer="layout" svg:width="0.017cm" svg:height="0.017cm" svg:x="12.081cm" svg:y="15.473cm" svg:viewBox="0 0 18 18" draw:points="0,18 18,18 18,0 0,0">
          <text:p/>
        </draw:polygon>
        <draw:polygon draw:style-name="gr4" draw:text-style-name="P5" draw:layer="layout" svg:width="2.845cm" svg:height="0.017cm" svg:x="12.097cm" svg:y="15.473cm" svg:viewBox="0 0 2846 18" draw:points="0,18 2846,18 2846,0 0,0">
          <text:p/>
        </draw:polygon>
        <draw:polygon draw:style-name="gr4" draw:text-style-name="P5" draw:layer="layout" svg:width="0.017cm" svg:height="0.017cm" svg:x="14.942cm" svg:y="15.473cm" svg:viewBox="0 0 18 18" draw:points="0,18 18,18 18,0 0,0">
          <text:p/>
        </draw:polygon>
        <draw:polygon draw:style-name="gr4" draw:text-style-name="P5" draw:layer="layout" svg:width="0.555cm" svg:height="0.017cm" svg:x="14.959cm" svg:y="15.473cm" svg:viewBox="0 0 556 18" draw:points="0,18 556,18 556,0 0,0">
          <text:p/>
        </draw:polygon>
        <draw:polygon draw:style-name="gr4" draw:text-style-name="P5" draw:layer="layout" svg:width="0.017cm" svg:height="0.017cm" svg:x="15.514cm" svg:y="15.473cm" svg:viewBox="0 0 18 18" draw:points="0,18 18,18 18,0 0,0">
          <text:p/>
        </draw:polygon>
        <draw:polygon draw:style-name="gr4" draw:text-style-name="P5" draw:layer="layout" svg:width="3.59cm" svg:height="0.017cm" svg:x="15.531cm" svg:y="15.473cm" svg:viewBox="0 0 3591 18" draw:points="0,18 3591,18 3591,0 0,0">
          <text:p/>
        </draw:polygon>
        <draw:polygon draw:style-name="gr4" draw:text-style-name="P5" draw:layer="layout" svg:width="0.017cm" svg:height="0.017cm" svg:x="19.121cm" svg:y="15.473cm" svg:viewBox="0 0 18 18" draw:points="0,18 18,18 18,0 0,0">
          <text:p/>
        </draw:polygon>
        <draw:polygon draw:style-name="gr4" draw:text-style-name="P5" draw:layer="layout" svg:width="0.017cm" svg:height="1.113cm" svg:x="2.831cm" svg:y="15.49cm" svg:viewBox="0 0 18 1114" draw:points="0,1114 18,1114 18,0 0,0">
          <text:p/>
        </draw:polygon>
        <draw:polygon draw:style-name="gr4" draw:text-style-name="P5" draw:layer="layout" svg:width="0.017cm" svg:height="1.113cm" svg:x="5.083cm" svg:y="15.49cm" svg:viewBox="0 0 18 1114" draw:points="0,1114 18,1114 18,0 0,0">
          <text:p/>
        </draw:polygon>
        <draw:polygon draw:style-name="gr4" draw:text-style-name="P5" draw:layer="layout" svg:width="0.017cm" svg:height="1.113cm" svg:x="7.013cm" svg:y="15.49cm" svg:viewBox="0 0 18 1114" draw:points="0,1114 18,1114 18,0 0,0">
          <text:p/>
        </draw:polygon>
        <draw:polygon draw:style-name="gr4" draw:text-style-name="P5" draw:layer="layout" svg:width="0.017cm" svg:height="1.113cm" svg:x="8.834cm" svg:y="15.49cm" svg:viewBox="0 0 18 1114" draw:points="0,1114 18,1114 18,0 0,0">
          <text:p/>
        </draw:polygon>
        <draw:polygon draw:style-name="gr4" draw:text-style-name="P5" draw:layer="layout" svg:width="0.017cm" svg:height="1.113cm" svg:x="19.121cm" svg:y="15.49cm" svg:viewBox="0 0 18 1114" draw:points="0,1114 18,1114 18,0 0,0">
          <text:p/>
        </draw:polygon>
        <draw:frame draw:style-name="gr71" draw:text-style-name="P9" draw:layer="layout" svg:width="3.334cm" svg:height="0.703cm" svg:x="14.1cm" svg:y="15.9cm">
          <draw:text-box>
            <text:p text:style-name="P7"><text:span text:style-name="T3">Participation aux tâches</text:span></text:p>
            <text:p text:style-name="P7"><text:span text:style-name="T3">1.4, 2.1 <text:s/></text:span></text:p>
          </draw:text-box>
        </draw:frame>
        <draw:frame draw:style-name="gr31" draw:text-style-name="P4" draw:layer="layout" svg:width="1.115cm" svg:height="0.352cm" svg:x="5.541cm" svg:y="16.897cm">
          <draw:text-box>
            <text:p text:style-name="P1"><text:span text:style-name="T3">SAMSON </text:span></text:p>
          </draw:text-box>
        </draw:frame>
        <draw:frame draw:style-name="gr72" draw:text-style-name="P4" draw:layer="layout" svg:width="0.789cm" svg:height="0.352cm" svg:x="7.551cm" svg:y="16.723cm">
          <draw:text-box>
            <text:p text:style-name="P1"><text:span text:style-name="T3">Marie-</text:span></text:p>
          </draw:text-box>
        </draw:frame>
        <draw:frame draw:style-name="gr73" draw:text-style-name="P4" draw:layer="layout" svg:width="1.192cm" svg:height="0.352cm" svg:x="7.386cm" svg:y="17.066cm">
          <draw:text-box>
            <text:p text:style-name="P1"><text:span text:style-name="T3">Françoise </text:span></text:p>
          </draw:text-box>
        </draw:frame>
        <draw:frame draw:style-name="gr8" draw:text-style-name="P4" draw:layer="layout" svg:width="1.225cm" svg:height="0.352cm" svg:x="10.075cm" svg:y="16.948cm">
          <draw:text-box>
            <text:p text:style-name="P1"><text:span text:style-name="T3">Biochimie </text:span></text:p>
          </draw:text-box>
        </draw:frame>
        <draw:frame draw:style-name="gr74" draw:text-style-name="P4" draw:layer="layout" svg:width="3.025cm" svg:height="0.352cm" svg:x="13.9cm" svg:y="16.948cm">
          <draw:text-box>
            <text:p text:style-name="P1"><text:span text:style-name="T3">DON expertise et mesure</text:span><text:span text:style-name="T3"> </text:span></text:p>
          </draw:text-box>
        </draw:frame>
        <draw:polygon draw:style-name="gr4" draw:text-style-name="P5" draw:layer="layout" svg:width="0.017cm" svg:height="0.017cm" svg:x="2.831cm" svg:y="16.603cm" svg:viewBox="0 0 18 18" draw:points="0,18 18,18 18,0 0,0">
          <text:p/>
        </draw:polygon>
        <draw:polygon draw:style-name="gr4" draw:text-style-name="P5" draw:layer="layout" svg:width="0.017cm" svg:height="0.017cm" svg:x="5.083cm" svg:y="16.603cm" svg:viewBox="0 0 18 18" draw:points="0,18 18,18 18,0 0,0">
          <text:p/>
        </draw:polygon>
        <draw:polygon draw:style-name="gr4" draw:text-style-name="P5" draw:layer="layout" svg:width="1.913cm" svg:height="0.017cm" svg:x="5.1cm" svg:y="16.603cm" svg:viewBox="0 0 1914 18" draw:points="0,18 1914,18 1914,0 0,0">
          <text:p/>
        </draw:polygon>
        <draw:polygon draw:style-name="gr4" draw:text-style-name="P5" draw:layer="layout" svg:width="0.017cm" svg:height="0.017cm" svg:x="7.013cm" svg:y="16.603cm" svg:viewBox="0 0 18 18" draw:points="0,18 18,18 18,0 0,0">
          <text:p/>
        </draw:polygon>
        <draw:polygon draw:style-name="gr4" draw:text-style-name="P5" draw:layer="layout" svg:width="1.804cm" svg:height="0.017cm" svg:x="7.03cm" svg:y="16.603cm" svg:viewBox="0 0 1805 18" draw:points="0,18 1805,18 1805,0 0,0">
          <text:p/>
        </draw:polygon>
        <draw:polygon draw:style-name="gr4" draw:text-style-name="P5" draw:layer="layout" svg:width="0.017cm" svg:height="0.017cm" svg:x="8.834cm" svg:y="16.603cm" svg:viewBox="0 0 18 18" draw:points="0,18 18,18 18,0 0,0">
          <text:p/>
        </draw:polygon>
        <draw:polygon draw:style-name="gr4" draw:text-style-name="P5" draw:layer="layout" svg:width="0.017cm" svg:height="0.017cm" svg:x="12.081cm" svg:y="16.603cm" svg:viewBox="0 0 18 18" draw:points="0,18 18,18 18,0 0,0">
          <text:p/>
        </draw:polygon>
        <draw:polygon draw:style-name="gr4" draw:text-style-name="P5" draw:layer="layout" svg:width="2.845cm" svg:height="0.017cm" svg:x="12.097cm" svg:y="16.603cm" svg:viewBox="0 0 2846 18" draw:points="0,18 2846,18 2846,0 0,0">
          <text:p/>
        </draw:polygon>
        <draw:polygon draw:style-name="gr4" draw:text-style-name="P5" draw:layer="layout" svg:width="0.017cm" svg:height="0.017cm" svg:x="14.942cm" svg:y="16.603cm" svg:viewBox="0 0 18 18" draw:points="0,18 18,18 18,0 0,0">
          <text:p/>
        </draw:polygon>
        <draw:polygon draw:style-name="gr4" draw:text-style-name="P5" draw:layer="layout" svg:width="0.555cm" svg:height="0.017cm" svg:x="14.959cm" svg:y="16.603cm" svg:viewBox="0 0 556 18" draw:points="0,18 556,18 556,0 0,0">
          <text:p/>
        </draw:polygon>
        <draw:polygon draw:style-name="gr4" draw:text-style-name="P5" draw:layer="layout" svg:width="0.017cm" svg:height="0.017cm" svg:x="15.514cm" svg:y="16.603cm" svg:viewBox="0 0 18 18" draw:points="0,18 18,18 18,0 0,0">
          <text:p/>
        </draw:polygon>
        <draw:polygon draw:style-name="gr4" draw:text-style-name="P5" draw:layer="layout" svg:width="3.59cm" svg:height="0.017cm" svg:x="15.531cm" svg:y="16.603cm" svg:viewBox="0 0 3591 18" draw:points="0,18 3591,18 3591,0 0,0">
          <text:p/>
        </draw:polygon>
        <draw:polygon draw:style-name="gr4" draw:text-style-name="P5" draw:layer="layout" svg:width="0.017cm" svg:height="0.017cm" svg:x="19.121cm" svg:y="16.603cm" svg:viewBox="0 0 18 18" draw:points="0,18 18,18 18,0 0,0">
          <text:p/>
        </draw:polygon>
        <draw:polygon draw:style-name="gr4" draw:text-style-name="P5" draw:layer="layout" svg:width="0.017cm" svg:height="1.113cm" svg:x="2.831cm" svg:y="16.62cm" svg:viewBox="0 0 18 1114" draw:points="0,1114 18,1114 18,0 0,0">
          <text:p/>
        </draw:polygon>
        <draw:polygon draw:style-name="gr4" draw:text-style-name="P5" draw:layer="layout" svg:width="0.017cm" svg:height="1.113cm" svg:x="5.083cm" svg:y="16.62cm" svg:viewBox="0 0 18 1114" draw:points="0,1114 18,1114 18,0 0,0">
          <text:p/>
        </draw:polygon>
        <draw:polygon draw:style-name="gr4" draw:text-style-name="P5" draw:layer="layout" svg:width="0.017cm" svg:height="1.113cm" svg:x="7.013cm" svg:y="16.62cm" svg:viewBox="0 0 18 1114" draw:points="0,1114 18,1114 18,0 0,0">
          <text:p/>
        </draw:polygon>
        <draw:polygon draw:style-name="gr4" draw:text-style-name="P5" draw:layer="layout" svg:width="0.017cm" svg:height="1.113cm" svg:x="8.834cm" svg:y="16.62cm" svg:viewBox="0 0 18 1114" draw:points="0,1114 18,1114 18,0 0,0">
          <text:p/>
        </draw:polygon>
        <draw:polygon draw:style-name="gr4" draw:text-style-name="P5" draw:layer="layout" svg:width="0.017cm" svg:height="1.113cm" svg:x="19.121cm" svg:y="16.62cm" svg:viewBox="0 0 18 1114" draw:points="0,1114 18,1114 18,0 0,0">
          <text:p/>
        </draw:polygon>
        <draw:frame draw:style-name="gr75" draw:text-style-name="P8" draw:layer="layout" svg:width="1.496cm" svg:height="0.352cm" svg:x="17cm" svg:y="17.06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283cm" svg:height="0.352cm" svg:x="3.966cm" svg:y="18.027cm">
          <draw:text-box>
            <text:p text:style-name="P1"><text:span text:style-name="T5"><text:s/></text:span></text:p>
          </draw:text-box>
        </draw:frame>
        <draw:frame draw:style-name="gr76" draw:text-style-name="P4" draw:layer="layout" svg:width="1.077cm" svg:height="0.352cm" svg:x="5.562cm" svg:y="18.027cm">
          <draw:text-box>
            <text:p text:style-name="P1"><text:span text:style-name="T3">BARRON </text:span></text:p>
          </draw:text-box>
        </draw:frame>
        <draw:frame draw:style-name="gr77" draw:text-style-name="P4" draw:layer="layout" svg:width="0.764cm" svg:height="0.352cm" svg:x="7.594cm" svg:y="18.027cm">
          <draw:text-box>
            <text:p text:style-name="P1"><text:span text:style-name="T3">Cécile </text:span></text:p>
          </draw:text-box>
        </draw:frame>
        <draw:frame draw:style-name="gr78" draw:text-style-name="P4" draw:layer="layout" svg:width="1.877cm" svg:height="0.352cm" svg:x="9.7cm" svg:y="17.848cm">
          <draw:text-box>
            <text:p text:style-name="P1"><text:span text:style-name="T3">Biophysique et <text:s/></text:span></text:p>
          </draw:text-box>
        </draw:frame>
        <draw:frame draw:style-name="gr79" draw:text-style-name="P8" draw:layer="layout" svg:width="1.509cm" svg:height="0.352cm" svg:x="9.791cm" svg:y="18.3cm">
          <draw:text-box>
            <text:p text:style-name="P1"><text:span text:style-name="T3">Microscopie </text:span></text:p>
          </draw:text-box>
        </draw:frame>
        <draw:frame draw:style-name="gr80" draw:text-style-name="P4" draw:layer="layout" svg:width="3.681cm" svg:height="0.352cm" svg:x="13.7cm" svg:y="17.948cm">
          <draw:text-box>
            <text:p text:style-name="P1"><text:span text:style-name="T3">Expertise microscopique du Cd </text:span></text:p>
          </draw:text-box>
        </draw:frame>
        <draw:polygon draw:style-name="gr4" draw:text-style-name="P5" draw:layer="layout" svg:width="0.017cm" svg:height="0.018cm" svg:x="2.831cm" svg:y="17.733cm" svg:viewBox="0 0 18 19" draw:points="0,19 18,19 18,0 0,0">
          <text:p/>
        </draw:polygon>
        <draw:polygon draw:style-name="gr4" draw:text-style-name="P5" draw:layer="layout" svg:width="0.017cm" svg:height="0.018cm" svg:x="5.083cm" svg:y="17.733cm" svg:viewBox="0 0 18 19" draw:points="0,19 18,19 18,0 0,0">
          <text:p/>
        </draw:polygon>
        <draw:polygon draw:style-name="gr4" draw:text-style-name="P5" draw:layer="layout" svg:width="1.913cm" svg:height="0.018cm" svg:x="5.1cm" svg:y="17.733cm" svg:viewBox="0 0 1914 19" draw:points="0,19 1914,19 1914,0 0,0">
          <text:p/>
        </draw:polygon>
        <draw:polygon draw:style-name="gr4" draw:text-style-name="P5" draw:layer="layout" svg:width="0.017cm" svg:height="0.018cm" svg:x="7.013cm" svg:y="17.733cm" svg:viewBox="0 0 18 19" draw:points="0,19 18,19 18,0 0,0">
          <text:p/>
        </draw:polygon>
        <draw:polygon draw:style-name="gr4" draw:text-style-name="P5" draw:layer="layout" svg:width="1.804cm" svg:height="0.018cm" svg:x="7.03cm" svg:y="17.733cm" svg:viewBox="0 0 1805 19" draw:points="0,19 1805,19 1805,0 0,0">
          <text:p/>
        </draw:polygon>
        <draw:polygon draw:style-name="gr4" draw:text-style-name="P5" draw:layer="layout" svg:width="0.017cm" svg:height="0.018cm" svg:x="8.834cm" svg:y="17.733cm" svg:viewBox="0 0 18 19" draw:points="0,19 18,19 18,0 0,0">
          <text:p/>
        </draw:polygon>
        <draw:polygon draw:style-name="gr4" draw:text-style-name="P5" draw:layer="layout" svg:width="0.017cm" svg:height="0.018cm" svg:x="12.081cm" svg:y="17.733cm" svg:viewBox="0 0 18 19" draw:points="0,19 18,19 18,0 0,0">
          <text:p/>
        </draw:polygon>
        <draw:polygon draw:style-name="gr4" draw:text-style-name="P5" draw:layer="layout" svg:width="2.845cm" svg:height="0.018cm" svg:x="12.097cm" svg:y="17.733cm" svg:viewBox="0 0 2846 19" draw:points="0,19 2846,19 2846,0 0,0">
          <text:p/>
        </draw:polygon>
        <draw:polygon draw:style-name="gr4" draw:text-style-name="P5" draw:layer="layout" svg:width="0.017cm" svg:height="0.018cm" svg:x="14.942cm" svg:y="17.733cm" svg:viewBox="0 0 18 19" draw:points="0,19 18,19 18,0 0,0">
          <text:p/>
        </draw:polygon>
        <draw:polygon draw:style-name="gr4" draw:text-style-name="P5" draw:layer="layout" svg:width="0.555cm" svg:height="0.018cm" svg:x="14.959cm" svg:y="17.733cm" svg:viewBox="0 0 556 19" draw:points="0,19 556,19 556,0 0,0">
          <text:p/>
        </draw:polygon>
        <draw:polygon draw:style-name="gr4" draw:text-style-name="P5" draw:layer="layout" svg:width="0.017cm" svg:height="0.018cm" svg:x="15.514cm" svg:y="17.733cm" svg:viewBox="0 0 18 19" draw:points="0,19 18,19 18,0 0,0">
          <text:p/>
        </draw:polygon>
        <draw:polygon draw:style-name="gr4" draw:text-style-name="P5" draw:layer="layout" svg:width="3.59cm" svg:height="0.018cm" svg:x="15.531cm" svg:y="17.733cm" svg:viewBox="0 0 3591 19" draw:points="0,19 3591,19 3591,0 0,0">
          <text:p/>
        </draw:polygon>
        <draw:polygon draw:style-name="gr4" draw:text-style-name="P5" draw:layer="layout" svg:width="0.017cm" svg:height="0.018cm" svg:x="19.121cm" svg:y="17.733cm" svg:viewBox="0 0 18 19" draw:points="0,19 18,19 18,0 0,0">
          <text:p/>
        </draw:polygon>
        <draw:polygon draw:style-name="gr4" draw:text-style-name="P5" draw:layer="layout" svg:width="0.017cm" svg:height="1.114cm" svg:x="2.831cm" svg:y="17.75cm" svg:viewBox="0 0 18 1115" draw:points="0,1115 18,1115 18,0 0,0">
          <text:p/>
        </draw:polygon>
        <draw:polygon draw:style-name="gr4" draw:text-style-name="P5" draw:layer="layout" svg:width="0.017cm" svg:height="1.114cm" svg:x="5.083cm" svg:y="17.75cm" svg:viewBox="0 0 18 1115" draw:points="0,1115 18,1115 18,0 0,0">
          <text:p/>
        </draw:polygon>
        <draw:polygon draw:style-name="gr4" draw:text-style-name="P5" draw:layer="layout" svg:width="0.017cm" svg:height="1.114cm" svg:x="7.013cm" svg:y="17.75cm" svg:viewBox="0 0 18 1115" draw:points="0,1115 18,1115 18,0 0,0">
          <text:p/>
        </draw:polygon>
        <draw:polygon draw:style-name="gr4" draw:text-style-name="P5" draw:layer="layout" svg:width="0.017cm" svg:height="1.114cm" svg:x="8.834cm" svg:y="17.75cm" svg:viewBox="0 0 18 1115" draw:points="0,1115 18,1115 18,0 0,0">
          <text:p/>
        </draw:polygon>
        <draw:polygon draw:style-name="gr4" draw:text-style-name="P5" draw:layer="layout" svg:width="0.017cm" svg:height="1.114cm" svg:x="19.121cm" svg:y="17.75cm" svg:viewBox="0 0 18 1115" draw:points="0,1115 18,1115 18,0 0,0">
          <text:p/>
        </draw:polygon>
        <draw:frame draw:style-name="gr81" draw:text-style-name="P4" draw:layer="layout" svg:width="2.686cm" svg:height="0.352cm" svg:x="14.1cm" svg:y="18.4cm">
          <draw:text-box>
            <text:p text:style-name="P1"><text:span text:style-name="T3">Surveillance des tissus </text:span></text:p>
          </draw:text-box>
        </draw:frame>
        <draw:frame draw:style-name="gr3" draw:text-style-name="P4" draw:layer="layout" svg:width="0.283cm" svg:height="0.352cm" svg:x="3.466cm" svg:y="18.878cm">
          <draw:text-box>
            <text:p text:style-name="P1"><text:span text:style-name="T5"><text:s/></text:span></text:p>
          </draw:text-box>
        </draw:frame>
        <draw:frame draw:style-name="gr82" draw:text-style-name="P4" draw:layer="layout" svg:width="1.251cm" svg:height="0.352cm" svg:x="5.473cm" svg:y="18.878cm">
          <draw:text-box>
            <text:p text:style-name="P1"><text:span text:style-name="T3">MARAVAL </text:span></text:p>
          </draw:text-box>
        </draw:frame>
        <draw:frame draw:style-name="gr83" draw:text-style-name="P4" draw:layer="layout" svg:width="1.039cm" svg:height="0.352cm" svg:x="7.458cm" svg:y="18.878cm">
          <draw:text-box>
            <text:p text:style-name="P1"><text:span text:style-name="T3">Georges </text:span></text:p>
          </draw:text-box>
        </draw:frame>
        <draw:frame draw:style-name="gr84" draw:text-style-name="P4" draw:layer="layout" svg:width="1.844cm" svg:height="0.703cm" svg:x="9.7cm" svg:y="19cm">
          <draw:text-box>
            <text:p text:style-name="P1"><text:span text:style-name="T3">Technologie de</text:span></text:p>
            <text:p text:style-name="P1"><text:span text:style-name="T3">fractionnement</text:span></text:p>
          </draw:text-box>
        </draw:frame>
        <draw:polygon draw:style-name="gr4" draw:text-style-name="P5" draw:layer="layout" svg:width="0.017cm" svg:height="0.017cm" svg:x="2.831cm" svg:y="18.864cm" svg:viewBox="0 0 18 18" draw:points="0,18 18,18 18,0 0,0">
          <text:p/>
        </draw:polygon>
        <draw:polygon draw:style-name="gr4" draw:text-style-name="P5" draw:layer="layout" svg:width="0.017cm" svg:height="0.017cm" svg:x="5.083cm" svg:y="18.864cm" svg:viewBox="0 0 18 18" draw:points="0,18 18,18 18,0 0,0">
          <text:p/>
        </draw:polygon>
        <draw:polygon draw:style-name="gr4" draw:text-style-name="P5" draw:layer="layout" svg:width="1.913cm" svg:height="0.017cm" svg:x="5.1cm" svg:y="18.864cm" svg:viewBox="0 0 1914 18" draw:points="0,18 1914,18 1914,0 0,0">
          <text:p/>
        </draw:polygon>
        <draw:polygon draw:style-name="gr4" draw:text-style-name="P5" draw:layer="layout" svg:width="0.017cm" svg:height="0.017cm" svg:x="7.013cm" svg:y="18.864cm" svg:viewBox="0 0 18 18" draw:points="0,18 18,18 18,0 0,0">
          <text:p/>
        </draw:polygon>
        <draw:polygon draw:style-name="gr4" draw:text-style-name="P5" draw:layer="layout" svg:width="1.804cm" svg:height="0.017cm" svg:x="7.03cm" svg:y="18.864cm" svg:viewBox="0 0 1805 18" draw:points="0,18 1805,18 1805,0 0,0">
          <text:p/>
        </draw:polygon>
        <draw:polygon draw:style-name="gr4" draw:text-style-name="P5" draw:layer="layout" svg:width="0.017cm" svg:height="0.017cm" svg:x="8.834cm" svg:y="18.864cm" svg:viewBox="0 0 18 18" draw:points="0,18 18,18 18,0 0,0">
          <text:p/>
        </draw:polygon>
        <draw:polygon draw:style-name="gr4" draw:text-style-name="P5" draw:layer="layout" svg:width="0.017cm" svg:height="0.017cm" svg:x="12.081cm" svg:y="18.864cm" svg:viewBox="0 0 18 18" draw:points="0,18 18,18 18,0 0,0">
          <text:p/>
        </draw:polygon>
        <draw:polygon draw:style-name="gr4" draw:text-style-name="P5" draw:layer="layout" svg:width="2.845cm" svg:height="0.017cm" svg:x="12.097cm" svg:y="18.864cm" svg:viewBox="0 0 2846 18" draw:points="0,18 2846,18 2846,0 0,0">
          <text:p/>
        </draw:polygon>
        <draw:polygon draw:style-name="gr4" draw:text-style-name="P5" draw:layer="layout" svg:width="0.017cm" svg:height="0.017cm" svg:x="14.942cm" svg:y="18.864cm" svg:viewBox="0 0 18 18" draw:points="0,18 18,18 18,0 0,0">
          <text:p/>
        </draw:polygon>
        <draw:polygon draw:style-name="gr4" draw:text-style-name="P5" draw:layer="layout" svg:width="0.555cm" svg:height="0.017cm" svg:x="14.959cm" svg:y="18.864cm" svg:viewBox="0 0 556 18" draw:points="0,18 556,18 556,0 0,0">
          <text:p/>
        </draw:polygon>
        <draw:polygon draw:style-name="gr4" draw:text-style-name="P5" draw:layer="layout" svg:width="0.017cm" svg:height="0.017cm" svg:x="15.514cm" svg:y="18.864cm" svg:viewBox="0 0 18 18" draw:points="0,18 18,18 18,0 0,0">
          <text:p/>
        </draw:polygon>
        <draw:polygon draw:style-name="gr4" draw:text-style-name="P5" draw:layer="layout" svg:width="3.59cm" svg:height="0.017cm" svg:x="15.531cm" svg:y="18.864cm" svg:viewBox="0 0 3591 18" draw:points="0,18 3591,18 3591,0 0,0">
          <text:p/>
        </draw:polygon>
        <draw:polygon draw:style-name="gr4" draw:text-style-name="P5" draw:layer="layout" svg:width="0.017cm" svg:height="0.017cm" svg:x="19.121cm" svg:y="18.864cm" svg:viewBox="0 0 18 18" draw:points="0,18 18,18 18,0 0,0">
          <text:p/>
        </draw:polygon>
        <draw:polygon draw:style-name="gr4" draw:text-style-name="P5" draw:layer="layout" svg:width="0.017cm" svg:height="0.901cm" svg:x="2.831cm" svg:y="18.881cm" svg:viewBox="0 0 18 902" draw:points="0,902 18,902 18,0 0,0">
          <text:p/>
        </draw:polygon>
        <draw:polygon draw:style-name="gr4" draw:text-style-name="P5" draw:layer="layout" svg:width="0.017cm" svg:height="0.901cm" svg:x="5.083cm" svg:y="18.881cm" svg:viewBox="0 0 18 902" draw:points="0,902 18,902 18,0 0,0">
          <text:p/>
        </draw:polygon>
        <draw:polygon draw:style-name="gr4" draw:text-style-name="P5" draw:layer="layout" svg:width="0.017cm" svg:height="0.901cm" svg:x="7.013cm" svg:y="18.881cm" svg:viewBox="0 0 18 902" draw:points="0,902 18,902 18,0 0,0">
          <text:p/>
        </draw:polygon>
        <draw:polygon draw:style-name="gr4" draw:text-style-name="P5" draw:layer="layout" svg:width="0.017cm" svg:height="0.901cm" svg:x="8.834cm" svg:y="18.881cm" svg:viewBox="0 0 18 902" draw:points="0,902 18,902 18,0 0,0">
          <text:p/>
        </draw:polygon>
        <draw:polygon draw:style-name="gr4" draw:text-style-name="P5" draw:layer="layout" svg:width="0.017cm" svg:height="0.901cm" svg:x="19.121cm" svg:y="18.881cm" svg:viewBox="0 0 18 902" draw:points="0,902 18,902 18,0 0,0">
          <text:p/>
        </draw:polygon>
        <draw:frame draw:style-name="gr85" draw:text-style-name="P4" draw:layer="layout" svg:width="2.661cm" svg:height="0.352cm" svg:x="13.939cm" svg:y="19.1cm">
          <draw:text-box>
            <text:p text:style-name="P1"><text:span text:style-name="T3">Essais fractionnement </text:span></text:p>
          </draw:text-box>
        </draw:frame>
        <draw:frame draw:style-name="gr3" draw:text-style-name="P4" draw:layer="layout" svg:width="0.283cm" svg:height="0.352cm" svg:x="3.466cm" svg:y="19.796cm">
          <draw:text-box>
            <text:p text:style-name="P1"><text:span text:style-name="T5"><text:s/></text:span></text:p>
          </draw:text-box>
        </draw:frame>
        <draw:frame draw:style-name="gr86" draw:text-style-name="P4" draw:layer="layout" svg:width="1.209cm" svg:height="0.352cm" svg:x="5.494cm" svg:y="19.796cm">
          <draw:text-box>
            <text:p text:style-name="P1"><text:span text:style-name="T3">LASSERRE </text:span></text:p>
          </draw:text-box>
        </draw:frame>
        <draw:frame draw:style-name="gr87" draw:text-style-name="P4" draw:layer="layout" svg:width="1.793cm" svg:height="0.352cm" svg:x="7.094cm" svg:y="19.796cm">
          <draw:text-box>
            <text:p text:style-name="P1"><text:span text:style-name="T3">Thérèse-Marie </text:span></text:p>
          </draw:text-box>
        </draw:frame>
        <draw:frame draw:style-name="gr8" draw:text-style-name="P4" draw:layer="layout" svg:width="1.225cm" svg:height="0.352cm" svg:x="10.075cm" svg:y="20.248cm">
          <draw:text-box>
            <text:p text:style-name="P1"><text:span text:style-name="T3">Biochimie </text:span></text:p>
          </draw:text-box>
        </draw:frame>
        <draw:frame draw:style-name="gr88" draw:text-style-name="P8" draw:layer="layout" svg:width="2.394cm" svg:height="0.352cm" svg:x="14.106cm" svg:y="19.9cm">
          <draw:text-box>
            <text:p text:style-name="P1"><text:span text:style-name="T3">Essais biochimiques </text:span></text:p>
          </draw:text-box>
        </draw:frame>
        <draw:polygon draw:style-name="gr4" draw:text-style-name="P5" draw:layer="layout" svg:width="0.017cm" svg:height="0.017cm" svg:x="2.831cm" svg:y="19.782cm" svg:viewBox="0 0 18 18" draw:points="0,18 18,18 18,0 0,0">
          <text:p/>
        </draw:polygon>
        <draw:polygon draw:style-name="gr4" draw:text-style-name="P5" draw:layer="layout" svg:width="0.017cm" svg:height="0.017cm" svg:x="5.083cm" svg:y="19.782cm" svg:viewBox="0 0 18 18" draw:points="0,18 18,18 18,0 0,0">
          <text:p/>
        </draw:polygon>
        <draw:polygon draw:style-name="gr4" draw:text-style-name="P5" draw:layer="layout" svg:width="1.913cm" svg:height="0.017cm" svg:x="5.1cm" svg:y="19.782cm" svg:viewBox="0 0 1914 18" draw:points="0,18 1914,18 1914,0 0,0">
          <text:p/>
        </draw:polygon>
        <draw:polygon draw:style-name="gr4" draw:text-style-name="P5" draw:layer="layout" svg:width="0.017cm" svg:height="0.017cm" svg:x="7.013cm" svg:y="19.782cm" svg:viewBox="0 0 18 18" draw:points="0,18 18,18 18,0 0,0">
          <text:p/>
        </draw:polygon>
        <draw:polygon draw:style-name="gr4" draw:text-style-name="P5" draw:layer="layout" svg:width="1.804cm" svg:height="0.017cm" svg:x="7.03cm" svg:y="19.782cm" svg:viewBox="0 0 1805 18" draw:points="0,18 1805,18 1805,0 0,0">
          <text:p/>
        </draw:polygon>
        <draw:polygon draw:style-name="gr4" draw:text-style-name="P5" draw:layer="layout" svg:width="0.017cm" svg:height="0.017cm" svg:x="8.834cm" svg:y="19.782cm" svg:viewBox="0 0 18 18" draw:points="0,18 18,18 18,0 0,0">
          <text:p/>
        </draw:polygon>
        <draw:polygon draw:style-name="gr4" draw:text-style-name="P5" draw:layer="layout" svg:width="0.017cm" svg:height="0.017cm" svg:x="12.081cm" svg:y="19.782cm" svg:viewBox="0 0 18 18" draw:points="0,18 18,18 18,0 0,0">
          <text:p/>
        </draw:polygon>
        <draw:polygon draw:style-name="gr4" draw:text-style-name="P5" draw:layer="layout" svg:width="2.845cm" svg:height="0.017cm" svg:x="12.097cm" svg:y="19.782cm" svg:viewBox="0 0 2846 18" draw:points="0,18 2846,18 2846,0 0,0">
          <text:p/>
        </draw:polygon>
        <draw:polygon draw:style-name="gr4" draw:text-style-name="P5" draw:layer="layout" svg:width="0.017cm" svg:height="0.017cm" svg:x="14.942cm" svg:y="19.782cm" svg:viewBox="0 0 18 18" draw:points="0,18 18,18 18,0 0,0">
          <text:p/>
        </draw:polygon>
        <draw:polygon draw:style-name="gr4" draw:text-style-name="P5" draw:layer="layout" svg:width="0.555cm" svg:height="0.017cm" svg:x="14.959cm" svg:y="19.782cm" svg:viewBox="0 0 556 18" draw:points="0,18 556,18 556,0 0,0">
          <text:p/>
        </draw:polygon>
        <draw:polygon draw:style-name="gr4" draw:text-style-name="P5" draw:layer="layout" svg:width="0.017cm" svg:height="0.017cm" svg:x="15.514cm" svg:y="19.782cm" svg:viewBox="0 0 18 18" draw:points="0,18 18,18 18,0 0,0">
          <text:p/>
        </draw:polygon>
        <draw:polygon draw:style-name="gr4" draw:text-style-name="P5" draw:layer="layout" svg:width="3.59cm" svg:height="0.017cm" svg:x="15.531cm" svg:y="19.782cm" svg:viewBox="0 0 3591 18" draw:points="0,18 3591,18 3591,0 0,0">
          <text:p/>
        </draw:polygon>
        <draw:polygon draw:style-name="gr4" draw:text-style-name="P5" draw:layer="layout" svg:width="0.017cm" svg:height="0.017cm" svg:x="19.121cm" svg:y="19.782cm" svg:viewBox="0 0 18 18" draw:points="0,18 18,18 18,0 0,0">
          <text:p/>
        </draw:polygon>
        <draw:polygon draw:style-name="gr4" draw:text-style-name="P5" draw:layer="layout" svg:width="0.017cm" svg:height="1.114cm" svg:x="2.831cm" svg:y="19.799cm" svg:viewBox="0 0 18 1115" draw:points="0,1115 18,1115 18,0 0,0">
          <text:p/>
        </draw:polygon>
        <draw:polygon draw:style-name="gr4" draw:text-style-name="P5" draw:layer="layout" svg:width="0.017cm" svg:height="1.114cm" svg:x="5.083cm" svg:y="19.799cm" svg:viewBox="0 0 18 1115" draw:points="0,1115 18,1115 18,0 0,0">
          <text:p/>
        </draw:polygon>
        <draw:polygon draw:style-name="gr4" draw:text-style-name="P5" draw:layer="layout" svg:width="0.017cm" svg:height="1.114cm" svg:x="7.013cm" svg:y="19.799cm" svg:viewBox="0 0 18 1115" draw:points="0,1115 18,1115 18,0 0,0">
          <text:p/>
        </draw:polygon>
        <draw:polygon draw:style-name="gr4" draw:text-style-name="P5" draw:layer="layout" svg:width="0.017cm" svg:height="1.114cm" svg:x="8.834cm" svg:y="19.799cm" svg:viewBox="0 0 18 1115" draw:points="0,1115 18,1115 18,0 0,0">
          <text:p/>
        </draw:polygon>
        <draw:polygon draw:style-name="gr4" draw:text-style-name="P5" draw:layer="layout" svg:width="0.017cm" svg:height="1.114cm" svg:x="19.121cm" svg:y="19.799cm" svg:viewBox="0 0 18 1115" draw:points="0,1115 18,1115 18,0 0,0">
          <text:p/>
        </draw:polygon>
        <draw:frame draw:style-name="gr81" draw:text-style-name="P4" draw:layer="layout" svg:width="2.686cm" svg:height="0.352cm" svg:x="14cm" svg:y="20.348cm">
          <draw:text-box>
            <text:p text:style-name="P1"><text:span text:style-name="T3">Surveillance des tissus </text:span></text:p>
          </draw:text-box>
        </draw:frame>
        <draw:frame draw:style-name="gr3" draw:text-style-name="P4" draw:layer="layout" svg:width="0.283cm" svg:height="0.352cm" svg:x="3.466cm" svg:y="20.927cm">
          <draw:text-box>
            <text:p text:style-name="P1"><text:span text:style-name="T5"><text:s/></text:span></text:p>
          </draw:text-box>
        </draw:frame>
        <draw:frame draw:style-name="gr89" draw:text-style-name="P4" draw:layer="layout" svg:width="0.933cm" svg:height="0.352cm" svg:x="5.629cm" svg:y="20.927cm">
          <draw:text-box>
            <text:p text:style-name="P1"><text:span text:style-name="T3">PUTOIS </text:span></text:p>
          </draw:text-box>
        </draw:frame>
        <draw:frame draw:style-name="gr90" draw:text-style-name="P4" draw:layer="layout" svg:width="0.908cm" svg:height="0.352cm" svg:x="7.522cm" svg:y="20.927cm">
          <draw:text-box>
            <text:p text:style-name="P1"><text:span text:style-name="T3">Aurélie </text:span></text:p>
          </draw:text-box>
        </draw:frame>
        <draw:frame draw:style-name="gr8" draw:text-style-name="P4" draw:layer="layout" svg:width="1.225cm" svg:height="0.352cm" svg:x="9.975cm" svg:y="21.1cm">
          <draw:text-box>
            <text:p text:style-name="P1"><text:span text:style-name="T3">Biochimie </text:span></text:p>
          </draw:text-box>
        </draw:frame>
        <draw:polygon draw:style-name="gr4" draw:text-style-name="P5" draw:layer="layout" svg:width="0.017cm" svg:height="0.017cm" svg:x="2.831cm" svg:y="20.913cm" svg:viewBox="0 0 18 18" draw:points="0,18 18,18 18,0 0,0">
          <text:p/>
        </draw:polygon>
        <draw:polygon draw:style-name="gr4" draw:text-style-name="P5" draw:layer="layout" svg:width="0.017cm" svg:height="0.017cm" svg:x="5.083cm" svg:y="20.913cm" svg:viewBox="0 0 18 18" draw:points="0,18 18,18 18,0 0,0">
          <text:p/>
        </draw:polygon>
        <draw:polygon draw:style-name="gr4" draw:text-style-name="P5" draw:layer="layout" svg:width="1.913cm" svg:height="0.017cm" svg:x="5.1cm" svg:y="20.913cm" svg:viewBox="0 0 1914 18" draw:points="0,18 1914,18 1914,0 0,0">
          <text:p/>
        </draw:polygon>
        <draw:polygon draw:style-name="gr4" draw:text-style-name="P5" draw:layer="layout" svg:width="0.017cm" svg:height="0.017cm" svg:x="7.013cm" svg:y="20.913cm" svg:viewBox="0 0 18 18" draw:points="0,18 18,18 18,0 0,0">
          <text:p/>
        </draw:polygon>
        <draw:polygon draw:style-name="gr4" draw:text-style-name="P5" draw:layer="layout" svg:width="1.804cm" svg:height="0.017cm" svg:x="7.03cm" svg:y="20.913cm" svg:viewBox="0 0 1805 18" draw:points="0,18 1805,18 1805,0 0,0">
          <text:p/>
        </draw:polygon>
        <draw:polygon draw:style-name="gr4" draw:text-style-name="P5" draw:layer="layout" svg:width="0.017cm" svg:height="0.017cm" svg:x="8.834cm" svg:y="20.913cm" svg:viewBox="0 0 18 18" draw:points="0,18 18,18 18,0 0,0">
          <text:p/>
        </draw:polygon>
        <draw:polygon draw:style-name="gr4" draw:text-style-name="P5" draw:layer="layout" svg:width="0.017cm" svg:height="0.017cm" svg:x="12.081cm" svg:y="20.913cm" svg:viewBox="0 0 18 18" draw:points="0,18 18,18 18,0 0,0">
          <text:p/>
        </draw:polygon>
        <draw:polygon draw:style-name="gr4" draw:text-style-name="P5" draw:layer="layout" svg:width="2.845cm" svg:height="0.017cm" svg:x="12.097cm" svg:y="20.913cm" svg:viewBox="0 0 2846 18" draw:points="0,18 2846,18 2846,0 0,0">
          <text:p/>
        </draw:polygon>
        <draw:polygon draw:style-name="gr4" draw:text-style-name="P5" draw:layer="layout" svg:width="0.017cm" svg:height="0.017cm" svg:x="14.942cm" svg:y="20.913cm" svg:viewBox="0 0 18 18" draw:points="0,18 18,18 18,0 0,0">
          <text:p/>
        </draw:polygon>
        <draw:polygon draw:style-name="gr4" draw:text-style-name="P5" draw:layer="layout" svg:width="0.555cm" svg:height="0.017cm" svg:x="14.959cm" svg:y="20.913cm" svg:viewBox="0 0 556 18" draw:points="0,18 556,18 556,0 0,0">
          <text:p/>
        </draw:polygon>
        <draw:polygon draw:style-name="gr4" draw:text-style-name="P5" draw:layer="layout" svg:width="0.017cm" svg:height="0.017cm" svg:x="15.514cm" svg:y="20.913cm" svg:viewBox="0 0 18 18" draw:points="0,18 18,18 18,0 0,0">
          <text:p/>
        </draw:polygon>
        <draw:polygon draw:style-name="gr4" draw:text-style-name="P5" draw:layer="layout" svg:width="3.59cm" svg:height="0.017cm" svg:x="15.531cm" svg:y="20.913cm" svg:viewBox="0 0 3591 18" draw:points="0,18 3591,18 3591,0 0,0">
          <text:p/>
        </draw:polygon>
        <draw:polygon draw:style-name="gr4" draw:text-style-name="P5" draw:layer="layout" svg:width="0.017cm" svg:height="0.017cm" svg:x="19.121cm" svg:y="20.913cm" svg:viewBox="0 0 18 18" draw:points="0,18 18,18 18,0 0,0">
          <text:p/>
        </draw:polygon>
        <draw:polygon draw:style-name="gr4" draw:text-style-name="P5" draw:layer="layout" svg:width="0.017cm" svg:height="0.698cm" svg:x="2.831cm" svg:y="20.93cm" svg:viewBox="0 0 18 699" draw:points="0,699 18,699 18,0 0,0">
          <text:p/>
        </draw:polygon>
        <draw:polygon draw:style-name="gr4" draw:text-style-name="P5" draw:layer="layout" svg:width="0.017cm" svg:height="0.698cm" svg:x="5.083cm" svg:y="20.93cm" svg:viewBox="0 0 18 699" draw:points="0,699 18,699 18,0 0,0">
          <text:p/>
        </draw:polygon>
        <draw:polygon draw:style-name="gr4" draw:text-style-name="P5" draw:layer="layout" svg:width="0.017cm" svg:height="0.698cm" svg:x="7.013cm" svg:y="20.93cm" svg:viewBox="0 0 18 699" draw:points="0,699 18,699 18,0 0,0">
          <text:p/>
        </draw:polygon>
        <draw:polygon draw:style-name="gr4" draw:text-style-name="P5" draw:layer="layout" svg:width="0.017cm" svg:height="0.698cm" svg:x="8.834cm" svg:y="20.93cm" svg:viewBox="0 0 18 699" draw:points="0,699 18,699 18,0 0,0">
          <text:p/>
        </draw:polygon>
        <draw:polygon draw:style-name="gr4" draw:text-style-name="P5" draw:layer="layout" svg:width="0.017cm" svg:height="0.698cm" svg:x="19.121cm" svg:y="20.93cm" svg:viewBox="0 0 18 699" draw:points="0,699 18,699 18,0 0,0">
          <text:p/>
        </draw:polygon>
        <draw:frame draw:style-name="gr81" draw:text-style-name="P4" draw:layer="layout" svg:width="2.686cm" svg:height="0.352cm" svg:x="14cm" svg:y="21.148cm">
          <draw:text-box>
            <text:p text:style-name="P1"><text:span text:style-name="T3">Surveillance des tissus </text:span></text:p>
          </draw:text-box>
        </draw:frame>
        <draw:polygon draw:style-name="gr4" draw:text-style-name="P5" draw:layer="layout" svg:width="0.017cm" svg:height="0.017cm" svg:x="2.831cm" svg:y="21.628cm" svg:viewBox="0 0 18 18" draw:points="0,18 18,18 18,0 0,0">
          <text:p/>
        </draw:polygon>
        <draw:polygon draw:style-name="gr4" draw:text-style-name="P5" draw:layer="layout" svg:width="0.017cm" svg:height="0.017cm" svg:x="5.083cm" svg:y="21.628cm" svg:viewBox="0 0 18 18" draw:points="0,18 18,18 18,0 0,0">
          <text:p/>
        </draw:polygon>
        <draw:polygon draw:style-name="gr4" draw:text-style-name="P5" draw:layer="layout" svg:width="1.913cm" svg:height="0.017cm" svg:x="5.1cm" svg:y="21.628cm" svg:viewBox="0 0 1914 18" draw:points="0,18 1914,18 1914,0 0,0">
          <text:p/>
        </draw:polygon>
        <draw:polygon draw:style-name="gr4" draw:text-style-name="P5" draw:layer="layout" svg:width="0.017cm" svg:height="0.017cm" svg:x="7.013cm" svg:y="21.628cm" svg:viewBox="0 0 18 18" draw:points="0,18 18,18 18,0 0,0">
          <text:p/>
        </draw:polygon>
        <draw:polygon draw:style-name="gr4" draw:text-style-name="P5" draw:layer="layout" svg:width="1.804cm" svg:height="0.017cm" svg:x="7.03cm" svg:y="21.628cm" svg:viewBox="0 0 1805 18" draw:points="0,18 1805,18 1805,0 0,0">
          <text:p/>
        </draw:polygon>
        <draw:polygon draw:style-name="gr4" draw:text-style-name="P5" draw:layer="layout" svg:width="0.017cm" svg:height="0.017cm" svg:x="8.834cm" svg:y="21.628cm" svg:viewBox="0 0 18 18" draw:points="0,18 18,18 18,0 0,0">
          <text:p/>
        </draw:polygon>
        <draw:polygon draw:style-name="gr4" draw:text-style-name="P5" draw:layer="layout" svg:width="0.017cm" svg:height="0.017cm" svg:x="12.081cm" svg:y="21.628cm" svg:viewBox="0 0 18 18" draw:points="0,18 18,18 18,0 0,0">
          <text:p/>
        </draw:polygon>
        <draw:polygon draw:style-name="gr4" draw:text-style-name="P5" draw:layer="layout" svg:width="2.845cm" svg:height="0.017cm" svg:x="12.097cm" svg:y="21.628cm" svg:viewBox="0 0 2846 18" draw:points="0,18 2846,18 2846,0 0,0">
          <text:p/>
        </draw:polygon>
        <draw:polygon draw:style-name="gr4" draw:text-style-name="P5" draw:layer="layout" svg:width="0.017cm" svg:height="0.017cm" svg:x="14.942cm" svg:y="21.628cm" svg:viewBox="0 0 18 18" draw:points="0,18 18,18 18,0 0,0">
          <text:p/>
        </draw:polygon>
        <draw:polygon draw:style-name="gr4" draw:text-style-name="P5" draw:layer="layout" svg:width="0.555cm" svg:height="0.017cm" svg:x="14.959cm" svg:y="21.628cm" svg:viewBox="0 0 556 18" draw:points="0,18 556,18 556,0 0,0">
          <text:p/>
        </draw:polygon>
        <draw:polygon draw:style-name="gr4" draw:text-style-name="P5" draw:layer="layout" svg:width="0.017cm" svg:height="0.017cm" svg:x="15.514cm" svg:y="21.628cm" svg:viewBox="0 0 18 18" draw:points="0,18 18,18 18,0 0,0">
          <text:p/>
        </draw:polygon>
        <draw:polygon draw:style-name="gr4" draw:text-style-name="P5" draw:layer="layout" svg:width="3.59cm" svg:height="0.017cm" svg:x="15.531cm" svg:y="21.628cm" svg:viewBox="0 0 3591 18" draw:points="0,18 3591,18 3591,0 0,0">
          <text:p/>
        </draw:polygon>
        <draw:polygon draw:style-name="gr4" draw:text-style-name="P5" draw:layer="layout" svg:width="0.017cm" svg:height="0.017cm" svg:x="19.121cm" svg:y="21.628cm" svg:viewBox="0 0 18 18" draw:points="0,18 18,18 18,0 0,0">
          <text:p/>
        </draw:polygon>
        <draw:frame draw:style-name="gr3" draw:text-style-name="P4" draw:layer="layout" svg:width="0.283cm" svg:height="0.352cm" svg:x="3.966cm" svg:y="22.561cm">
          <draw:text-box>
            <text:p text:style-name="P1"><text:span text:style-name="T5"><text:s/></text:span></text:p>
          </draw:text-box>
        </draw:frame>
        <draw:polygon draw:style-name="gr4" draw:text-style-name="P5" draw:layer="layout" svg:width="0.017cm" svg:height="0.017cm" svg:x="2.831cm" svg:y="22.547cm" svg:viewBox="0 0 18 18" draw:points="0,18 18,18 18,0 0,0">
          <text:p/>
        </draw:polygon>
        <draw:polygon draw:style-name="gr4" draw:text-style-name="P5" draw:layer="layout" svg:width="0.017cm" svg:height="0.017cm" svg:x="5.083cm" svg:y="22.547cm" svg:viewBox="0 0 18 18" draw:points="0,18 18,18 18,0 0,0">
          <text:p/>
        </draw:polygon>
        <draw:polygon draw:style-name="gr4" draw:text-style-name="P5" draw:layer="layout" svg:width="0.017cm" svg:height="0.017cm" svg:x="7.013cm" svg:y="22.547cm" svg:viewBox="0 0 18 18" draw:points="0,18 18,18 18,0 0,0">
          <text:p/>
        </draw:polygon>
        <draw:polygon draw:style-name="gr4" draw:text-style-name="P5" draw:layer="layout" svg:width="0.017cm" svg:height="0.017cm" svg:x="8.834cm" svg:y="22.547cm" svg:viewBox="0 0 18 18" draw:points="0,18 18,18 18,0 0,0">
          <text:p/>
        </draw:polygon>
        <draw:polygon draw:style-name="gr4" draw:text-style-name="P5" draw:layer="layout" svg:width="0.017cm" svg:height="0.017cm" svg:x="12.081cm" svg:y="22.547cm" svg:viewBox="0 0 18 18" draw:points="0,18 18,18 18,0 0,0">
          <text:p/>
        </draw:polygon>
        <draw:polygon draw:style-name="gr4" draw:text-style-name="P5" draw:layer="layout" svg:width="0.017cm" svg:height="0.017cm" svg:x="14.942cm" svg:y="22.547cm" svg:viewBox="0 0 18 18" draw:points="0,18 18,18 18,0 0,0">
          <text:p/>
        </draw:polygon>
        <draw:polygon draw:style-name="gr4" draw:text-style-name="P5" draw:layer="layout" svg:width="0.017cm" svg:height="0.017cm" svg:x="15.514cm" svg:y="22.547cm" svg:viewBox="0 0 18 18" draw:points="0,18 18,18 18,0 0,0">
          <text:p/>
        </draw:polygon>
        <draw:polygon draw:style-name="gr4" draw:text-style-name="P5" draw:layer="layout" svg:width="0.017cm" svg:height="0.017cm" svg:x="19.121cm" svg:y="22.547cm" svg:viewBox="0 0 18 18" draw:points="0,18 18,18 18,0 0,0">
          <text:p/>
        </draw:polygon>
        <draw:frame draw:style-name="gr3" draw:text-style-name="P4" draw:layer="layout" svg:width="0.283cm" svg:height="0.352cm" svg:x="3.966cm" svg:y="23.28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0.017cm" svg:height="0.017cm" svg:x="2.831cm" svg:y="23.266cm" svg:viewBox="0 0 18 18" draw:points="0,18 18,18 18,0 0,0">
          <text:p/>
        </draw:polygon>
        <draw:polygon draw:style-name="gr4" draw:text-style-name="P5" draw:layer="layout" svg:width="0.017cm" svg:height="0.017cm" svg:x="5.083cm" svg:y="23.266cm" svg:viewBox="0 0 18 18" draw:points="0,18 18,18 18,0 0,0">
          <text:p/>
        </draw:polygon>
        <draw:polygon draw:style-name="gr4" draw:text-style-name="P5" draw:layer="layout" svg:width="0.017cm" svg:height="0.017cm" svg:x="7.013cm" svg:y="23.266cm" svg:viewBox="0 0 18 18" draw:points="0,18 18,18 18,0 0,0">
          <text:p/>
        </draw:polygon>
        <draw:polygon draw:style-name="gr4" draw:text-style-name="P5" draw:layer="layout" svg:width="0.017cm" svg:height="0.017cm" svg:x="8.834cm" svg:y="23.266cm" svg:viewBox="0 0 18 18" draw:points="0,18 18,18 18,0 0,0">
          <text:p/>
        </draw:polygon>
        <draw:polygon draw:style-name="gr4" draw:text-style-name="P5" draw:layer="layout" svg:width="0.017cm" svg:height="0.017cm" svg:x="12.081cm" svg:y="23.266cm" svg:viewBox="0 0 18 18" draw:points="0,18 18,18 18,0 0,0">
          <text:p/>
        </draw:polygon>
        <draw:polygon draw:style-name="gr4" draw:text-style-name="P5" draw:layer="layout" svg:width="0.017cm" svg:height="0.017cm" svg:x="14.942cm" svg:y="23.266cm" svg:viewBox="0 0 18 18" draw:points="0,18 18,18 18,0 0,0">
          <text:p/>
        </draw:polygon>
        <draw:polygon draw:style-name="gr4" draw:text-style-name="P5" draw:layer="layout" svg:width="0.017cm" svg:height="0.017cm" svg:x="15.514cm" svg:y="23.266cm" svg:viewBox="0 0 18 18" draw:points="0,18 18,18 18,0 0,0">
          <text:p/>
        </draw:polygon>
        <draw:polygon draw:style-name="gr4" draw:text-style-name="P5" draw:layer="layout" svg:width="0.017cm" svg:height="0.017cm" svg:x="19.121cm" svg:y="23.266cm" svg:viewBox="0 0 18 18" draw:points="0,18 18,18 18,0 0,0">
          <text:p/>
        </draw:polygon>
        <draw:polygon draw:style-name="gr4" draw:text-style-name="P5" draw:layer="layout" svg:width="0.017cm" svg:height="0.017cm" svg:x="2.831cm" svg:y="23.982cm" svg:viewBox="0 0 18 18" draw:points="0,18 18,18 18,0 0,0">
          <text:p/>
        </draw:polygon>
        <draw:polygon draw:style-name="gr4" draw:text-style-name="P5" draw:layer="layout" svg:width="0.017cm" svg:height="0.017cm" svg:x="2.831cm" svg:y="23.982cm" svg:viewBox="0 0 18 18" draw:points="0,18 18,18 18,0 0,0">
          <text:p/>
        </draw:polygon>
        <draw:polygon draw:style-name="gr4" draw:text-style-name="P5" draw:layer="layout" svg:width="0.017cm" svg:height="0.017cm" svg:x="5.083cm" svg:y="23.982cm" svg:viewBox="0 0 18 18" draw:points="0,18 18,18 18,0 0,0">
          <text:p/>
        </draw:polygon>
        <draw:polygon draw:style-name="gr4" draw:text-style-name="P5" draw:layer="layout" svg:width="0.017cm" svg:height="0.017cm" svg:x="7.013cm" svg:y="23.982cm" svg:viewBox="0 0 18 18" draw:points="0,18 18,18 18,0 0,0">
          <text:p/>
        </draw:polygon>
        <draw:polygon draw:style-name="gr4" draw:text-style-name="P5" draw:layer="layout" svg:width="0.017cm" svg:height="0.017cm" svg:x="8.834cm" svg:y="23.982cm" svg:viewBox="0 0 18 18" draw:points="0,18 18,18 18,0 0,0">
          <text:p/>
        </draw:polygon>
        <draw:polygon draw:style-name="gr4" draw:text-style-name="P5" draw:layer="layout" svg:width="0.017cm" svg:height="0.017cm" svg:x="12.081cm" svg:y="23.982cm" svg:viewBox="0 0 18 18" draw:points="0,18 18,18 18,0 0,0">
          <text:p/>
        </draw:polygon>
        <draw:polygon draw:style-name="gr4" draw:text-style-name="P5" draw:layer="layout" svg:width="0.017cm" svg:height="0.017cm" svg:x="14.942cm" svg:y="23.982cm" svg:viewBox="0 0 18 18" draw:points="0,18 18,18 18,0 0,0">
          <text:p/>
        </draw:polygon>
        <draw:polygon draw:style-name="gr4" draw:text-style-name="P5" draw:layer="layout" svg:width="0.017cm" svg:height="0.017cm" svg:x="15.514cm" svg:y="23.982cm" svg:viewBox="0 0 18 18" draw:points="0,18 18,18 18,0 0,0">
          <text:p/>
        </draw:polygon>
        <draw:polygon draw:style-name="gr4" draw:text-style-name="P5" draw:layer="layout" svg:width="0.017cm" svg:height="0.017cm" svg:x="19.121cm" svg:y="23.982cm" svg:viewBox="0 0 18 18" draw:points="0,18 18,18 18,0 0,0">
          <text:p/>
        </draw:polygon>
        <draw:polygon draw:style-name="gr4" draw:text-style-name="P5" draw:layer="layout" svg:width="0.017cm" svg:height="0.017cm" svg:x="19.121cm" svg:y="23.982cm" svg:viewBox="0 0 18 18" draw:points="0,18 18,18 18,0 0,0">
          <text:p/>
        </draw:polygon>
        <draw:frame draw:style-name="gr1" draw:text-style-name="P2" draw:layer="layout" svg:width="0.372cm" svg:height="0.459cm" svg:x="17.864cm" svg:y="27.992cm">
          <draw:text-box>
            <text:p text:style-name="P1"><text:span text:style-name="T1"><text:s/></text:span></text:p>
          </draw:text-box>
        </draw:frame>
        <draw:frame draw:style-name="gr28" draw:text-style-name="P4" draw:layer="layout" svg:width="2.462cm" svg:height="0.352cm" svg:x="9.4cm" svg:y="6.648cm">
          <draw:text-box>
            <text:p text:style-name="P1"><text:span text:style-name="T3">Biologie moléculaire </text:span></text:p>
          </draw:text-box>
        </draw:frame>
        <draw:frame draw:style-name="gr8" draw:text-style-name="P4" draw:layer="layout" svg:width="1.225cm" svg:height="0.352cm" svg:x="9.975cm" svg:y="7.4cm">
          <draw:text-box>
            <text:p text:style-name="P1"><text:span text:style-name="T3">Biochimie </text:span></text:p>
          </draw:text-box>
        </draw:frame>
        <draw:frame draw:style-name="gr91" draw:text-style-name="P12" draw:layer="layout" svg:width="0.002cm" svg:height="0.937cm" svg:x="3.342cm" svg:y="2.454cm">
          <draw:text-box>
            <text:p/>
          </draw:text-box>
        </draw:frame>
        <draw:frame draw:style-name="gr28" draw:text-style-name="P4" draw:layer="layout" svg:width="2.462cm" svg:height="0.352cm" svg:x="9.4cm" svg:y="8.148cm">
          <draw:text-box>
            <text:p text:style-name="P1"><text:span text:style-name="T3">Biologie moléculaire </text:span></text:p>
          </draw:text-box>
        </draw:frame>
        <draw:frame draw:style-name="gr28" draw:text-style-name="P4" draw:layer="layout" svg:width="2.462cm" svg:height="0.352cm" svg:x="9.338cm" svg:y="10.048cm">
          <draw:text-box>
            <text:p text:style-name="P1"><text:span text:style-name="T3">Biologie moléculaire </text:span></text:p>
          </draw:text-box>
        </draw:frame>
        <draw:frame draw:style-name="gr40" draw:text-style-name="P4" draw:layer="layout" svg:width="1.759cm" svg:height="0.352cm" svg:x="9.8cm" svg:y="9.648cm">
          <draw:text-box>
            <text:p text:style-name="P1"><text:span text:style-name="T3">Microbiologie <text:s/></text:span></text:p>
          </draw:text-box>
        </draw:frame>
        <draw:frame draw:style-name="gr92" draw:text-style-name="P8" draw:layer="layout" svg:width="2.457cm" svg:height="0.352cm" svg:x="9.443cm" svg:y="12.548cm">
          <draw:text-box>
            <text:p text:style-name="P1"><text:span text:style-name="T3">biologie moléculaire </text:span></text:p>
          </draw:text-box>
        </draw:frame>
        <draw:line draw:style-name="gr93" draw:text-style-name="P13" draw:layer="measurelines" svg:x1="8.9cm" svg:y1="11.5cm" svg:x2="12.2cm" svg:y2="11.5cm">
          <text:p/>
        </draw:line>
        <draw:line draw:style-name="gr93" draw:text-style-name="P13" draw:layer="measurelines" svg:x1="12.1cm" svg:y1="10.4cm" svg:x2="12.1cm" svg:y2="1.9cm">
          <text:p/>
        </draw:line>
        <draw:line draw:style-name="gr93" draw:text-style-name="P13" draw:layer="measurelines" svg:x1="12.1cm" svg:y1="10.8cm" svg:x2="12.1cm" svg:y2="15.1cm">
          <text:p/>
        </draw:line>
        <draw:line draw:style-name="gr93" draw:text-style-name="P13" draw:layer="measurelines" svg:x1="12.1cm" svg:y1="15.5cm" svg:x2="12.1cm" svg:y2="21.6cm">
          <text:p/>
        </draw:line>
        <draw:polygon draw:style-name="gr4" draw:text-style-name="P5" draw:layer="measurelines" svg:width="3.59cm" svg:height="0.017cm" svg:x="8.788cm" svg:y="14.365cm" svg:viewBox="0 0 3591 18" draw:points="0,18 3591,18 3591,0 0,0">
          <text:p/>
        </draw:polygon>
        <draw:polygon draw:style-name="gr4" draw:text-style-name="P5" draw:layer="measurelines" svg:width="3.59cm" svg:height="0.017cm" svg:x="8.7cm" svg:y="11.495cm" svg:viewBox="0 0 3591 18" draw:points="0,18 3591,18 3591,0 0,0">
          <text:p/>
        </draw:polygon>
        <draw:polygon draw:style-name="gr4" draw:text-style-name="P5" draw:layer="measurelines" svg:width="3.59cm" svg:height="0.017cm" svg:x="8.709cm" svg:y="12.21cm" svg:viewBox="0 0 3591 18" draw:points="0,18 3591,18 3591,0 0,0">
          <text:p/>
        </draw:polygon>
        <draw:polygon draw:style-name="gr4" draw:text-style-name="P5" draw:layer="measurelines" svg:width="3.59cm" svg:height="0.017cm" svg:x="8.709cm" svg:y="12.931cm" svg:viewBox="0 0 3591 18" draw:points="0,18 3591,18 3591,0 0,0">
          <text:p/>
        </draw:polygon>
        <draw:polygon draw:style-name="gr4" draw:text-style-name="P5" draw:layer="measurelines" svg:width="3.59cm" svg:height="0.017cm" svg:x="8.7cm" svg:y="13.645cm" svg:viewBox="0 0 3591 18" draw:points="0,18 3591,18 3591,0 0,0">
          <text:p/>
        </draw:polygon>
        <draw:polygon draw:style-name="gr4" draw:text-style-name="P5" draw:layer="measurelines" svg:width="3.59cm" svg:height="0.017cm" svg:x="8.709cm" svg:y="9.649cm" svg:viewBox="0 0 3591 18" draw:points="0,18 3591,18 3591,0 0,0">
          <text:p/>
        </draw:polygon>
        <draw:polygon draw:style-name="gr4" draw:text-style-name="P5" draw:layer="measurelines" svg:width="3.59cm" svg:height="0.017cm" svg:x="8.7cm" svg:y="8.591cm" svg:viewBox="0 0 3591 18" draw:points="0,18 3591,18 3591,0 0,0">
          <text:p/>
        </draw:polygon>
        <draw:polygon draw:style-name="gr4" draw:text-style-name="P5" draw:layer="measurelines" svg:width="3.59cm" svg:height="0.017cm" svg:x="8.609cm" svg:y="5.386cm" svg:viewBox="0 0 3591 18" draw:points="0,18 3591,18 3591,0 0,0">
          <text:p/>
        </draw:polygon>
        <draw:polygon draw:style-name="gr4" draw:text-style-name="P5" draw:layer="measurelines" svg:width="3.59cm" svg:height="0.017cm" svg:x="8.681cm" svg:y="6.442cm" svg:viewBox="0 0 3591 18" draw:points="0,18 3591,18 3591,0 0,0">
          <text:p/>
        </draw:polygon>
        <draw:polygon draw:style-name="gr4" draw:text-style-name="P5" draw:layer="measurelines" svg:width="3.59cm" svg:height="0.017cm" svg:x="8.709cm" svg:y="7.159cm" svg:viewBox="0 0 3591 18" draw:points="0,18 3591,18 3591,0 0,0">
          <text:p/>
        </draw:polygon>
        <draw:polygon draw:style-name="gr4" draw:text-style-name="P5" draw:layer="measurelines" svg:width="3.59cm" svg:height="0.017cm" svg:x="8.709cm" svg:y="7.88cm" svg:viewBox="0 0 3591 18" draw:points="0,18 3591,18 3591,0 0,0">
          <text:p/>
        </draw:polygon>
        <draw:polygon draw:style-name="gr4" draw:text-style-name="P5" draw:layer="measurelines" svg:width="3.59cm" svg:height="0.017cm" svg:x="8.674cm" svg:y="2.905cm" svg:viewBox="0 0 3591 18" draw:points="0,18 3591,18 3591,0 0,0">
          <text:p/>
        </draw:polygon>
        <draw:polygon draw:style-name="gr4" draw:text-style-name="P5" draw:layer="measurelines" svg:width="3.59cm" svg:height="0.017cm" svg:x="8.69cm" svg:y="3.623cm" svg:viewBox="0 0 3591 18" draw:points="0,18 3591,18 3591,0 0,0">
          <text:p/>
        </draw:polygon>
        <draw:polygon draw:style-name="gr4" draw:text-style-name="P5" draw:layer="measurelines" svg:width="3.59cm" svg:height="0.017cm" svg:x="8.688cm" svg:y="4.67cm" svg:viewBox="0 0 3591 18" draw:points="0,18 3591,18 3591,0 0,0">
          <text:p/>
        </draw:polygon>
        <draw:polygon draw:style-name="gr4" draw:text-style-name="P5" draw:layer="measurelines" svg:width="3.59cm" svg:height="0.017cm" svg:x="8.665cm" svg:y="16.605cm" svg:viewBox="0 0 3591 18" draw:points="0,18 3591,18 3591,0 0,0">
          <text:p/>
        </draw:polygon>
        <draw:polygon draw:style-name="gr4" draw:text-style-name="P5" draw:layer="measurelines" svg:width="3.59cm" svg:height="0.017cm" svg:x="8.609cm" svg:y="20.914cm" svg:viewBox="0 0 3591 18" draw:points="0,18 3591,18 3591,0 0,0">
          <text:p/>
        </draw:polygon>
        <draw:polygon draw:style-name="gr4" draw:text-style-name="P5" draw:layer="measurelines" svg:width="3.59cm" svg:height="0.017cm" svg:x="8.665cm" svg:y="17.731cm" svg:viewBox="0 0 3591 18" draw:points="0,18 3591,18 3591,0 0,0">
          <text:p/>
        </draw:polygon>
        <draw:polygon draw:style-name="gr4" draw:text-style-name="P5" draw:layer="measurelines" svg:width="3.59cm" svg:height="0.017cm" svg:x="8.7cm" svg:y="18.866cm" svg:viewBox="0 0 3591 18" draw:points="0,18 3591,18 3591,0 0,0">
          <text:p/>
        </draw:polygon>
        <draw:polygon draw:style-name="gr4" draw:text-style-name="P5" draw:layer="measurelines" svg:width="3.59cm" svg:height="0.017cm" svg:x="8.667cm" svg:y="19.78cm" svg:viewBox="0 0 3591 18" draw:points="0,18 3591,18 3591,0 0,0">
          <text:p/>
        </draw:polygon>
        <draw:polygon draw:style-name="gr4" draw:text-style-name="P5" draw:layer="measurelines" svg:width="3.59cm" svg:height="0.017cm" svg:x="8.66cm" svg:y="21.626cm" svg:viewBox="0 0 3591 18" draw:points="0,18 3591,18 3591,0 0,0">
          <text:p/>
        </draw:polygon>
        <draw:polygon draw:style-name="gr4" draw:text-style-name="P5" draw:layer="measurelines" svg:width="2.845cm" svg:height="0.017cm" svg:x="2.834cm" svg:y="21.622cm" svg:viewBox="0 0 2846 18" draw:points="0,18 2846,18 2846,0 0,0">
          <text:p/>
        </draw:polygon>
        <draw:frame draw:style-name="gr65" draw:text-style-name="P4" draw:layer="measurelines" svg:width="4.21cm" svg:height="0.352cm" svg:x="13.5cm" svg:y="13.9cm">
          <draw:text-box>
            <text:p text:style-name="P1"><text:span text:style-name="T3">In vivo Interaction entre DON &amp; Cd </text:span><text:span text:style-name="T3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372cm" svg:height="0.459cm" svg:x="10.499cm" svg:y="1.24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72cm" svg:height="0.459cm" svg:x="2.497cm" svg:y="1.69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72cm" svg:height="0.459cm" svg:x="3.746cm" svg:y="1.69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72cm" svg:height="0.459cm" svg:x="10.498cm" svg:y="1.694cm">
          <draw:text-box>
            <text:p text:style-name="P1"><text:span text:style-name="T1"><text:s/></text:span></text:p>
          </draw:text-box>
        </draw:frame>
        <draw:polygon draw:style-name="gr44" draw:text-style-name="P11" draw:layer="layout" svg:width="16.269cm" svg:height="0.343cm" svg:x="2.51cm" svg:y="2.624cm" svg:viewBox="0 0 16270 344" draw:points="0,344 16270,344 16270,0 0,0">
          <text:p/>
        </draw:polygon>
        <draw:polygon draw:style-name="gr44" draw:text-style-name="P11" draw:layer="layout" svg:width="16.218cm" svg:height="0.343cm" svg:x="2.535cm" svg:y="2.624cm" svg:viewBox="0 0 16219 344" draw:points="0,344 16219,344 16219,0 0,0">
          <text:p/>
        </draw:polygon>
        <draw:frame draw:style-name="gr1" draw:text-style-name="P2" draw:layer="layout" svg:width="0.372cm" svg:height="0.459cm" svg:x="2.497cm" svg:y="2.147cm">
          <draw:text-box>
            <text:p text:style-name="P1"><text:span text:style-name="T1"><text:s/></text:span></text:p>
          </draw:text-box>
        </draw:frame>
        <draw:polygon draw:style-name="gr4" draw:text-style-name="P5" draw:layer="layout" svg:width="0.017cm" svg:height="0.017cm" svg:x="2.489cm" svg:y="2.603cm" svg:viewBox="0 0 18 18" draw:points="0,18 18,18 18,0 0,0">
          <text:p/>
        </draw:polygon>
        <draw:polygon draw:style-name="gr4" draw:text-style-name="P5" draw:layer="layout" svg:width="0.017cm" svg:height="0.017cm" svg:x="2.489cm" svg:y="2.603cm" svg:viewBox="0 0 18 18" draw:points="0,18 18,18 18,0 0,0">
          <text:p/>
        </draw:polygon>
        <draw:polygon draw:style-name="gr4" draw:text-style-name="P5" draw:layer="layout" svg:width="16.273cm" svg:height="0.017cm" svg:x="2.506cm" svg:y="2.603cm" svg:viewBox="0 0 16274 18" draw:points="0,18 16274,18 16274,0 0,0">
          <text:p/>
        </draw:polygon>
        <draw:polygon draw:style-name="gr4" draw:text-style-name="P5" draw:layer="layout" svg:width="0.017cm" svg:height="0.017cm" svg:x="18.779cm" svg:y="2.603cm" svg:viewBox="0 0 18 18" draw:points="0,18 18,18 18,0 0,0">
          <text:p/>
        </draw:polygon>
        <draw:polygon draw:style-name="gr4" draw:text-style-name="P5" draw:layer="layout" svg:width="0.017cm" svg:height="0.017cm" svg:x="18.779cm" svg:y="2.603cm" svg:viewBox="0 0 18 18" draw:points="0,18 18,18 18,0 0,0">
          <text:p/>
        </draw:polygon>
        <draw:polygon draw:style-name="gr4" draw:text-style-name="P5" draw:layer="layout" svg:width="0.017cm" svg:height="0.347cm" svg:x="2.489cm" svg:y="2.62cm" svg:viewBox="0 0 18 348" draw:points="0,348 18,348 18,0 0,0">
          <text:p/>
        </draw:polygon>
        <draw:polygon draw:style-name="gr4" draw:text-style-name="P5" draw:layer="layout" svg:width="0.017cm" svg:height="0.347cm" svg:x="18.779cm" svg:y="2.62cm" svg:viewBox="0 0 18 348" draw:points="0,348 18,348 18,0 0,0">
          <text:p/>
        </draw:polygon>
        <draw:frame draw:style-name="gr94" draw:text-style-name="P4" draw:layer="layout" svg:width="1.582cm" svg:height="0.352cm" svg:x="2.536cm" svg:y="2.621cm">
          <draw:text-box>
            <text:p text:style-name="P1"><text:span text:style-name="T5"><text:s text:c="5"/></text:span><text:span text:style-name="T5">UMR ISPA</text:span><text:span text:style-name="T3"> </text:span></text:p>
          </draw:text-box>
        </draw:frame>
        <draw:frame draw:style-name="gr52" draw:text-style-name="P4" draw:layer="layout" svg:width="1.086cm" svg:height="0.352cm" svg:x="5.215cm" svg:y="3.54cm">
          <draw:text-box>
            <text:p text:style-name="P1"><text:span text:style-name="T3">NGUYEN </text:span></text:p>
          </draw:text-box>
        </draw:frame>
        <draw:frame draw:style-name="gr95" draw:text-style-name="P4" draw:layer="layout" svg:width="1.352cm" svg:height="0.352cm" svg:x="6.964cm" svg:y="3.54cm">
          <draw:text-box>
            <text:p text:style-name="P1"><text:span text:style-name="T3">Christophe </text:span></text:p>
          </draw:text-box>
        </draw:frame>
        <draw:frame draw:style-name="gr96" draw:text-style-name="P4" draw:layer="layout" svg:width="2.843cm" svg:height="0.352cm" svg:x="13.6cm" svg:y="3.148cm">
          <draw:text-box>
            <text:p text:style-name="P1"><text:span text:style-name="T3">Tâche de coordination 1</text:span></text:p>
          </draw:text-box>
        </draw:frame>
        <draw:frame draw:style-name="gr97" draw:text-style-name="P4" draw:layer="layout" svg:width="3.905cm" svg:height="0.352cm" svg:x="13cm" svg:y="3.548cm">
          <draw:text-box>
            <text:p text:style-name="P1"><text:span text:style-name="T3">Gestion des données Cd/DON </text:span></text:p>
          </draw:text-box>
        </draw:frame>
        <draw:polygon draw:style-name="gr4" draw:text-style-name="P5" draw:layer="layout" svg:width="0.017cm" svg:height="0.018cm" svg:x="2.489cm" svg:y="2.967cm" svg:viewBox="0 0 18 19" draw:points="0,19 18,19 18,0 0,0">
          <text:p/>
        </draw:polygon>
        <draw:polygon draw:style-name="gr4" draw:text-style-name="P5" draw:layer="layout" svg:width="2.235cm" svg:height="0.018cm" svg:x="2.506cm" svg:y="2.967cm" svg:viewBox="0 0 2236 19" draw:points="0,19 2236,19 2236,0 0,0">
          <text:p/>
        </draw:polygon>
        <draw:polygon draw:style-name="gr4" draw:text-style-name="P5" draw:layer="layout" svg:width="0.017cm" svg:height="0.018cm" svg:x="4.741cm" svg:y="2.967cm" svg:viewBox="0 0 18 19" draw:points="0,19 18,19 18,0 0,0">
          <text:p/>
        </draw:polygon>
        <draw:polygon draw:style-name="gr4" draw:text-style-name="P5" draw:layer="layout" svg:width="1.913cm" svg:height="0.018cm" svg:x="4.758cm" svg:y="2.967cm" svg:viewBox="0 0 1914 19" draw:points="0,19 1914,19 1914,0 0,0">
          <text:p/>
        </draw:polygon>
        <draw:polygon draw:style-name="gr4" draw:text-style-name="P5" draw:layer="layout" svg:width="0.017cm" svg:height="0.018cm" svg:x="6.671cm" svg:y="2.967cm" svg:viewBox="0 0 18 19" draw:points="0,19 18,19 18,0 0,0">
          <text:p/>
        </draw:polygon>
        <draw:polygon draw:style-name="gr4" draw:text-style-name="P5" draw:layer="layout" svg:width="1.804cm" svg:height="0.018cm" svg:x="6.688cm" svg:y="2.967cm" svg:viewBox="0 0 1805 19" draw:points="0,19 1805,19 1805,0 0,0">
          <text:p/>
        </draw:polygon>
        <draw:polygon draw:style-name="gr4" draw:text-style-name="P5" draw:layer="layout" svg:width="0.017cm" svg:height="0.018cm" svg:x="8.492cm" svg:y="2.967cm" svg:viewBox="0 0 18 19" draw:points="0,19 18,19 18,0 0,0">
          <text:p/>
        </draw:polygon>
        <draw:polygon draw:style-name="gr4" draw:text-style-name="P5" draw:layer="layout" svg:width="3.23cm" svg:height="0.018cm" svg:x="8.509cm" svg:y="2.967cm" svg:viewBox="0 0 3231 19" draw:points="0,19 3231,19 3231,0 0,0">
          <text:p/>
        </draw:polygon>
        <draw:polygon draw:style-name="gr4" draw:text-style-name="P5" draw:layer="layout" svg:width="0.017cm" svg:height="0.018cm" svg:x="11.739cm" svg:y="2.967cm" svg:viewBox="0 0 18 19" draw:points="0,19 18,19 18,0 0,0">
          <text:p/>
        </draw:polygon>
        <draw:polygon draw:style-name="gr4" draw:text-style-name="P5" draw:layer="layout" svg:width="2.845cm" svg:height="0.018cm" svg:x="11.755cm" svg:y="2.967cm" svg:viewBox="0 0 2846 19" draw:points="0,19 2846,19 2846,0 0,0">
          <text:p/>
        </draw:polygon>
        <draw:polygon draw:style-name="gr4" draw:text-style-name="P5" draw:layer="layout" svg:width="0.017cm" svg:height="0.018cm" svg:x="14.6cm" svg:y="2.967cm" svg:viewBox="0 0 18 19" draw:points="0,19 18,19 18,0 0,0">
          <text:p/>
        </draw:polygon>
        <draw:polygon draw:style-name="gr4" draw:text-style-name="P5" draw:layer="layout" svg:width="0.555cm" svg:height="0.018cm" svg:x="14.617cm" svg:y="2.967cm" svg:viewBox="0 0 556 19" draw:points="0,19 556,19 556,0 0,0">
          <text:p/>
        </draw:polygon>
        <draw:polygon draw:style-name="gr4" draw:text-style-name="P5" draw:layer="layout" svg:width="0.017cm" svg:height="0.018cm" svg:x="15.172cm" svg:y="2.967cm" svg:viewBox="0 0 18 19" draw:points="0,19 18,19 18,0 0,0">
          <text:p/>
        </draw:polygon>
        <draw:polygon draw:style-name="gr4" draw:text-style-name="P5" draw:layer="layout" svg:width="3.59cm" svg:height="0.018cm" svg:x="15.189cm" svg:y="2.967cm" svg:viewBox="0 0 3591 19" draw:points="0,19 3591,19 3591,0 0,0">
          <text:p/>
        </draw:polygon>
        <draw:polygon draw:style-name="gr4" draw:text-style-name="P5" draw:layer="layout" svg:width="0.017cm" svg:height="0.018cm" svg:x="18.779cm" svg:y="2.967cm" svg:viewBox="0 0 18 19" draw:points="0,19 18,19 18,0 0,0">
          <text:p/>
        </draw:polygon>
        <draw:polygon draw:style-name="gr4" draw:text-style-name="P5" draw:layer="layout" svg:width="0.017cm" svg:height="1.668cm" svg:x="2.489cm" svg:y="2.984cm" svg:viewBox="0 0 18 1669" draw:points="0,1669 18,1669 18,0 0,0">
          <text:p/>
        </draw:polygon>
        <draw:polygon draw:style-name="gr4" draw:text-style-name="P5" draw:layer="layout" svg:width="0.017cm" svg:height="1.668cm" svg:x="4.741cm" svg:y="2.984cm" svg:viewBox="0 0 18 1669" draw:points="0,1669 18,1669 18,0 0,0">
          <text:p/>
        </draw:polygon>
        <draw:polygon draw:style-name="gr4" draw:text-style-name="P5" draw:layer="layout" svg:width="0.017cm" svg:height="1.668cm" svg:x="6.671cm" svg:y="2.984cm" svg:viewBox="0 0 18 1669" draw:points="0,1669 18,1669 18,0 0,0">
          <text:p/>
        </draw:polygon>
        <draw:polygon draw:style-name="gr4" draw:text-style-name="P5" draw:layer="layout" svg:width="0.017cm" svg:height="1.668cm" svg:x="8.492cm" svg:y="2.984cm" svg:viewBox="0 0 18 1669" draw:points="0,1669 18,1669 18,0 0,0">
          <text:p/>
        </draw:polygon>
        <draw:polygon draw:style-name="gr4" draw:text-style-name="P5" draw:layer="layout" svg:width="0.017cm" svg:height="1.668cm" svg:x="11.739cm" svg:y="2.984cm" svg:viewBox="0 0 18 1669" draw:points="0,1669 18,1669 18,0 0,0">
          <text:p/>
        </draw:polygon>
        <draw:polygon draw:style-name="gr4" draw:text-style-name="P5" draw:layer="layout" svg:width="0.017cm" svg:height="1.668cm" svg:x="18.779cm" svg:y="2.984cm" svg:viewBox="0 0 18 1669" draw:points="0,1669 18,1669 18,0 0,0">
          <text:p/>
        </draw:polygon>
        <draw:frame draw:style-name="gr98" draw:text-style-name="P8" draw:layer="layout" svg:width="5.4cm" svg:height="0.703cm" svg:x="12.5cm" svg:y="3.9cm">
          <draw:text-box>
            <text:p text:style-name="P1"><text:span text:style-name="T3"><text:s text:c="7"/></text:span><text:span text:style-name="T3">Bases de données,modélisation </text:span></text:p>
          </draw:text-box>
        </draw:frame>
        <draw:frame draw:style-name="gr19" draw:text-style-name="P4" draw:layer="layout" svg:width="0.955cm" svg:height="0.352cm" svg:x="5.275cm" svg:y="5.013cm">
          <draw:text-box>
            <text:p text:style-name="P1"><text:span text:style-name="T3">DENAIX </text:span></text:p>
          </draw:text-box>
        </draw:frame>
        <draw:frame draw:style-name="gr99" draw:text-style-name="P4" draw:layer="layout" svg:width="1.145cm" svg:height="0.352cm" svg:x="7.066cm" svg:y="5.013cm">
          <draw:text-box>
            <text:p text:style-name="P1"><text:span text:style-name="T3">Laurence </text:span></text:p>
          </draw:text-box>
        </draw:frame>
        <draw:frame draw:style-name="gr100" draw:text-style-name="P4" draw:layer="layout" svg:width="1.369cm" svg:height="0.352cm" svg:x="9.4cm" svg:y="5.1cm">
          <draw:text-box>
            <text:p text:style-name="P1"><text:span text:style-name="T3">Géochimie </text:span></text:p>
          </draw:text-box>
        </draw:frame>
        <draw:frame draw:style-name="gr101" draw:text-style-name="P4" draw:layer="layout" svg:width="3.846cm" svg:height="0.352cm" svg:x="13.254cm" svg:y="4.748cm">
          <draw:text-box>
            <text:p text:style-name="P1"><text:span text:style-name="T3">Contamination du Cd / DON </text:span></text:p>
          </draw:text-box>
        </draw:frame>
        <draw:frame draw:style-name="gr102" draw:text-style-name="P9" draw:layer="layout" svg:width="3.143cm" svg:height="0.703cm" svg:x="13.557cm" svg:y="5.097cm">
          <draw:text-box>
            <text:p text:style-name="P7"><text:span text:style-name="T3">dans la gestion des résidus</text:span></text:p>
            <text:p text:style-name="P7"><text:span text:style-name="T3">de culture </text:span></text:p>
          </draw:text-box>
        </draw:frame>
        <draw:polygon draw:style-name="gr4" draw:text-style-name="P5" draw:layer="layout" svg:width="0.017cm" svg:height="0.017cm" svg:x="2.489cm" svg:y="4.652cm" svg:viewBox="0 0 18 18" draw:points="0,18 18,18 18,0 0,0">
          <text:p/>
        </draw:polygon>
        <draw:polygon draw:style-name="gr4" draw:text-style-name="P5" draw:layer="layout" svg:width="0.017cm" svg:height="0.017cm" svg:x="4.741cm" svg:y="4.652cm" svg:viewBox="0 0 18 18" draw:points="0,18 18,18 18,0 0,0">
          <text:p/>
        </draw:polygon>
        <draw:polygon draw:style-name="gr4" draw:text-style-name="P5" draw:layer="layout" svg:width="1.913cm" svg:height="0.017cm" svg:x="4.758cm" svg:y="4.652cm" svg:viewBox="0 0 1914 18" draw:points="0,18 1914,18 1914,0 0,0">
          <text:p/>
        </draw:polygon>
        <draw:polygon draw:style-name="gr4" draw:text-style-name="P5" draw:layer="layout" svg:width="0.017cm" svg:height="0.017cm" svg:x="6.671cm" svg:y="4.652cm" svg:viewBox="0 0 18 18" draw:points="0,18 18,18 18,0 0,0">
          <text:p/>
        </draw:polygon>
        <draw:polygon draw:style-name="gr4" draw:text-style-name="P5" draw:layer="layout" svg:width="1.804cm" svg:height="0.017cm" svg:x="6.688cm" svg:y="4.652cm" svg:viewBox="0 0 1805 18" draw:points="0,18 1805,18 1805,0 0,0">
          <text:p/>
        </draw:polygon>
        <draw:polygon draw:style-name="gr4" draw:text-style-name="P5" draw:layer="layout" svg:width="0.017cm" svg:height="0.017cm" svg:x="8.492cm" svg:y="4.652cm" svg:viewBox="0 0 18 18" draw:points="0,18 18,18 18,0 0,0">
          <text:p/>
        </draw:polygon>
        <draw:polygon draw:style-name="gr4" draw:text-style-name="P5" draw:layer="layout" svg:width="3.23cm" svg:height="0.017cm" svg:x="8.509cm" svg:y="4.652cm" svg:viewBox="0 0 3231 18" draw:points="0,18 3231,18 3231,0 0,0">
          <text:p/>
        </draw:polygon>
        <draw:polygon draw:style-name="gr4" draw:text-style-name="P5" draw:layer="layout" svg:width="0.017cm" svg:height="0.017cm" svg:x="11.739cm" svg:y="4.652cm" svg:viewBox="0 0 18 18" draw:points="0,18 18,18 18,0 0,0">
          <text:p/>
        </draw:polygon>
        <draw:polygon draw:style-name="gr4" draw:text-style-name="P5" draw:layer="layout" svg:width="2.845cm" svg:height="0.017cm" svg:x="11.755cm" svg:y="4.652cm" svg:viewBox="0 0 2846 18" draw:points="0,18 2846,18 2846,0 0,0">
          <text:p/>
        </draw:polygon>
        <draw:polygon draw:style-name="gr4" draw:text-style-name="P5" draw:layer="layout" svg:width="0.017cm" svg:height="0.017cm" svg:x="14.6cm" svg:y="4.652cm" svg:viewBox="0 0 18 18" draw:points="0,18 18,18 18,0 0,0">
          <text:p/>
        </draw:polygon>
        <draw:polygon draw:style-name="gr4" draw:text-style-name="P5" draw:layer="layout" svg:width="0.555cm" svg:height="0.017cm" svg:x="14.617cm" svg:y="4.652cm" svg:viewBox="0 0 556 18" draw:points="0,18 556,18 556,0 0,0">
          <text:p/>
        </draw:polygon>
        <draw:polygon draw:style-name="gr4" draw:text-style-name="P5" draw:layer="layout" svg:width="0.017cm" svg:height="0.017cm" svg:x="15.172cm" svg:y="4.652cm" svg:viewBox="0 0 18 18" draw:points="0,18 18,18 18,0 0,0">
          <text:p/>
        </draw:polygon>
        <draw:polygon draw:style-name="gr4" draw:text-style-name="P5" draw:layer="layout" svg:width="3.59cm" svg:height="0.017cm" svg:x="15.189cm" svg:y="4.652cm" svg:viewBox="0 0 3591 18" draw:points="0,18 3591,18 3591,0 0,0">
          <text:p/>
        </draw:polygon>
        <draw:polygon draw:style-name="gr4" draw:text-style-name="P5" draw:layer="layout" svg:width="0.017cm" svg:height="0.017cm" svg:x="18.779cm" svg:y="4.652cm" svg:viewBox="0 0 18 18" draw:points="0,18 18,18 18,0 0,0">
          <text:p/>
        </draw:polygon>
        <draw:polygon draw:style-name="gr4" draw:text-style-name="P5" draw:layer="layout" svg:width="0.017cm" svg:height="1.249cm" svg:x="2.489cm" svg:y="4.669cm" svg:viewBox="0 0 18 1250" draw:points="0,1250 18,1250 18,0 0,0">
          <text:p/>
        </draw:polygon>
        <draw:polygon draw:style-name="gr4" draw:text-style-name="P5" draw:layer="layout" svg:width="0.017cm" svg:height="1.249cm" svg:x="4.741cm" svg:y="4.669cm" svg:viewBox="0 0 18 1250" draw:points="0,1250 18,1250 18,0 0,0">
          <text:p/>
        </draw:polygon>
        <draw:polygon draw:style-name="gr4" draw:text-style-name="P5" draw:layer="layout" svg:width="0.017cm" svg:height="1.249cm" svg:x="6.671cm" svg:y="4.669cm" svg:viewBox="0 0 18 1250" draw:points="0,1250 18,1250 18,0 0,0">
          <text:p/>
        </draw:polygon>
        <draw:polygon draw:style-name="gr4" draw:text-style-name="P5" draw:layer="layout" svg:width="0.017cm" svg:height="1.249cm" svg:x="8.492cm" svg:y="4.669cm" svg:viewBox="0 0 18 1250" draw:points="0,1250 18,1250 18,0 0,0">
          <text:p/>
        </draw:polygon>
        <draw:polygon draw:style-name="gr4" draw:text-style-name="P5" draw:layer="layout" svg:width="0.017cm" svg:height="1.249cm" svg:x="11.739cm" svg:y="4.669cm" svg:viewBox="0 0 18 1250" draw:points="0,1250 18,1250 18,0 0,0">
          <text:p/>
        </draw:polygon>
        <draw:polygon draw:style-name="gr4" draw:text-style-name="P5" draw:layer="layout" svg:width="0.017cm" svg:height="1.249cm" svg:x="18.779cm" svg:y="4.669cm" svg:viewBox="0 0 18 1250" draw:points="0,1250 18,1250 18,0 0,0">
          <text:p/>
        </draw:polygon>
        <draw:frame draw:style-name="gr3" draw:text-style-name="P4" draw:layer="layout" svg:width="0.283cm" svg:height="0.352cm" svg:x="3.624cm" svg:y="6.448cm">
          <draw:text-box>
            <text:p text:style-name="P1"><text:span text:style-name="T3"><text:s/></text:span></text:p>
          </draw:text-box>
        </draw:frame>
        <draw:frame draw:style-name="gr103" draw:text-style-name="P4" draw:layer="layout" svg:width="0.938cm" svg:height="0.352cm" svg:x="5.288cm" svg:y="6.448cm">
          <draw:text-box>
            <text:p text:style-name="P1"><text:span text:style-name="T3">CORNU </text:span></text:p>
          </draw:text-box>
        </draw:frame>
        <draw:frame draw:style-name="gr104" draw:text-style-name="P4" draw:layer="layout" svg:width="1.187cm" svg:height="0.352cm" svg:x="7.044cm" svg:y="6.448cm">
          <draw:text-box>
            <text:p text:style-name="P1"><text:span text:style-name="T3">Jean Yves </text:span></text:p>
          </draw:text-box>
        </draw:frame>
        <draw:frame draw:style-name="gr105" draw:text-style-name="P4" draw:layer="layout" svg:width="1.89cm" svg:height="0.352cm" svg:x="9.2cm" svg:y="6.4cm">
          <draw:text-box>
            <text:p text:style-name="P1"><text:span text:style-name="T3">Ecophysiologie, </text:span></text:p>
          </draw:text-box>
        </draw:frame>
        <draw:frame draw:style-name="gr24" draw:text-style-name="P4" draw:layer="layout" svg:width="0.878cm" svg:height="0.352cm" svg:x="9.607cm" svg:y="6.877cm">
          <draw:text-box>
            <text:p text:style-name="P1"><text:span text:style-name="T3">Chimie </text:span></text:p>
          </draw:text-box>
        </draw:frame>
        <draw:frame draw:style-name="gr106" draw:text-style-name="P4" draw:layer="layout" svg:width="3.689cm" svg:height="0.352cm" svg:x="13.1cm" svg:y="6cm">
          <draw:text-box>
            <text:p text:style-name="P1"><text:span text:style-name="T3">Répartition du Cd dans le grain </text:span></text:p>
          </draw:text-box>
        </draw:frame>
        <draw:frame draw:style-name="gr80" draw:text-style-name="P4" draw:layer="layout" svg:width="3.681cm" svg:height="0.352cm" svg:x="13.2cm" svg:y="6.5cm">
          <draw:text-box>
            <text:p text:style-name="P1"><text:span text:style-name="T3">et lien possible avec l’infection </text:span></text:p>
          </draw:text-box>
        </draw:frame>
        <draw:frame draw:style-name="gr107" draw:text-style-name="P4" draw:layer="layout" svg:width="3.808cm" svg:height="0.703cm" svg:x="13.2cm" svg:y="6.8cm">
          <draw:text-box>
            <text:p text:style-name="P7"><text:span text:style-name="T3">par le fusarium (essais en serre) </text:span></text:p>
          </draw:text-box>
        </draw:frame>
        <draw:polygon draw:style-name="gr4" draw:text-style-name="P5" draw:layer="layout" svg:width="0.017cm" svg:height="0.017cm" svg:x="2.489cm" svg:y="5.918cm" svg:viewBox="0 0 18 18" draw:points="0,18 18,18 18,0 0,0">
          <text:p/>
        </draw:polygon>
        <draw:polygon draw:style-name="gr4" draw:text-style-name="P5" draw:layer="layout" svg:width="0.017cm" svg:height="0.017cm" svg:x="4.741cm" svg:y="5.918cm" svg:viewBox="0 0 18 18" draw:points="0,18 18,18 18,0 0,0">
          <text:p/>
        </draw:polygon>
        <draw:polygon draw:style-name="gr4" draw:text-style-name="P5" draw:layer="layout" svg:width="1.913cm" svg:height="0.017cm" svg:x="4.758cm" svg:y="5.918cm" svg:viewBox="0 0 1914 18" draw:points="0,18 1914,18 1914,0 0,0">
          <text:p/>
        </draw:polygon>
        <draw:polygon draw:style-name="gr4" draw:text-style-name="P5" draw:layer="layout" svg:width="0.017cm" svg:height="0.017cm" svg:x="6.671cm" svg:y="5.918cm" svg:viewBox="0 0 18 18" draw:points="0,18 18,18 18,0 0,0">
          <text:p/>
        </draw:polygon>
        <draw:polygon draw:style-name="gr4" draw:text-style-name="P5" draw:layer="layout" svg:width="1.804cm" svg:height="0.017cm" svg:x="6.688cm" svg:y="5.918cm" svg:viewBox="0 0 1805 18" draw:points="0,18 1805,18 1805,0 0,0">
          <text:p/>
        </draw:polygon>
        <draw:polygon draw:style-name="gr4" draw:text-style-name="P5" draw:layer="layout" svg:width="0.017cm" svg:height="0.017cm" svg:x="8.492cm" svg:y="5.918cm" svg:viewBox="0 0 18 18" draw:points="0,18 18,18 18,0 0,0">
          <text:p/>
        </draw:polygon>
        <draw:polygon draw:style-name="gr4" draw:text-style-name="P5" draw:layer="layout" svg:width="3.23cm" svg:height="0.017cm" svg:x="8.509cm" svg:y="5.918cm" svg:viewBox="0 0 3231 18" draw:points="0,18 3231,18 3231,0 0,0">
          <text:p/>
        </draw:polygon>
        <draw:polygon draw:style-name="gr4" draw:text-style-name="P5" draw:layer="layout" svg:width="0.017cm" svg:height="0.017cm" svg:x="11.739cm" svg:y="5.918cm" svg:viewBox="0 0 18 18" draw:points="0,18 18,18 18,0 0,0">
          <text:p/>
        </draw:polygon>
        <draw:polygon draw:style-name="gr4" draw:text-style-name="P5" draw:layer="layout" svg:width="2.845cm" svg:height="0.017cm" svg:x="11.755cm" svg:y="5.918cm" svg:viewBox="0 0 2846 18" draw:points="0,18 2846,18 2846,0 0,0">
          <text:p/>
        </draw:polygon>
        <draw:polygon draw:style-name="gr4" draw:text-style-name="P5" draw:layer="layout" svg:width="0.017cm" svg:height="0.017cm" svg:x="14.6cm" svg:y="5.918cm" svg:viewBox="0 0 18 18" draw:points="0,18 18,18 18,0 0,0">
          <text:p/>
        </draw:polygon>
        <draw:polygon draw:style-name="gr4" draw:text-style-name="P5" draw:layer="layout" svg:width="0.555cm" svg:height="0.017cm" svg:x="14.617cm" svg:y="5.918cm" svg:viewBox="0 0 556 18" draw:points="0,18 556,18 556,0 0,0">
          <text:p/>
        </draw:polygon>
        <draw:polygon draw:style-name="gr4" draw:text-style-name="P5" draw:layer="layout" svg:width="0.017cm" svg:height="0.017cm" svg:x="15.172cm" svg:y="5.918cm" svg:viewBox="0 0 18 18" draw:points="0,18 18,18 18,0 0,0">
          <text:p/>
        </draw:polygon>
        <draw:polygon draw:style-name="gr4" draw:text-style-name="P5" draw:layer="layout" svg:width="3.59cm" svg:height="0.017cm" svg:x="15.189cm" svg:y="5.918cm" svg:viewBox="0 0 3591 18" draw:points="0,18 3591,18 3591,0 0,0">
          <text:p/>
        </draw:polygon>
        <draw:polygon draw:style-name="gr4" draw:text-style-name="P5" draw:layer="layout" svg:width="0.017cm" svg:height="0.017cm" svg:x="18.779cm" svg:y="5.918cm" svg:viewBox="0 0 18 18" draw:points="0,18 18,18 18,0 0,0">
          <text:p/>
        </draw:polygon>
        <draw:polygon draw:style-name="gr4" draw:text-style-name="P5" draw:layer="layout" svg:width="0.017cm" svg:height="1.587cm" svg:x="2.489cm" svg:y="5.935cm" svg:viewBox="0 0 18 1588" draw:points="0,1588 18,1588 18,0 0,0">
          <text:p/>
        </draw:polygon>
        <draw:polygon draw:style-name="gr4" draw:text-style-name="P5" draw:layer="layout" svg:width="0.017cm" svg:height="1.587cm" svg:x="4.741cm" svg:y="5.935cm" svg:viewBox="0 0 18 1588" draw:points="0,1588 18,1588 18,0 0,0">
          <text:p/>
        </draw:polygon>
        <draw:polygon draw:style-name="gr4" draw:text-style-name="P5" draw:layer="layout" svg:width="0.017cm" svg:height="1.587cm" svg:x="6.671cm" svg:y="5.935cm" svg:viewBox="0 0 18 1588" draw:points="0,1588 18,1588 18,0 0,0">
          <text:p/>
        </draw:polygon>
        <draw:polygon draw:style-name="gr4" draw:text-style-name="P5" draw:layer="layout" svg:width="0.017cm" svg:height="1.587cm" svg:x="8.492cm" svg:y="5.935cm" svg:viewBox="0 0 18 1588" draw:points="0,1588 18,1588 18,0 0,0">
          <text:p/>
        </draw:polygon>
        <draw:polygon draw:style-name="gr4" draw:text-style-name="P5" draw:layer="layout" svg:width="0.017cm" svg:height="1.587cm" svg:x="11.739cm" svg:y="5.935cm" svg:viewBox="0 0 18 1588" draw:points="0,1588 18,1588 18,0 0,0">
          <text:p/>
        </draw:polygon>
        <draw:polygon draw:style-name="gr4" draw:text-style-name="P5" draw:layer="layout" svg:width="0.017cm" svg:height="1.587cm" svg:x="18.779cm" svg:y="5.935cm" svg:viewBox="0 0 18 1588" draw:points="0,1588 18,1588 18,0 0,0">
          <text:p/>
        </draw:polygon>
        <draw:frame draw:style-name="gr3" draw:text-style-name="P4" draw:layer="layout" svg:width="0.283cm" svg:height="0.352cm" svg:x="3.624cm" svg:y="7.883cm">
          <draw:text-box>
            <text:p text:style-name="P1"><text:span text:style-name="T3"><text:s/></text:span></text:p>
          </draw:text-box>
        </draw:frame>
        <draw:frame draw:style-name="gr108" draw:text-style-name="P4" draw:layer="layout" svg:width="1.069cm" svg:height="0.352cm" svg:x="5.253cm" svg:y="7.883cm">
          <draw:text-box>
            <text:p text:style-name="P1"><text:span text:style-name="T3">ROBERT <text:s/></text:span></text:p>
          </draw:text-box>
        </draw:frame>
        <draw:frame draw:style-name="gr30" draw:text-style-name="P4" draw:layer="layout" svg:width="0.904cm" svg:height="0.352cm" svg:x="7.184cm" svg:y="7.883cm">
          <draw:text-box>
            <text:p text:style-name="P1"><text:span text:style-name="T3">Thierry </text:span></text:p>
          </draw:text-box>
        </draw:frame>
        <draw:frame draw:style-name="gr109" draw:text-style-name="P4" draw:layer="layout" svg:width="3.16cm" svg:height="0.703cm" svg:x="8.54cm" svg:y="7.8cm">
          <draw:text-box>
            <text:p text:style-name="P1"><text:span text:style-name="T3"><text:s text:c="9"/></text:span><text:span text:style-name="T3">Gestion du site </text:span></text:p>
            <text:p text:style-name="P1"><text:span text:style-name="T3">Expérimental et des essais </text:span></text:p>
          </draw:text-box>
        </draw:frame>
        <draw:frame draw:style-name="gr110" draw:text-style-name="P4" draw:layer="layout" svg:width="3.236cm" svg:height="0.352cm" svg:x="13.464cm" svg:y="7.9cm">
          <draw:text-box>
            <text:p text:style-name="P1"><text:span text:style-name="T3">Gestion des essais en serre </text:span></text:p>
          </draw:text-box>
        </draw:frame>
        <draw:polygon draw:style-name="gr4" draw:text-style-name="P5" draw:layer="layout" svg:width="0.017cm" svg:height="0.017cm" svg:x="2.489cm" svg:y="7.522cm" svg:viewBox="0 0 18 18" draw:points="0,18 18,18 18,0 0,0">
          <text:p/>
        </draw:polygon>
        <draw:polygon draw:style-name="gr4" draw:text-style-name="P5" draw:layer="layout" svg:width="0.017cm" svg:height="0.017cm" svg:x="4.741cm" svg:y="7.522cm" svg:viewBox="0 0 18 18" draw:points="0,18 18,18 18,0 0,0">
          <text:p/>
        </draw:polygon>
        <draw:polygon draw:style-name="gr4" draw:text-style-name="P5" draw:layer="layout" svg:width="1.913cm" svg:height="0.017cm" svg:x="4.758cm" svg:y="7.522cm" svg:viewBox="0 0 1914 18" draw:points="0,18 1914,18 1914,0 0,0">
          <text:p/>
        </draw:polygon>
        <draw:polygon draw:style-name="gr4" draw:text-style-name="P5" draw:layer="layout" svg:width="0.017cm" svg:height="0.017cm" svg:x="6.671cm" svg:y="7.522cm" svg:viewBox="0 0 18 18" draw:points="0,18 18,18 18,0 0,0">
          <text:p/>
        </draw:polygon>
        <draw:polygon draw:style-name="gr4" draw:text-style-name="P5" draw:layer="layout" svg:width="1.804cm" svg:height="0.017cm" svg:x="6.688cm" svg:y="7.522cm" svg:viewBox="0 0 1805 18" draw:points="0,18 1805,18 1805,0 0,0">
          <text:p/>
        </draw:polygon>
        <draw:polygon draw:style-name="gr4" draw:text-style-name="P5" draw:layer="layout" svg:width="0.017cm" svg:height="0.017cm" svg:x="8.492cm" svg:y="7.522cm" svg:viewBox="0 0 18 18" draw:points="0,18 18,18 18,0 0,0">
          <text:p/>
        </draw:polygon>
        <draw:polygon draw:style-name="gr4" draw:text-style-name="P5" draw:layer="layout" svg:width="3.23cm" svg:height="0.017cm" svg:x="8.509cm" svg:y="7.522cm" svg:viewBox="0 0 3231 18" draw:points="0,18 3231,18 3231,0 0,0">
          <text:p/>
        </draw:polygon>
        <draw:polygon draw:style-name="gr4" draw:text-style-name="P5" draw:layer="layout" svg:width="0.017cm" svg:height="0.017cm" svg:x="11.739cm" svg:y="7.522cm" svg:viewBox="0 0 18 18" draw:points="0,18 18,18 18,0 0,0">
          <text:p/>
        </draw:polygon>
        <draw:polygon draw:style-name="gr4" draw:text-style-name="P5" draw:layer="layout" svg:width="2.845cm" svg:height="0.017cm" svg:x="11.755cm" svg:y="7.522cm" svg:viewBox="0 0 2846 18" draw:points="0,18 2846,18 2846,0 0,0">
          <text:p/>
        </draw:polygon>
        <draw:polygon draw:style-name="gr4" draw:text-style-name="P5" draw:layer="layout" svg:width="0.017cm" svg:height="0.017cm" svg:x="14.6cm" svg:y="7.522cm" svg:viewBox="0 0 18 18" draw:points="0,18 18,18 18,0 0,0">
          <text:p/>
        </draw:polygon>
        <draw:polygon draw:style-name="gr4" draw:text-style-name="P5" draw:layer="layout" svg:width="0.555cm" svg:height="0.017cm" svg:x="14.617cm" svg:y="7.522cm" svg:viewBox="0 0 556 18" draw:points="0,18 556,18 556,0 0,0">
          <text:p/>
        </draw:polygon>
        <draw:polygon draw:style-name="gr4" draw:text-style-name="P5" draw:layer="layout" svg:width="0.017cm" svg:height="0.017cm" svg:x="15.172cm" svg:y="7.522cm" svg:viewBox="0 0 18 18" draw:points="0,18 18,18 18,0 0,0">
          <text:p/>
        </draw:polygon>
        <draw:polygon draw:style-name="gr4" draw:text-style-name="P5" draw:layer="layout" svg:width="3.59cm" svg:height="0.017cm" svg:x="15.189cm" svg:y="7.522cm" svg:viewBox="0 0 3591 18" draw:points="0,18 3591,18 3591,0 0,0">
          <text:p/>
        </draw:polygon>
        <draw:polygon draw:style-name="gr4" draw:text-style-name="P5" draw:layer="layout" svg:width="0.017cm" svg:height="0.017cm" svg:x="18.779cm" svg:y="7.522cm" svg:viewBox="0 0 18 18" draw:points="0,18 18,18 18,0 0,0">
          <text:p/>
        </draw:polygon>
        <draw:polygon draw:style-name="gr4" draw:text-style-name="P5" draw:layer="layout" svg:width="0.017cm" svg:height="1.249cm" svg:x="2.489cm" svg:y="7.539cm" svg:viewBox="0 0 18 1250" draw:points="0,1250 18,1250 18,0 0,0">
          <text:p/>
        </draw:polygon>
        <draw:polygon draw:style-name="gr4" draw:text-style-name="P5" draw:layer="layout" svg:width="0.017cm" svg:height="1.249cm" svg:x="4.741cm" svg:y="7.539cm" svg:viewBox="0 0 18 1250" draw:points="0,1250 18,1250 18,0 0,0">
          <text:p/>
        </draw:polygon>
        <draw:polygon draw:style-name="gr4" draw:text-style-name="P5" draw:layer="layout" svg:width="0.017cm" svg:height="1.249cm" svg:x="6.671cm" svg:y="7.539cm" svg:viewBox="0 0 18 1250" draw:points="0,1250 18,1250 18,0 0,0">
          <text:p/>
        </draw:polygon>
        <draw:polygon draw:style-name="gr4" draw:text-style-name="P5" draw:layer="layout" svg:width="0.017cm" svg:height="1.249cm" svg:x="8.492cm" svg:y="7.539cm" svg:viewBox="0 0 18 1250" draw:points="0,1250 18,1250 18,0 0,0">
          <text:p/>
        </draw:polygon>
        <draw:polygon draw:style-name="gr4" draw:text-style-name="P5" draw:layer="layout" svg:width="0.017cm" svg:height="1.249cm" svg:x="11.739cm" svg:y="7.539cm" svg:viewBox="0 0 18 1250" draw:points="0,1250 18,1250 18,0 0,0">
          <text:p/>
        </draw:polygon>
        <draw:polygon draw:style-name="gr4" draw:text-style-name="P5" draw:layer="layout" svg:width="0.017cm" svg:height="1.249cm" svg:x="18.779cm" svg:y="7.539cm" svg:viewBox="0 0 18 1250" draw:points="0,1250 18,1250 18,0 0,0">
          <text:p/>
        </draw:polygon>
        <draw:frame draw:style-name="gr3" draw:text-style-name="P4" draw:layer="layout" svg:width="0.283cm" svg:height="0.352cm" svg:x="3.624cm" svg:y="9.318cm">
          <draw:text-box>
            <text:p text:style-name="P1"><text:span text:style-name="T3"><text:s/></text:span></text:p>
          </draw:text-box>
        </draw:frame>
        <draw:frame draw:style-name="gr111" draw:text-style-name="P4" draw:layer="layout" svg:width="1.149cm" svg:height="0.352cm" svg:x="5.211cm" svg:y="9.318cm">
          <draw:text-box>
            <text:p text:style-name="P1"><text:span text:style-name="T3">THUNOT <text:s/></text:span></text:p>
          </draw:text-box>
        </draw:frame>
        <draw:frame draw:style-name="gr112" draw:text-style-name="P4" draw:layer="layout" svg:width="1.179cm" svg:height="0.352cm" svg:x="7.048cm" svg:y="9.318cm">
          <draw:text-box>
            <text:p text:style-name="P1"><text:span text:style-name="T3">Stéphane </text:span></text:p>
          </draw:text-box>
        </draw:frame>
        <draw:polygon draw:style-name="gr4" draw:text-style-name="P5" draw:layer="layout" svg:width="0.017cm" svg:height="0.017cm" svg:x="2.489cm" svg:y="8.788cm" svg:viewBox="0 0 18 18" draw:points="0,18 18,18 18,0 0,0">
          <text:p/>
        </draw:polygon>
        <draw:polygon draw:style-name="gr4" draw:text-style-name="P5" draw:layer="layout" svg:width="0.017cm" svg:height="0.017cm" svg:x="4.741cm" svg:y="8.788cm" svg:viewBox="0 0 18 18" draw:points="0,18 18,18 18,0 0,0">
          <text:p/>
        </draw:polygon>
        <draw:polygon draw:style-name="gr4" draw:text-style-name="P5" draw:layer="layout" svg:width="1.913cm" svg:height="0.017cm" svg:x="4.758cm" svg:y="8.788cm" svg:viewBox="0 0 1914 18" draw:points="0,18 1914,18 1914,0 0,0">
          <text:p/>
        </draw:polygon>
        <draw:polygon draw:style-name="gr4" draw:text-style-name="P5" draw:layer="layout" svg:width="0.017cm" svg:height="0.017cm" svg:x="6.671cm" svg:y="8.788cm" svg:viewBox="0 0 18 18" draw:points="0,18 18,18 18,0 0,0">
          <text:p/>
        </draw:polygon>
        <draw:polygon draw:style-name="gr4" draw:text-style-name="P5" draw:layer="layout" svg:width="1.804cm" svg:height="0.017cm" svg:x="6.688cm" svg:y="8.788cm" svg:viewBox="0 0 1805 18" draw:points="0,18 1805,18 1805,0 0,0">
          <text:p/>
        </draw:polygon>
        <draw:polygon draw:style-name="gr4" draw:text-style-name="P5" draw:layer="layout" svg:width="0.017cm" svg:height="0.017cm" svg:x="8.492cm" svg:y="8.788cm" svg:viewBox="0 0 18 18" draw:points="0,18 18,18 18,0 0,0">
          <text:p/>
        </draw:polygon>
        <draw:polygon draw:style-name="gr4" draw:text-style-name="P5" draw:layer="layout" svg:width="3.23cm" svg:height="0.017cm" svg:x="8.509cm" svg:y="8.788cm" svg:viewBox="0 0 3231 18" draw:points="0,18 3231,18 3231,0 0,0">
          <text:p/>
        </draw:polygon>
        <draw:polygon draw:style-name="gr4" draw:text-style-name="P5" draw:layer="layout" svg:width="0.017cm" svg:height="0.017cm" svg:x="11.739cm" svg:y="8.788cm" svg:viewBox="0 0 18 18" draw:points="0,18 18,18 18,0 0,0">
          <text:p/>
        </draw:polygon>
        <draw:polygon draw:style-name="gr4" draw:text-style-name="P5" draw:layer="layout" svg:width="2.845cm" svg:height="0.017cm" svg:x="11.755cm" svg:y="8.788cm" svg:viewBox="0 0 2846 18" draw:points="0,18 2846,18 2846,0 0,0">
          <text:p/>
        </draw:polygon>
        <draw:polygon draw:style-name="gr4" draw:text-style-name="P5" draw:layer="layout" svg:width="0.017cm" svg:height="0.017cm" svg:x="14.6cm" svg:y="8.788cm" svg:viewBox="0 0 18 18" draw:points="0,18 18,18 18,0 0,0">
          <text:p/>
        </draw:polygon>
        <draw:polygon draw:style-name="gr4" draw:text-style-name="P5" draw:layer="layout" svg:width="0.555cm" svg:height="0.017cm" svg:x="14.617cm" svg:y="8.788cm" svg:viewBox="0 0 556 18" draw:points="0,18 556,18 556,0 0,0">
          <text:p/>
        </draw:polygon>
        <draw:polygon draw:style-name="gr4" draw:text-style-name="P5" draw:layer="layout" svg:width="0.017cm" svg:height="0.017cm" svg:x="15.172cm" svg:y="8.788cm" svg:viewBox="0 0 18 18" draw:points="0,18 18,18 18,0 0,0">
          <text:p/>
        </draw:polygon>
        <draw:polygon draw:style-name="gr4" draw:text-style-name="P5" draw:layer="layout" svg:width="3.59cm" svg:height="0.017cm" svg:x="15.189cm" svg:y="8.788cm" svg:viewBox="0 0 3591 18" draw:points="0,18 3591,18 3591,0 0,0">
          <text:p/>
        </draw:polygon>
        <draw:polygon draw:style-name="gr4" draw:text-style-name="P5" draw:layer="layout" svg:width="0.017cm" svg:height="0.017cm" svg:x="18.779cm" svg:y="8.788cm" svg:viewBox="0 0 18 18" draw:points="0,18 18,18 18,0 0,0">
          <text:p/>
        </draw:polygon>
        <draw:polygon draw:style-name="gr4" draw:text-style-name="P5" draw:layer="layout" svg:width="0.017cm" svg:height="1.587cm" svg:x="2.489cm" svg:y="8.805cm" svg:viewBox="0 0 18 1588" draw:points="0,1588 18,1588 18,0 0,0">
          <text:p/>
        </draw:polygon>
        <draw:polygon draw:style-name="gr4" draw:text-style-name="P5" draw:layer="layout" svg:width="0.017cm" svg:height="1.587cm" svg:x="4.741cm" svg:y="8.805cm" svg:viewBox="0 0 18 1588" draw:points="0,1588 18,1588 18,0 0,0">
          <text:p/>
        </draw:polygon>
        <draw:polygon draw:style-name="gr4" draw:text-style-name="P5" draw:layer="layout" svg:width="0.017cm" svg:height="1.587cm" svg:x="6.671cm" svg:y="8.805cm" svg:viewBox="0 0 18 1588" draw:points="0,1588 18,1588 18,0 0,0">
          <text:p/>
        </draw:polygon>
        <draw:polygon draw:style-name="gr4" draw:text-style-name="P5" draw:layer="layout" svg:width="0.017cm" svg:height="1.587cm" svg:x="8.492cm" svg:y="8.805cm" svg:viewBox="0 0 18 1588" draw:points="0,1588 18,1588 18,0 0,0">
          <text:p/>
        </draw:polygon>
        <draw:polygon draw:style-name="gr4" draw:text-style-name="P5" draw:layer="layout" svg:width="0.017cm" svg:height="1.587cm" svg:x="11.739cm" svg:y="8.805cm" svg:viewBox="0 0 18 1588" draw:points="0,1588 18,1588 18,0 0,0">
          <text:p/>
        </draw:polygon>
        <draw:polygon draw:style-name="gr4" draw:text-style-name="P5" draw:layer="layout" svg:width="0.017cm" svg:height="1.587cm" svg:x="18.779cm" svg:y="8.805cm" svg:viewBox="0 0 18 1588" draw:points="0,1588 18,1588 18,0 0,0">
          <text:p/>
        </draw:polygon>
        <draw:frame draw:style-name="gr3" draw:text-style-name="P4" draw:layer="layout" svg:width="0.283cm" svg:height="0.352cm" svg:x="3.624cm" svg:y="10.686cm">
          <draw:text-box>
            <text:p text:style-name="P1"><text:span text:style-name="T3"><text:s/></text:span></text:p>
          </draw:text-box>
        </draw:frame>
        <draw:frame draw:style-name="gr112" draw:text-style-name="P4" draw:layer="layout" svg:width="1.179cm" svg:height="0.352cm" svg:x="5.169cm" svg:y="10.686cm">
          <draw:text-box>
            <text:p text:style-name="P1"><text:span text:style-name="T3">BUSSIERE </text:span></text:p>
          </draw:text-box>
        </draw:frame>
        <draw:frame draw:style-name="gr113" draw:text-style-name="P4" draw:layer="layout" svg:width="0.739cm" svg:height="0.352cm" svg:x="7.264cm" svg:y="10.686cm">
          <draw:text-box>
            <text:p text:style-name="P1"><text:span text:style-name="T3">Sylvie </text:span></text:p>
          </draw:text-box>
        </draw:frame>
        <draw:frame draw:style-name="gr8" draw:text-style-name="P4" draw:layer="layout" svg:width="1.225cm" svg:height="0.352cm" svg:x="9.475cm" svg:y="10.648cm">
          <draw:text-box>
            <text:p text:style-name="P1"><text:span text:style-name="T3">Biochimie </text:span></text:p>
          </draw:text-box>
        </draw:frame>
        <draw:frame draw:style-name="gr114" draw:text-style-name="P4" draw:layer="layout" svg:width="1.954cm" svg:height="0.352cm" svg:x="9.008cm" svg:y="10.965cm">
          <draw:text-box>
            <text:p text:style-name="P1"><text:span text:style-name="T3"><text:s text:c="2"/></text:span><text:span text:style-name="T3">Biologie plante </text:span></text:p>
          </draw:text-box>
        </draw:frame>
        <draw:frame draw:style-name="gr115" draw:text-style-name="P4" draw:layer="layout" svg:width="3.38cm" svg:height="0.352cm" svg:x="13.265cm" svg:y="10.732cm">
          <draw:text-box>
            <text:p text:style-name="P1"><text:span text:style-name="T3">Cd et analyses biochimiques </text:span></text:p>
          </draw:text-box>
        </draw:frame>
        <draw:frame draw:style-name="gr1" draw:text-style-name="P2" draw:layer="layout" svg:width="0.372cm" svg:height="0.459cm" svg:x="18.686cm" svg:y="10.322cm">
          <draw:text-box>
            <text:p text:style-name="P1"><text:span text:style-name="T1"><text:s/></text:span></text:p>
          </draw:text-box>
        </draw:frame>
        <draw:polygon draw:style-name="gr4" draw:text-style-name="P5" draw:layer="layout" svg:width="0.017cm" svg:height="0.017cm" svg:x="2.489cm" svg:y="10.392cm" svg:viewBox="0 0 18 18" draw:points="0,18 18,18 18,0 0,0">
          <text:p/>
        </draw:polygon>
        <draw:polygon draw:style-name="gr4" draw:text-style-name="P5" draw:layer="layout" svg:width="0.017cm" svg:height="0.017cm" svg:x="4.741cm" svg:y="10.392cm" svg:viewBox="0 0 18 18" draw:points="0,18 18,18 18,0 0,0">
          <text:p/>
        </draw:polygon>
        <draw:polygon draw:style-name="gr4" draw:text-style-name="P5" draw:layer="layout" svg:width="1.913cm" svg:height="0.017cm" svg:x="4.758cm" svg:y="10.392cm" svg:viewBox="0 0 1914 18" draw:points="0,18 1914,18 1914,0 0,0">
          <text:p/>
        </draw:polygon>
        <draw:polygon draw:style-name="gr4" draw:text-style-name="P5" draw:layer="layout" svg:width="0.017cm" svg:height="0.017cm" svg:x="6.671cm" svg:y="10.392cm" svg:viewBox="0 0 18 18" draw:points="0,18 18,18 18,0 0,0">
          <text:p/>
        </draw:polygon>
        <draw:polygon draw:style-name="gr4" draw:text-style-name="P5" draw:layer="layout" svg:width="1.804cm" svg:height="0.017cm" svg:x="6.688cm" svg:y="10.392cm" svg:viewBox="0 0 1805 18" draw:points="0,18 1805,18 1805,0 0,0">
          <text:p/>
        </draw:polygon>
        <draw:polygon draw:style-name="gr4" draw:text-style-name="P5" draw:layer="layout" svg:width="0.017cm" svg:height="0.017cm" svg:x="8.492cm" svg:y="10.392cm" svg:viewBox="0 0 18 18" draw:points="0,18 18,18 18,0 0,0">
          <text:p/>
        </draw:polygon>
        <draw:polygon draw:style-name="gr4" draw:text-style-name="P5" draw:layer="layout" svg:width="3.23cm" svg:height="0.017cm" svg:x="8.509cm" svg:y="10.392cm" svg:viewBox="0 0 3231 18" draw:points="0,18 3231,18 3231,0 0,0">
          <text:p/>
        </draw:polygon>
        <draw:polygon draw:style-name="gr4" draw:text-style-name="P5" draw:layer="layout" svg:width="0.017cm" svg:height="0.017cm" svg:x="11.739cm" svg:y="10.392cm" svg:viewBox="0 0 18 18" draw:points="0,18 18,18 18,0 0,0">
          <text:p/>
        </draw:polygon>
        <draw:polygon draw:style-name="gr4" draw:text-style-name="P5" draw:layer="layout" svg:width="2.845cm" svg:height="0.017cm" svg:x="11.755cm" svg:y="10.392cm" svg:viewBox="0 0 2846 18" draw:points="0,18 2846,18 2846,0 0,0">
          <text:p/>
        </draw:polygon>
        <draw:polygon draw:style-name="gr4" draw:text-style-name="P5" draw:layer="layout" svg:width="0.017cm" svg:height="0.017cm" svg:x="14.6cm" svg:y="10.392cm" svg:viewBox="0 0 18 18" draw:points="0,18 18,18 18,0 0,0">
          <text:p/>
        </draw:polygon>
        <draw:polygon draw:style-name="gr4" draw:text-style-name="P5" draw:layer="layout" svg:width="0.555cm" svg:height="0.017cm" svg:x="14.617cm" svg:y="10.392cm" svg:viewBox="0 0 556 18" draw:points="0,18 556,18 556,0 0,0">
          <text:p/>
        </draw:polygon>
        <draw:polygon draw:style-name="gr4" draw:text-style-name="P5" draw:layer="layout" svg:width="0.017cm" svg:height="0.017cm" svg:x="15.172cm" svg:y="10.392cm" svg:viewBox="0 0 18 18" draw:points="0,18 18,18 18,0 0,0">
          <text:p/>
        </draw:polygon>
        <draw:polygon draw:style-name="gr4" draw:text-style-name="P5" draw:layer="layout" svg:width="3.59cm" svg:height="0.017cm" svg:x="15.189cm" svg:y="10.392cm" svg:viewBox="0 0 3591 18" draw:points="0,18 3591,18 3591,0 0,0">
          <text:p/>
        </draw:polygon>
        <draw:polygon draw:style-name="gr4" draw:text-style-name="P5" draw:layer="layout" svg:width="0.017cm" svg:height="0.017cm" svg:x="18.779cm" svg:y="10.392cm" svg:viewBox="0 0 18 18" draw:points="0,18 18,18 18,0 0,0">
          <text:p/>
        </draw:polygon>
        <draw:polygon draw:style-name="gr4" draw:text-style-name="P5" draw:layer="layout" svg:width="0.017cm" svg:height="1.114cm" svg:x="2.489cm" svg:y="10.409cm" svg:viewBox="0 0 18 1115" draw:points="0,1115 18,1115 18,0 0,0">
          <text:p/>
        </draw:polygon>
        <draw:polygon draw:style-name="gr4" draw:text-style-name="P5" draw:layer="layout" svg:width="0.017cm" svg:height="1.114cm" svg:x="4.741cm" svg:y="10.409cm" svg:viewBox="0 0 18 1115" draw:points="0,1115 18,1115 18,0 0,0">
          <text:p/>
        </draw:polygon>
        <draw:polygon draw:style-name="gr4" draw:text-style-name="P5" draw:layer="layout" svg:width="0.017cm" svg:height="1.114cm" svg:x="6.671cm" svg:y="10.409cm" svg:viewBox="0 0 18 1115" draw:points="0,1115 18,1115 18,0 0,0">
          <text:p/>
        </draw:polygon>
        <draw:polygon draw:style-name="gr4" draw:text-style-name="P5" draw:layer="layout" svg:width="0.017cm" svg:height="1.114cm" svg:x="8.492cm" svg:y="10.409cm" svg:viewBox="0 0 18 1115" draw:points="0,1115 18,1115 18,0 0,0">
          <text:p/>
        </draw:polygon>
        <draw:polygon draw:style-name="gr4" draw:text-style-name="P5" draw:layer="layout" svg:width="0.017cm" svg:height="1.114cm" svg:x="11.739cm" svg:y="10.409cm" svg:viewBox="0 0 18 1115" draw:points="0,1115 18,1115 18,0 0,0">
          <text:p/>
        </draw:polygon>
        <draw:polygon draw:style-name="gr4" draw:text-style-name="P5" draw:layer="layout" svg:width="0.017cm" svg:height="1.114cm" svg:x="18.779cm" svg:y="10.409cm" svg:viewBox="0 0 18 1115" draw:points="0,1115 18,1115 18,0 0,0">
          <text:p/>
        </draw:polygon>
        <draw:frame draw:style-name="gr3" draw:text-style-name="P4" draw:layer="layout" svg:width="0.283cm" svg:height="0.352cm" svg:x="16.984cm" svg:y="10.96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283cm" svg:height="0.352cm" svg:x="3.624cm" svg:y="11.609cm">
          <draw:text-box>
            <text:p text:style-name="P1"><text:span text:style-name="T3"><text:s/></text:span></text:p>
          </draw:text-box>
        </draw:frame>
        <draw:frame draw:style-name="gr116" draw:text-style-name="P4" draw:layer="layout" svg:width="1.014cm" svg:height="0.352cm" svg:x="5.249cm" svg:y="11.609cm">
          <draw:text-box>
            <text:p text:style-name="P1"><text:span text:style-name="T3">CORIOU </text:span></text:p>
          </draw:text-box>
        </draw:frame>
        <draw:frame draw:style-name="gr77" draw:text-style-name="P4" draw:layer="layout" svg:width="0.764cm" svg:height="0.352cm" svg:x="7.252cm" svg:y="11.609cm">
          <draw:text-box>
            <text:p text:style-name="P1"><text:span text:style-name="T3">Cécile </text:span></text:p>
          </draw:text-box>
        </draw:frame>
        <draw:frame draw:style-name="gr117" draw:text-style-name="P4" draw:layer="layout" svg:width="2.36cm" svg:height="0.352cm" svg:x="8.9cm" svg:y="11.7cm">
          <draw:text-box>
            <text:p text:style-name="P1"><text:span text:style-name="T3">Analyses chimiques </text:span></text:p>
          </draw:text-box>
        </draw:frame>
        <draw:polygon draw:style-name="gr4" draw:text-style-name="P5" draw:layer="layout" svg:width="0.017cm" svg:height="0.017cm" svg:x="2.489cm" svg:y="11.523cm" svg:viewBox="0 0 18 18" draw:points="0,18 18,18 18,0 0,0">
          <text:p/>
        </draw:polygon>
        <draw:polygon draw:style-name="gr4" draw:text-style-name="P5" draw:layer="layout" svg:width="0.017cm" svg:height="0.017cm" svg:x="4.741cm" svg:y="11.523cm" svg:viewBox="0 0 18 18" draw:points="0,18 18,18 18,0 0,0">
          <text:p/>
        </draw:polygon>
        <draw:polygon draw:style-name="gr4" draw:text-style-name="P5" draw:layer="layout" svg:width="1.913cm" svg:height="0.017cm" svg:x="4.758cm" svg:y="11.523cm" svg:viewBox="0 0 1914 18" draw:points="0,18 1914,18 1914,0 0,0">
          <text:p/>
        </draw:polygon>
        <draw:polygon draw:style-name="gr4" draw:text-style-name="P5" draw:layer="layout" svg:width="0.017cm" svg:height="0.017cm" svg:x="6.671cm" svg:y="11.523cm" svg:viewBox="0 0 18 18" draw:points="0,18 18,18 18,0 0,0">
          <text:p/>
        </draw:polygon>
        <draw:polygon draw:style-name="gr4" draw:text-style-name="P5" draw:layer="layout" svg:width="1.804cm" svg:height="0.017cm" svg:x="6.688cm" svg:y="11.523cm" svg:viewBox="0 0 1805 18" draw:points="0,18 1805,18 1805,0 0,0">
          <text:p/>
        </draw:polygon>
        <draw:polygon draw:style-name="gr4" draw:text-style-name="P5" draw:layer="layout" svg:width="0.017cm" svg:height="0.017cm" svg:x="8.492cm" svg:y="11.523cm" svg:viewBox="0 0 18 18" draw:points="0,18 18,18 18,0 0,0">
          <text:p/>
        </draw:polygon>
        <draw:polygon draw:style-name="gr4" draw:text-style-name="P5" draw:layer="layout" svg:width="3.23cm" svg:height="0.017cm" svg:x="8.509cm" svg:y="11.523cm" svg:viewBox="0 0 3231 18" draw:points="0,18 3231,18 3231,0 0,0">
          <text:p/>
        </draw:polygon>
        <draw:polygon draw:style-name="gr4" draw:text-style-name="P5" draw:layer="layout" svg:width="0.017cm" svg:height="0.017cm" svg:x="11.739cm" svg:y="11.523cm" svg:viewBox="0 0 18 18" draw:points="0,18 18,18 18,0 0,0">
          <text:p/>
        </draw:polygon>
        <draw:polygon draw:style-name="gr4" draw:text-style-name="P5" draw:layer="layout" svg:width="2.845cm" svg:height="0.017cm" svg:x="11.755cm" svg:y="11.523cm" svg:viewBox="0 0 2846 18" draw:points="0,18 2846,18 2846,0 0,0">
          <text:p/>
        </draw:polygon>
        <draw:polygon draw:style-name="gr4" draw:text-style-name="P5" draw:layer="layout" svg:width="0.017cm" svg:height="0.017cm" svg:x="14.6cm" svg:y="11.523cm" svg:viewBox="0 0 18 18" draw:points="0,18 18,18 18,0 0,0">
          <text:p/>
        </draw:polygon>
        <draw:polygon draw:style-name="gr4" draw:text-style-name="P5" draw:layer="layout" svg:width="0.555cm" svg:height="0.017cm" svg:x="14.617cm" svg:y="11.523cm" svg:viewBox="0 0 556 18" draw:points="0,18 556,18 556,0 0,0">
          <text:p/>
        </draw:polygon>
        <draw:polygon draw:style-name="gr4" draw:text-style-name="P5" draw:layer="layout" svg:width="0.017cm" svg:height="0.017cm" svg:x="15.172cm" svg:y="11.523cm" svg:viewBox="0 0 18 18" draw:points="0,18 18,18 18,0 0,0">
          <text:p/>
        </draw:polygon>
        <draw:polygon draw:style-name="gr4" draw:text-style-name="P5" draw:layer="layout" svg:width="3.59cm" svg:height="0.017cm" svg:x="15.189cm" svg:y="11.523cm" svg:viewBox="0 0 3591 18" draw:points="0,18 3591,18 3591,0 0,0">
          <text:p/>
        </draw:polygon>
        <draw:polygon draw:style-name="gr4" draw:text-style-name="P5" draw:layer="layout" svg:width="0.017cm" svg:height="0.017cm" svg:x="18.779cm" svg:y="11.523cm" svg:viewBox="0 0 18 18" draw:points="0,18 18,18 18,0 0,0">
          <text:p/>
        </draw:polygon>
        <draw:polygon draw:style-name="gr4" draw:text-style-name="P5" draw:layer="layout" svg:width="0.017cm" svg:height="0.702cm" svg:x="2.489cm" svg:y="11.54cm" svg:viewBox="0 0 18 703" draw:points="0,703 18,703 18,0 0,0">
          <text:p/>
        </draw:polygon>
        <draw:polygon draw:style-name="gr4" draw:text-style-name="P5" draw:layer="layout" svg:width="0.017cm" svg:height="0.702cm" svg:x="4.741cm" svg:y="11.54cm" svg:viewBox="0 0 18 703" draw:points="0,703 18,703 18,0 0,0">
          <text:p/>
        </draw:polygon>
        <draw:polygon draw:style-name="gr4" draw:text-style-name="P5" draw:layer="layout" svg:width="0.017cm" svg:height="0.702cm" svg:x="6.671cm" svg:y="11.54cm" svg:viewBox="0 0 18 703" draw:points="0,703 18,703 18,0 0,0">
          <text:p/>
        </draw:polygon>
        <draw:polygon draw:style-name="gr4" draw:text-style-name="P5" draw:layer="layout" svg:width="0.017cm" svg:height="0.702cm" svg:x="8.492cm" svg:y="11.54cm" svg:viewBox="0 0 18 703" draw:points="0,703 18,703 18,0 0,0">
          <text:p/>
        </draw:polygon>
        <draw:polygon draw:style-name="gr4" draw:text-style-name="P5" draw:layer="layout" svg:width="0.017cm" svg:height="0.702cm" svg:x="11.739cm" svg:y="11.54cm" svg:viewBox="0 0 18 703" draw:points="0,703 18,703 18,0 0,0">
          <text:p/>
        </draw:polygon>
        <draw:polygon draw:style-name="gr4" draw:text-style-name="P5" draw:layer="layout" svg:width="0.017cm" svg:height="0.702cm" svg:x="18.779cm" svg:y="11.54cm" svg:viewBox="0 0 18 703" draw:points="0,703 18,703 18,0 0,0">
          <text:p/>
        </draw:polygon>
        <draw:frame draw:style-name="gr118" draw:text-style-name="P4" draw:layer="layout" svg:width="3.046cm" svg:height="0.352cm" svg:x="13.6cm" svg:y="11.7cm">
          <draw:text-box>
            <text:p text:style-name="P1"><text:span text:style-name="T3">Analyses CD dans le grain </text:span></text:p>
          </draw:text-box>
        </draw:frame>
        <draw:frame draw:style-name="gr3" draw:text-style-name="P4" draw:layer="layout" svg:width="0.283cm" svg:height="0.352cm" svg:x="5.652cm" svg:y="12.599cm">
          <draw:text-box>
            <text:p text:style-name="P1"><text:span text:style-name="T3">x </text:span></text:p>
          </draw:text-box>
        </draw:frame>
        <draw:frame draw:style-name="gr3" draw:text-style-name="P4" draw:layer="layout" svg:width="0.283cm" svg:height="0.352cm" svg:x="7.531cm" svg:y="12.599cm">
          <draw:text-box>
            <text:p text:style-name="P1"><text:span text:style-name="T3">x </text:span></text:p>
          </draw:text-box>
        </draw:frame>
        <draw:frame draw:style-name="gr119" draw:text-style-name="P4" draw:layer="layout" svg:width="2.635cm" svg:height="0.352cm" svg:x="8.765cm" svg:y="12.7cm">
          <draw:text-box>
            <text:p text:style-name="P1"><text:span text:style-name="T3">Ecophysiologie plante </text:span></text:p>
          </draw:text-box>
        </draw:frame>
        <draw:polygon draw:style-name="gr4" draw:text-style-name="P5" draw:layer="layout" svg:width="0.017cm" svg:height="0.017cm" svg:x="2.489cm" svg:y="12.242cm" svg:viewBox="0 0 18 18" draw:points="0,18 18,18 18,0 0,0">
          <text:p/>
        </draw:polygon>
        <draw:polygon draw:style-name="gr4" draw:text-style-name="P5" draw:layer="layout" svg:width="0.017cm" svg:height="0.017cm" svg:x="4.741cm" svg:y="12.242cm" svg:viewBox="0 0 18 18" draw:points="0,18 18,18 18,0 0,0">
          <text:p/>
        </draw:polygon>
        <draw:polygon draw:style-name="gr4" draw:text-style-name="P5" draw:layer="layout" svg:width="1.913cm" svg:height="0.017cm" svg:x="4.758cm" svg:y="12.242cm" svg:viewBox="0 0 1914 18" draw:points="0,18 1914,18 1914,0 0,0">
          <text:p/>
        </draw:polygon>
        <draw:polygon draw:style-name="gr4" draw:text-style-name="P5" draw:layer="layout" svg:width="0.017cm" svg:height="0.017cm" svg:x="6.671cm" svg:y="12.242cm" svg:viewBox="0 0 18 18" draw:points="0,18 18,18 18,0 0,0">
          <text:p/>
        </draw:polygon>
        <draw:polygon draw:style-name="gr4" draw:text-style-name="P5" draw:layer="layout" svg:width="1.804cm" svg:height="0.017cm" svg:x="6.688cm" svg:y="12.242cm" svg:viewBox="0 0 1805 18" draw:points="0,18 1805,18 1805,0 0,0">
          <text:p/>
        </draw:polygon>
        <draw:polygon draw:style-name="gr4" draw:text-style-name="P5" draw:layer="layout" svg:width="0.017cm" svg:height="0.017cm" svg:x="8.492cm" svg:y="12.242cm" svg:viewBox="0 0 18 18" draw:points="0,18 18,18 18,0 0,0">
          <text:p/>
        </draw:polygon>
        <draw:polygon draw:style-name="gr4" draw:text-style-name="P5" draw:layer="layout" svg:width="3.23cm" svg:height="0.017cm" svg:x="8.509cm" svg:y="12.242cm" svg:viewBox="0 0 3231 18" draw:points="0,18 3231,18 3231,0 0,0">
          <text:p/>
        </draw:polygon>
        <draw:polygon draw:style-name="gr4" draw:text-style-name="P5" draw:layer="layout" svg:width="0.017cm" svg:height="0.017cm" svg:x="11.739cm" svg:y="12.242cm" svg:viewBox="0 0 18 18" draw:points="0,18 18,18 18,0 0,0">
          <text:p/>
        </draw:polygon>
        <draw:polygon draw:style-name="gr4" draw:text-style-name="P5" draw:layer="layout" svg:width="2.845cm" svg:height="0.017cm" svg:x="11.755cm" svg:y="12.242cm" svg:viewBox="0 0 2846 18" draw:points="0,18 2846,18 2846,0 0,0">
          <text:p/>
        </draw:polygon>
        <draw:polygon draw:style-name="gr4" draw:text-style-name="P5" draw:layer="layout" svg:width="0.017cm" svg:height="0.017cm" svg:x="14.6cm" svg:y="12.242cm" svg:viewBox="0 0 18 18" draw:points="0,18 18,18 18,0 0,0">
          <text:p/>
        </draw:polygon>
        <draw:polygon draw:style-name="gr4" draw:text-style-name="P5" draw:layer="layout" svg:width="0.555cm" svg:height="0.017cm" svg:x="14.617cm" svg:y="12.242cm" svg:viewBox="0 0 556 18" draw:points="0,18 556,18 556,0 0,0">
          <text:p/>
        </draw:polygon>
        <draw:polygon draw:style-name="gr4" draw:text-style-name="P5" draw:layer="layout" svg:width="0.017cm" svg:height="0.017cm" svg:x="15.172cm" svg:y="12.242cm" svg:viewBox="0 0 18 18" draw:points="0,18 18,18 18,0 0,0">
          <text:p/>
        </draw:polygon>
        <draw:polygon draw:style-name="gr4" draw:text-style-name="P5" draw:layer="layout" svg:width="3.59cm" svg:height="0.017cm" svg:x="15.189cm" svg:y="12.242cm" svg:viewBox="0 0 3591 18" draw:points="0,18 3591,18 3591,0 0,0">
          <text:p/>
        </draw:polygon>
        <draw:polygon draw:style-name="gr4" draw:text-style-name="P5" draw:layer="layout" svg:width="0.017cm" svg:height="0.017cm" svg:x="18.779cm" svg:y="12.242cm" svg:viewBox="0 0 18 18" draw:points="0,18 18,18 18,0 0,0">
          <text:p/>
        </draw:polygon>
        <draw:polygon draw:style-name="gr4" draw:text-style-name="P5" draw:layer="layout" svg:width="0.017cm" svg:height="1.245cm" svg:x="2.489cm" svg:y="12.259cm" svg:viewBox="0 0 18 1246" draw:points="0,1246 18,1246 18,0 0,0">
          <text:p/>
        </draw:polygon>
        <draw:polygon draw:style-name="gr4" draw:text-style-name="P5" draw:layer="layout" svg:width="0.017cm" svg:height="1.245cm" svg:x="4.741cm" svg:y="12.259cm" svg:viewBox="0 0 18 1246" draw:points="0,1246 18,1246 18,0 0,0">
          <text:p/>
        </draw:polygon>
        <draw:polygon draw:style-name="gr4" draw:text-style-name="P5" draw:layer="layout" svg:width="0.017cm" svg:height="1.245cm" svg:x="6.671cm" svg:y="12.259cm" svg:viewBox="0 0 18 1246" draw:points="0,1246 18,1246 18,0 0,0">
          <text:p/>
        </draw:polygon>
        <draw:polygon draw:style-name="gr4" draw:text-style-name="P5" draw:layer="layout" svg:width="0.017cm" svg:height="1.245cm" svg:x="8.492cm" svg:y="12.259cm" svg:viewBox="0 0 18 1246" draw:points="0,1246 18,1246 18,0 0,0">
          <text:p/>
        </draw:polygon>
        <draw:polygon draw:style-name="gr4" draw:text-style-name="P5" draw:layer="layout" svg:width="0.017cm" svg:height="1.245cm" svg:x="11.739cm" svg:y="12.259cm" svg:viewBox="0 0 18 1246" draw:points="0,1246 18,1246 18,0 0,0">
          <text:p/>
        </draw:polygon>
        <draw:polygon draw:style-name="gr4" draw:text-style-name="P5" draw:layer="layout" svg:width="0.017cm" svg:height="1.245cm" svg:x="18.779cm" svg:y="12.259cm" svg:viewBox="0 0 18 1246" draw:points="0,1246 18,1246 18,0 0,0">
          <text:p/>
        </draw:polygon>
        <draw:frame draw:style-name="gr3" draw:text-style-name="P4" draw:layer="layout" svg:width="0.283cm" svg:height="0.352cm" svg:x="3.624cm" svg:y="14.034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283cm" svg:height="0.352cm" svg:x="5.651cm" svg:y="14.034cm">
          <draw:text-box>
            <text:p text:style-name="P1"><text:span text:style-name="T3">x </text:span></text:p>
          </draw:text-box>
        </draw:frame>
        <draw:frame draw:style-name="gr3" draw:text-style-name="P4" draw:layer="layout" svg:width="0.283cm" svg:height="0.352cm" svg:x="7.531cm" svg:y="14.034cm">
          <draw:text-box>
            <text:p text:style-name="P1"><text:span text:style-name="T3">x </text:span></text:p>
          </draw:text-box>
        </draw:frame>
        <draw:frame draw:style-name="gr78" draw:text-style-name="P4" draw:layer="layout" svg:width="1.877cm" svg:height="0.352cm" svg:x="9.1cm" svg:y="14.348cm">
          <draw:text-box>
            <text:p text:style-name="P1"><text:span text:style-name="T3">/ecotoxicologie </text:span></text:p>
          </draw:text-box>
        </draw:frame>
        <draw:frame draw:style-name="gr120" draw:text-style-name="P4" draw:layer="layout" svg:width="3.207cm" svg:height="0.352cm" svg:x="13.2cm" svg:y="14.4cm">
          <draw:text-box>
            <text:p text:style-name="P1"><text:span text:style-name="T3">comparaisons genotypes ) </text:span><text:span text:style-name="T3"><text:s/></text:span></text:p>
          </draw:text-box>
        </draw:frame>
        <draw:polygon draw:style-name="gr4" draw:text-style-name="P5" draw:layer="layout" svg:width="0.017cm" svg:height="0.017cm" svg:x="2.489cm" svg:y="13.504cm" svg:viewBox="0 0 18 18" draw:points="0,18 18,18 18,0 0,0">
          <text:p/>
        </draw:polygon>
        <draw:polygon draw:style-name="gr4" draw:text-style-name="P5" draw:layer="layout" svg:width="0.017cm" svg:height="0.017cm" svg:x="4.741cm" svg:y="13.504cm" svg:viewBox="0 0 18 18" draw:points="0,18 18,18 18,0 0,0">
          <text:p/>
        </draw:polygon>
        <draw:polygon draw:style-name="gr4" draw:text-style-name="P5" draw:layer="layout" svg:width="1.913cm" svg:height="0.017cm" svg:x="4.758cm" svg:y="13.504cm" svg:viewBox="0 0 1914 18" draw:points="0,18 1914,18 1914,0 0,0">
          <text:p/>
        </draw:polygon>
        <draw:polygon draw:style-name="gr4" draw:text-style-name="P5" draw:layer="layout" svg:width="0.017cm" svg:height="0.017cm" svg:x="6.671cm" svg:y="13.504cm" svg:viewBox="0 0 18 18" draw:points="0,18 18,18 18,0 0,0">
          <text:p/>
        </draw:polygon>
        <draw:polygon draw:style-name="gr4" draw:text-style-name="P5" draw:layer="layout" svg:width="1.804cm" svg:height="0.017cm" svg:x="6.688cm" svg:y="13.504cm" svg:viewBox="0 0 1805 18" draw:points="0,18 1805,18 1805,0 0,0">
          <text:p/>
        </draw:polygon>
        <draw:polygon draw:style-name="gr4" draw:text-style-name="P5" draw:layer="layout" svg:width="0.017cm" svg:height="0.017cm" svg:x="8.492cm" svg:y="13.504cm" svg:viewBox="0 0 18 18" draw:points="0,18 18,18 18,0 0,0">
          <text:p/>
        </draw:polygon>
        <draw:polygon draw:style-name="gr4" draw:text-style-name="P5" draw:layer="layout" svg:width="3.23cm" svg:height="0.017cm" svg:x="8.509cm" svg:y="13.504cm" svg:viewBox="0 0 3231 18" draw:points="0,18 3231,18 3231,0 0,0">
          <text:p/>
        </draw:polygon>
        <draw:polygon draw:style-name="gr4" draw:text-style-name="P5" draw:layer="layout" svg:width="0.017cm" svg:height="0.017cm" svg:x="11.739cm" svg:y="13.504cm" svg:viewBox="0 0 18 18" draw:points="0,18 18,18 18,0 0,0">
          <text:p/>
        </draw:polygon>
        <draw:polygon draw:style-name="gr4" draw:text-style-name="P5" draw:layer="layout" svg:width="2.845cm" svg:height="0.017cm" svg:x="11.755cm" svg:y="13.504cm" svg:viewBox="0 0 2846 18" draw:points="0,18 2846,18 2846,0 0,0">
          <text:p/>
        </draw:polygon>
        <draw:polygon draw:style-name="gr4" draw:text-style-name="P5" draw:layer="layout" svg:width="0.017cm" svg:height="0.017cm" svg:x="14.6cm" svg:y="13.504cm" svg:viewBox="0 0 18 18" draw:points="0,18 18,18 18,0 0,0">
          <text:p/>
        </draw:polygon>
        <draw:polygon draw:style-name="gr4" draw:text-style-name="P5" draw:layer="layout" svg:width="0.555cm" svg:height="0.017cm" svg:x="14.617cm" svg:y="13.504cm" svg:viewBox="0 0 556 18" draw:points="0,18 556,18 556,0 0,0">
          <text:p/>
        </draw:polygon>
        <draw:polygon draw:style-name="gr4" draw:text-style-name="P5" draw:layer="layout" svg:width="0.017cm" svg:height="0.017cm" svg:x="15.172cm" svg:y="13.504cm" svg:viewBox="0 0 18 18" draw:points="0,18 18,18 18,0 0,0">
          <text:p/>
        </draw:polygon>
        <draw:polygon draw:style-name="gr4" draw:text-style-name="P5" draw:layer="layout" svg:width="3.59cm" svg:height="0.017cm" svg:x="15.189cm" svg:y="13.504cm" svg:viewBox="0 0 3591 18" draw:points="0,18 3591,18 3591,0 0,0">
          <text:p/>
        </draw:polygon>
        <draw:polygon draw:style-name="gr4" draw:text-style-name="P5" draw:layer="layout" svg:width="0.017cm" svg:height="0.017cm" svg:x="18.779cm" svg:y="13.504cm" svg:viewBox="0 0 18 18" draw:points="0,18 18,18 18,0 0,0">
          <text:p/>
        </draw:polygon>
        <draw:polygon draw:style-name="gr4" draw:text-style-name="P5" draw:layer="layout" svg:width="0.017cm" svg:height="1.592cm" svg:x="2.489cm" svg:y="13.521cm" svg:viewBox="0 0 18 1593" draw:points="0,1593 18,1593 18,0 0,0">
          <text:p/>
        </draw:polygon>
        <draw:polygon draw:style-name="gr4" draw:text-style-name="P5" draw:layer="layout" svg:width="0.017cm" svg:height="1.592cm" svg:x="4.741cm" svg:y="13.521cm" svg:viewBox="0 0 18 1593" draw:points="0,1593 18,1593 18,0 0,0">
          <text:p/>
        </draw:polygon>
        <draw:polygon draw:style-name="gr4" draw:text-style-name="P5" draw:layer="layout" svg:width="0.017cm" svg:height="1.592cm" svg:x="6.671cm" svg:y="13.521cm" svg:viewBox="0 0 18 1593" draw:points="0,1593 18,1593 18,0 0,0">
          <text:p/>
        </draw:polygon>
        <draw:polygon draw:style-name="gr4" draw:text-style-name="P5" draw:layer="layout" svg:width="0.017cm" svg:height="1.592cm" svg:x="8.492cm" svg:y="13.521cm" svg:viewBox="0 0 18 1593" draw:points="0,1593 18,1593 18,0 0,0">
          <text:p/>
        </draw:polygon>
        <draw:polygon draw:style-name="gr4" draw:text-style-name="P5" draw:layer="layout" svg:width="0.017cm" svg:height="1.592cm" svg:x="11.739cm" svg:y="13.521cm" svg:viewBox="0 0 18 1593" draw:points="0,1593 18,1593 18,0 0,0">
          <text:p/>
        </draw:polygon>
        <draw:polygon draw:style-name="gr4" draw:text-style-name="P5" draw:layer="layout" svg:width="0.017cm" svg:height="1.592cm" svg:x="18.779cm" svg:y="13.521cm" svg:viewBox="0 0 18 1593" draw:points="0,1593 18,1593 18,0 0,0">
          <text:p/>
        </draw:polygon>
        <draw:frame draw:style-name="gr3" draw:text-style-name="P4" draw:layer="layout" svg:width="0.283cm" svg:height="0.352cm" svg:x="3.624cm" svg:y="15.643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283cm" svg:height="0.352cm" svg:x="5.651cm" svg:y="15.643cm">
          <draw:text-box>
            <text:p text:style-name="P1"><text:span text:style-name="T3">x </text:span></text:p>
          </draw:text-box>
        </draw:frame>
        <draw:frame draw:style-name="gr3" draw:text-style-name="P4" draw:layer="layout" svg:width="0.283cm" svg:height="0.352cm" svg:x="7.531cm" svg:y="15.643cm">
          <draw:text-box>
            <text:p text:style-name="P1"><text:span text:style-name="T3">x </text:span></text:p>
          </draw:text-box>
        </draw:frame>
        <draw:frame draw:style-name="gr121" draw:text-style-name="P4" draw:layer="layout" svg:width="1.691cm" svg:height="0.352cm" svg:x="9.009cm" svg:y="15.648cm">
          <draw:text-box>
            <text:p text:style-name="P1"><text:span text:style-name="T3">Biogéochimie </text:span></text:p>
          </draw:text-box>
        </draw:frame>
        <draw:frame draw:style-name="gr122" draw:text-style-name="P4" draw:layer="layout" svg:width="2.771cm" svg:height="0.352cm" svg:x="13.829cm" svg:y="15.348cm">
          <draw:text-box>
            <text:p text:style-name="P1"><text:span text:style-name="T3">Effets de la gestion des </text:span></text:p>
          </draw:text-box>
        </draw:frame>
        <draw:frame draw:style-name="gr123" draw:text-style-name="P4" draw:layer="layout" svg:width="2.931cm" svg:height="0.352cm" svg:x="13.8cm" svg:y="15.7cm">
          <draw:text-box>
            <text:p text:style-name="P1"><text:span text:style-name="T3">Résidus de culture sur la </text:span></text:p>
          </draw:text-box>
        </draw:frame>
        <draw:frame draw:style-name="gr124" draw:text-style-name="P4" draw:layer="layout" svg:width="3.55cm" svg:height="0.352cm" svg:x="13.5cm" svg:y="16cm">
          <draw:text-box>
            <text:p text:style-name="P1"><text:span text:style-name="T3">contamination du grain par le </text:span></text:p>
          </draw:text-box>
        </draw:frame>
        <draw:polygon draw:style-name="gr4" draw:text-style-name="P5" draw:layer="layout" svg:width="0.017cm" svg:height="0.017cm" svg:x="2.489cm" svg:y="15.112cm" svg:viewBox="0 0 18 18" draw:points="0,18 18,18 18,0 0,0">
          <text:p/>
        </draw:polygon>
        <draw:polygon draw:style-name="gr4" draw:text-style-name="P5" draw:layer="layout" svg:width="0.017cm" svg:height="0.017cm" svg:x="4.741cm" svg:y="15.112cm" svg:viewBox="0 0 18 18" draw:points="0,18 18,18 18,0 0,0">
          <text:p/>
        </draw:polygon>
        <draw:polygon draw:style-name="gr4" draw:text-style-name="P5" draw:layer="layout" svg:width="1.913cm" svg:height="0.017cm" svg:x="4.758cm" svg:y="15.112cm" svg:viewBox="0 0 1914 18" draw:points="0,18 1914,18 1914,0 0,0">
          <text:p/>
        </draw:polygon>
        <draw:polygon draw:style-name="gr4" draw:text-style-name="P5" draw:layer="layout" svg:width="0.017cm" svg:height="0.017cm" svg:x="6.671cm" svg:y="15.112cm" svg:viewBox="0 0 18 18" draw:points="0,18 18,18 18,0 0,0">
          <text:p/>
        </draw:polygon>
        <draw:polygon draw:style-name="gr4" draw:text-style-name="P5" draw:layer="layout" svg:width="1.804cm" svg:height="0.017cm" svg:x="6.688cm" svg:y="15.112cm" svg:viewBox="0 0 1805 18" draw:points="0,18 1805,18 1805,0 0,0">
          <text:p/>
        </draw:polygon>
        <draw:polygon draw:style-name="gr4" draw:text-style-name="P5" draw:layer="layout" svg:width="0.017cm" svg:height="0.017cm" svg:x="8.492cm" svg:y="15.112cm" svg:viewBox="0 0 18 18" draw:points="0,18 18,18 18,0 0,0">
          <text:p/>
        </draw:polygon>
        <draw:polygon draw:style-name="gr4" draw:text-style-name="P5" draw:layer="layout" svg:width="3.23cm" svg:height="0.017cm" svg:x="8.509cm" svg:y="15.112cm" svg:viewBox="0 0 3231 18" draw:points="0,18 3231,18 3231,0 0,0">
          <text:p/>
        </draw:polygon>
        <draw:polygon draw:style-name="gr4" draw:text-style-name="P5" draw:layer="layout" svg:width="0.017cm" svg:height="0.017cm" svg:x="11.739cm" svg:y="15.112cm" svg:viewBox="0 0 18 18" draw:points="0,18 18,18 18,0 0,0">
          <text:p/>
        </draw:polygon>
        <draw:polygon draw:style-name="gr4" draw:text-style-name="P5" draw:layer="layout" svg:width="2.845cm" svg:height="0.017cm" svg:x="11.755cm" svg:y="15.112cm" svg:viewBox="0 0 2846 18" draw:points="0,18 2846,18 2846,0 0,0">
          <text:p/>
        </draw:polygon>
        <draw:polygon draw:style-name="gr4" draw:text-style-name="P5" draw:layer="layout" svg:width="0.017cm" svg:height="0.017cm" svg:x="14.6cm" svg:y="15.112cm" svg:viewBox="0 0 18 18" draw:points="0,18 18,18 18,0 0,0">
          <text:p/>
        </draw:polygon>
        <draw:polygon draw:style-name="gr4" draw:text-style-name="P5" draw:layer="layout" svg:width="0.555cm" svg:height="0.017cm" svg:x="14.617cm" svg:y="15.112cm" svg:viewBox="0 0 556 18" draw:points="0,18 556,18 556,0 0,0">
          <text:p/>
        </draw:polygon>
        <draw:polygon draw:style-name="gr4" draw:text-style-name="P5" draw:layer="layout" svg:width="0.017cm" svg:height="0.017cm" svg:x="15.172cm" svg:y="15.112cm" svg:viewBox="0 0 18 18" draw:points="0,18 18,18 18,0 0,0">
          <text:p/>
        </draw:polygon>
        <draw:polygon draw:style-name="gr4" draw:text-style-name="P5" draw:layer="layout" svg:width="3.59cm" svg:height="0.017cm" svg:x="15.189cm" svg:y="15.112cm" svg:viewBox="0 0 3591 18" draw:points="0,18 3591,18 3591,0 0,0">
          <text:p/>
        </draw:polygon>
        <draw:polygon draw:style-name="gr4" draw:text-style-name="P5" draw:layer="layout" svg:width="0.017cm" svg:height="0.017cm" svg:x="18.779cm" svg:y="15.112cm" svg:viewBox="0 0 18 18" draw:points="0,18 18,18 18,0 0,0">
          <text:p/>
        </draw:polygon>
        <draw:polygon draw:style-name="gr4" draw:text-style-name="P5" draw:layer="layout" svg:width="0.017cm" svg:height="1.588cm" svg:x="2.489cm" svg:y="15.129cm" svg:viewBox="0 0 18 1589" draw:points="0,1589 18,1589 18,0 0,0">
          <text:p/>
        </draw:polygon>
        <draw:polygon draw:style-name="gr4" draw:text-style-name="P5" draw:layer="layout" svg:width="0.017cm" svg:height="1.588cm" svg:x="4.741cm" svg:y="15.129cm" svg:viewBox="0 0 18 1589" draw:points="0,1589 18,1589 18,0 0,0">
          <text:p/>
        </draw:polygon>
        <draw:polygon draw:style-name="gr4" draw:text-style-name="P5" draw:layer="layout" svg:width="0.017cm" svg:height="1.588cm" svg:x="6.671cm" svg:y="15.129cm" svg:viewBox="0 0 18 1589" draw:points="0,1589 18,1589 18,0 0,0">
          <text:p/>
        </draw:polygon>
        <draw:polygon draw:style-name="gr4" draw:text-style-name="P5" draw:layer="layout" svg:width="0.017cm" svg:height="1.588cm" svg:x="8.492cm" svg:y="15.129cm" svg:viewBox="0 0 18 1589" draw:points="0,1589 18,1589 18,0 0,0">
          <text:p/>
        </draw:polygon>
        <draw:polygon draw:style-name="gr4" draw:text-style-name="P5" draw:layer="layout" svg:width="0.017cm" svg:height="1.588cm" svg:x="11.739cm" svg:y="15.129cm" svg:viewBox="0 0 18 1589" draw:points="0,1589 18,1589 18,0 0,0">
          <text:p/>
        </draw:polygon>
        <draw:polygon draw:style-name="gr4" draw:text-style-name="P5" draw:layer="layout" svg:width="0.017cm" svg:height="1.588cm" svg:x="18.779cm" svg:y="15.129cm" svg:viewBox="0 0 18 1589" draw:points="0,1589 18,1589 18,0 0,0">
          <text:p/>
        </draw:polygon>
        <draw:polygon draw:style-name="gr44" draw:text-style-name="P11" draw:layer="layout" svg:width="16.269cm" svg:height="0.343cm" svg:x="2.51cm" svg:y="16.738cm" svg:viewBox="0 0 16270 344" draw:points="0,344 16270,344 16270,0 0,0">
          <text:p/>
        </draw:polygon>
        <draw:polygon draw:style-name="gr44" draw:text-style-name="P11" draw:layer="layout" svg:width="16.218cm" svg:height="0.343cm" svg:x="2.535cm" svg:y="16.738cm" svg:viewBox="0 0 16219 344" draw:points="0,344 16219,344 16219,0 0,0">
          <text:p/>
        </draw:polygon>
        <draw:frame draw:style-name="gr125" draw:text-style-name="P4" draw:layer="layout" svg:width="1.568cm" svg:height="0.352cm" svg:x="14.5cm" svg:y="16.348cm">
          <draw:text-box>
            <text:p text:style-name="P1"><text:span text:style-name="T3">Cd et le DON </text:span></text:p>
          </draw:text-box>
        </draw:frame>
        <draw:polygon draw:style-name="gr4" draw:text-style-name="P5" draw:layer="layout" svg:width="0.017cm" svg:height="0.017cm" svg:x="2.489cm" svg:y="16.717cm" svg:viewBox="0 0 18 18" draw:points="0,18 18,18 18,0 0,0">
          <text:p/>
        </draw:polygon>
        <draw:polygon draw:style-name="gr4" draw:text-style-name="P5" draw:layer="layout" svg:width="2.235cm" svg:height="0.017cm" svg:x="2.506cm" svg:y="16.717cm" svg:viewBox="0 0 2236 18" draw:points="0,18 2236,18 2236,0 0,0">
          <text:p/>
        </draw:polygon>
        <draw:polygon draw:style-name="gr4" draw:text-style-name="P5" draw:layer="layout" svg:width="0.017cm" svg:height="0.017cm" svg:x="4.741cm" svg:y="16.717cm" svg:viewBox="0 0 18 18" draw:points="0,18 18,18 18,0 0,0">
          <text:p/>
        </draw:polygon>
        <draw:polygon draw:style-name="gr4" draw:text-style-name="P5" draw:layer="layout" svg:width="1.913cm" svg:height="0.017cm" svg:x="4.758cm" svg:y="16.717cm" svg:viewBox="0 0 1914 18" draw:points="0,18 1914,18 1914,0 0,0">
          <text:p/>
        </draw:polygon>
        <draw:polygon draw:style-name="gr4" draw:text-style-name="P5" draw:layer="layout" svg:width="0.017cm" svg:height="0.017cm" svg:x="6.671cm" svg:y="16.717cm" svg:viewBox="0 0 18 18" draw:points="0,18 18,18 18,0 0,0">
          <text:p/>
        </draw:polygon>
        <draw:polygon draw:style-name="gr4" draw:text-style-name="P5" draw:layer="layout" svg:width="1.804cm" svg:height="0.017cm" svg:x="6.688cm" svg:y="16.717cm" svg:viewBox="0 0 1805 18" draw:points="0,18 1805,18 1805,0 0,0">
          <text:p/>
        </draw:polygon>
        <draw:polygon draw:style-name="gr4" draw:text-style-name="P5" draw:layer="layout" svg:width="0.017cm" svg:height="0.017cm" svg:x="8.492cm" svg:y="16.717cm" svg:viewBox="0 0 18 18" draw:points="0,18 18,18 18,0 0,0">
          <text:p/>
        </draw:polygon>
        <draw:polygon draw:style-name="gr4" draw:text-style-name="P5" draw:layer="layout" svg:width="3.23cm" svg:height="0.017cm" svg:x="8.509cm" svg:y="16.717cm" svg:viewBox="0 0 3231 18" draw:points="0,18 3231,18 3231,0 0,0">
          <text:p/>
        </draw:polygon>
        <draw:polygon draw:style-name="gr4" draw:text-style-name="P5" draw:layer="layout" svg:width="0.017cm" svg:height="0.017cm" svg:x="11.739cm" svg:y="16.717cm" svg:viewBox="0 0 18 18" draw:points="0,18 18,18 18,0 0,0">
          <text:p/>
        </draw:polygon>
        <draw:polygon draw:style-name="gr4" draw:text-style-name="P5" draw:layer="layout" svg:width="2.845cm" svg:height="0.017cm" svg:x="11.755cm" svg:y="16.717cm" svg:viewBox="0 0 2846 18" draw:points="0,18 2846,18 2846,0 0,0">
          <text:p/>
        </draw:polygon>
        <draw:polygon draw:style-name="gr4" draw:text-style-name="P5" draw:layer="layout" svg:width="0.017cm" svg:height="0.017cm" svg:x="14.6cm" svg:y="16.717cm" svg:viewBox="0 0 18 18" draw:points="0,18 18,18 18,0 0,0">
          <text:p/>
        </draw:polygon>
        <draw:polygon draw:style-name="gr4" draw:text-style-name="P5" draw:layer="layout" svg:width="0.555cm" svg:height="0.017cm" svg:x="14.617cm" svg:y="16.717cm" svg:viewBox="0 0 556 18" draw:points="0,18 556,18 556,0 0,0">
          <text:p/>
        </draw:polygon>
        <draw:polygon draw:style-name="gr4" draw:text-style-name="P5" draw:layer="layout" svg:width="0.017cm" svg:height="0.017cm" svg:x="15.172cm" svg:y="16.717cm" svg:viewBox="0 0 18 18" draw:points="0,18 18,18 18,0 0,0">
          <text:p/>
        </draw:polygon>
        <draw:polygon draw:style-name="gr4" draw:text-style-name="P5" draw:layer="layout" svg:width="3.59cm" svg:height="0.017cm" svg:x="15.189cm" svg:y="16.717cm" svg:viewBox="0 0 3591 18" draw:points="0,18 3591,18 3591,0 0,0">
          <text:p/>
        </draw:polygon>
        <draw:polygon draw:style-name="gr4" draw:text-style-name="P5" draw:layer="layout" svg:width="0.017cm" svg:height="0.017cm" svg:x="18.779cm" svg:y="16.717cm" svg:viewBox="0 0 18 18" draw:points="0,18 18,18 18,0 0,0">
          <text:p/>
        </draw:polygon>
        <draw:polygon draw:style-name="gr4" draw:text-style-name="P5" draw:layer="layout" svg:width="0.017cm" svg:height="0.347cm" svg:x="2.489cm" svg:y="16.734cm" svg:viewBox="0 0 18 348" draw:points="0,348 18,348 18,0 0,0">
          <text:p/>
        </draw:polygon>
        <draw:polygon draw:style-name="gr4" draw:text-style-name="P5" draw:layer="layout" svg:width="0.017cm" svg:height="0.347cm" svg:x="18.779cm" svg:y="16.734cm" svg:viewBox="0 0 18 348" draw:points="0,348 18,348 18,0 0,0">
          <text:p/>
        </draw:polygon>
        <draw:frame draw:style-name="gr126" draw:text-style-name="P4" draw:layer="layout" svg:width="1.514cm" svg:height="0.352cm" svg:x="2.536cm" svg:y="16.735cm">
          <draw:text-box>
            <text:p text:style-name="P1"><text:span text:style-name="T5"><text:s text:c="9"/></text:span><text:span text:style-name="T5">Arvalis <text:s/></text:span></text:p>
          </draw:text-box>
        </draw:frame>
        <draw:frame draw:style-name="gr127" draw:text-style-name="P4" draw:layer="layout" svg:width="1.336cm" svg:height="0.352cm" svg:x="5.093cm" svg:y="17.375cm">
          <draw:text-box>
            <text:p text:style-name="P1"><text:span text:style-name="T3">MELLEARD </text:span></text:p>
          </draw:text-box>
        </draw:frame>
        <draw:frame draw:style-name="gr63" draw:text-style-name="P4" draw:layer="layout" svg:width="0.836cm" svg:height="0.352cm" svg:x="7.218cm" svg:y="17.375cm">
          <draw:text-box>
            <text:p text:style-name="P1"><text:span text:style-name="T3">Benoît </text:span></text:p>
          </draw:text-box>
        </draw:frame>
        <draw:frame draw:style-name="gr128" draw:text-style-name="P4" draw:layer="layout" svg:width="2.153cm" svg:height="0.703cm" svg:x="9.247cm" svg:y="17.397cm">
          <draw:text-box>
            <text:p text:style-name="P7"><text:span text:style-name="T3">Sécurité et qualité</text:span></text:p>
            <text:p text:style-name="P7"><text:span text:style-name="T3">technologique </text:span></text:p>
          </draw:text-box>
        </draw:frame>
        <draw:frame draw:style-name="gr129" draw:text-style-name="P4" draw:layer="layout" svg:width="3.562cm" svg:height="0.352cm" svg:x="13.538cm" svg:y="17.1cm">
          <draw:text-box>
            <text:p text:style-name="P1"><text:span text:style-name="T3">En charge de la dissémination </text:span></text:p>
          </draw:text-box>
        </draw:frame>
        <draw:polygon draw:style-name="gr4" draw:text-style-name="P5" draw:layer="layout" svg:width="0.017cm" svg:height="0.017cm" svg:x="2.489cm" svg:y="17.081cm" svg:viewBox="0 0 18 18" draw:points="0,18 18,18 18,0 0,0">
          <text:p/>
        </draw:polygon>
        <draw:polygon draw:style-name="gr4" draw:text-style-name="P5" draw:layer="layout" svg:width="2.235cm" svg:height="0.017cm" svg:x="2.506cm" svg:y="17.081cm" svg:viewBox="0 0 2236 18" draw:points="0,18 2236,18 2236,0 0,0">
          <text:p/>
        </draw:polygon>
        <draw:polygon draw:style-name="gr4" draw:text-style-name="P5" draw:layer="layout" svg:width="0.017cm" svg:height="0.017cm" svg:x="4.741cm" svg:y="17.081cm" svg:viewBox="0 0 18 18" draw:points="0,18 18,18 18,0 0,0">
          <text:p/>
        </draw:polygon>
        <draw:polygon draw:style-name="gr4" draw:text-style-name="P5" draw:layer="layout" svg:width="1.913cm" svg:height="0.017cm" svg:x="4.758cm" svg:y="17.081cm" svg:viewBox="0 0 1914 18" draw:points="0,18 1914,18 1914,0 0,0">
          <text:p/>
        </draw:polygon>
        <draw:polygon draw:style-name="gr4" draw:text-style-name="P5" draw:layer="layout" svg:width="0.017cm" svg:height="0.017cm" svg:x="6.671cm" svg:y="17.081cm" svg:viewBox="0 0 18 18" draw:points="0,18 18,18 18,0 0,0">
          <text:p/>
        </draw:polygon>
        <draw:polygon draw:style-name="gr4" draw:text-style-name="P5" draw:layer="layout" svg:width="1.804cm" svg:height="0.017cm" svg:x="6.688cm" svg:y="17.081cm" svg:viewBox="0 0 1805 18" draw:points="0,18 1805,18 1805,0 0,0">
          <text:p/>
        </draw:polygon>
        <draw:polygon draw:style-name="gr4" draw:text-style-name="P5" draw:layer="layout" svg:width="0.017cm" svg:height="0.017cm" svg:x="8.492cm" svg:y="17.081cm" svg:viewBox="0 0 18 18" draw:points="0,18 18,18 18,0 0,0">
          <text:p/>
        </draw:polygon>
        <draw:polygon draw:style-name="gr4" draw:text-style-name="P5" draw:layer="layout" svg:width="3.23cm" svg:height="0.017cm" svg:x="8.509cm" svg:y="17.081cm" svg:viewBox="0 0 3231 18" draw:points="0,18 3231,18 3231,0 0,0">
          <text:p/>
        </draw:polygon>
        <draw:polygon draw:style-name="gr4" draw:text-style-name="P5" draw:layer="layout" svg:width="0.017cm" svg:height="0.017cm" svg:x="11.739cm" svg:y="17.081cm" svg:viewBox="0 0 18 18" draw:points="0,18 18,18 18,0 0,0">
          <text:p/>
        </draw:polygon>
        <draw:polygon draw:style-name="gr4" draw:text-style-name="P5" draw:layer="layout" svg:width="2.845cm" svg:height="0.017cm" svg:x="11.755cm" svg:y="17.081cm" svg:viewBox="0 0 2846 18" draw:points="0,18 2846,18 2846,0 0,0">
          <text:p/>
        </draw:polygon>
        <draw:polygon draw:style-name="gr4" draw:text-style-name="P5" draw:layer="layout" svg:width="0.017cm" svg:height="0.017cm" svg:x="14.6cm" svg:y="17.081cm" svg:viewBox="0 0 18 18" draw:points="0,18 18,18 18,0 0,0">
          <text:p/>
        </draw:polygon>
        <draw:polygon draw:style-name="gr4" draw:text-style-name="P5" draw:layer="layout" svg:width="0.555cm" svg:height="0.017cm" svg:x="14.617cm" svg:y="17.081cm" svg:viewBox="0 0 556 18" draw:points="0,18 556,18 556,0 0,0">
          <text:p/>
        </draw:polygon>
        <draw:polygon draw:style-name="gr4" draw:text-style-name="P5" draw:layer="layout" svg:width="0.017cm" svg:height="0.017cm" svg:x="15.172cm" svg:y="17.081cm" svg:viewBox="0 0 18 18" draw:points="0,18 18,18 18,0 0,0">
          <text:p/>
        </draw:polygon>
        <draw:polygon draw:style-name="gr4" draw:text-style-name="P5" draw:layer="layout" svg:width="3.59cm" svg:height="0.017cm" svg:x="15.189cm" svg:y="17.081cm" svg:viewBox="0 0 3591 18" draw:points="0,18 3591,18 3591,0 0,0">
          <text:p/>
        </draw:polygon>
        <draw:polygon draw:style-name="gr4" draw:text-style-name="P5" draw:layer="layout" svg:width="0.017cm" svg:height="0.017cm" svg:x="18.779cm" svg:y="17.081cm" svg:viewBox="0 0 18 18" draw:points="0,18 18,18 18,0 0,0">
          <text:p/>
        </draw:polygon>
        <draw:polygon draw:style-name="gr4" draw:text-style-name="P5" draw:layer="layout" svg:width="0.017cm" svg:height="1.113cm" svg:x="2.489cm" svg:y="17.098cm" svg:viewBox="0 0 18 1114" draw:points="0,1114 18,1114 18,0 0,0">
          <text:p/>
        </draw:polygon>
        <draw:polygon draw:style-name="gr4" draw:text-style-name="P5" draw:layer="layout" svg:width="0.017cm" svg:height="1.113cm" svg:x="4.741cm" svg:y="17.098cm" svg:viewBox="0 0 18 1114" draw:points="0,1114 18,1114 18,0 0,0">
          <text:p/>
        </draw:polygon>
        <draw:polygon draw:style-name="gr4" draw:text-style-name="P5" draw:layer="layout" svg:width="0.017cm" svg:height="1.113cm" svg:x="6.671cm" svg:y="17.098cm" svg:viewBox="0 0 18 1114" draw:points="0,1114 18,1114 18,0 0,0">
          <text:p/>
        </draw:polygon>
        <draw:polygon draw:style-name="gr4" draw:text-style-name="P5" draw:layer="layout" svg:width="0.017cm" svg:height="1.113cm" svg:x="8.492cm" svg:y="17.098cm" svg:viewBox="0 0 18 1114" draw:points="0,1114 18,1114 18,0 0,0">
          <text:p/>
        </draw:polygon>
        <draw:polygon draw:style-name="gr4" draw:text-style-name="P5" draw:layer="layout" svg:width="0.017cm" svg:height="1.113cm" svg:x="11.739cm" svg:y="17.098cm" svg:viewBox="0 0 18 1114" draw:points="0,1114 18,1114 18,0 0,0">
          <text:p/>
        </draw:polygon>
        <draw:polygon draw:style-name="gr4" draw:text-style-name="P5" draw:layer="layout" svg:width="0.017cm" svg:height="1.113cm" svg:x="18.779cm" svg:y="17.098cm" svg:viewBox="0 0 18 1114" draw:points="0,1114 18,1114 18,0 0,0">
          <text:p/>
        </draw:polygon>
        <draw:frame draw:style-name="gr130" draw:text-style-name="P9" draw:layer="layout" svg:width="3.312cm" svg:height="0.703cm" svg:x="13.7cm" svg:y="17.497cm">
          <draw:text-box>
            <text:p text:style-name="P7"><text:span text:style-name="T3">Tâche d’analyse de données</text:span></text:p>
            <text:p text:style-name="P7"><text:span text:style-name="T3">1.1 <text:s/></text:span></text:p>
          </draw:text-box>
        </draw:frame>
        <draw:frame draw:style-name="gr131" draw:text-style-name="P4" draw:layer="layout" svg:width="1.221cm" svg:height="0.352cm" svg:x="5.148cm" svg:y="18.568cm">
          <draw:text-box>
            <text:p text:style-name="P1"><text:span text:style-name="T3">GRIGNON </text:span></text:p>
          </draw:text-box>
        </draw:frame>
        <draw:frame draw:style-name="gr132" draw:text-style-name="P4" draw:layer="layout" svg:width="1.06cm" svg:height="0.352cm" svg:x="7.108cm" svg:y="18.568cm">
          <draw:text-box>
            <text:p text:style-name="P1"><text:span text:style-name="T3">Guénolé </text:span></text:p>
          </draw:text-box>
        </draw:frame>
        <draw:frame draw:style-name="gr128" draw:text-style-name="P9" draw:layer="layout" svg:width="2.153cm" svg:height="0.703cm" svg:x="9.047cm" svg:y="18.3cm">
          <draw:text-box>
            <text:p text:style-name="P7"><text:span text:style-name="T3">Sécurité et qualité</text:span></text:p>
            <text:p text:style-name="P7"><text:span text:style-name="T3">technologique <text:s/></text:span></text:p>
          </draw:text-box>
        </draw:frame>
        <draw:frame draw:style-name="gr133" draw:text-style-name="P4" draw:layer="layout" svg:width="3.346cm" svg:height="0.352cm" svg:x="8.554cm" svg:y="18.848cm">
          <draw:text-box>
            <text:p text:style-name="P1"><text:span text:style-name="T3">Statistiques <text:s/>modélisation </text:span></text:p>
          </draw:text-box>
        </draw:frame>
        <draw:polygon draw:style-name="gr4" draw:text-style-name="P5" draw:layer="layout" svg:width="0.017cm" svg:height="0.017cm" svg:x="2.489cm" svg:y="18.211cm" svg:viewBox="0 0 18 18" draw:points="0,18 18,18 18,0 0,0">
          <text:p/>
        </draw:polygon>
        <draw:polygon draw:style-name="gr4" draw:text-style-name="P5" draw:layer="layout" svg:width="0.017cm" svg:height="0.017cm" svg:x="4.741cm" svg:y="18.211cm" svg:viewBox="0 0 18 18" draw:points="0,18 18,18 18,0 0,0">
          <text:p/>
        </draw:polygon>
        <draw:polygon draw:style-name="gr4" draw:text-style-name="P5" draw:layer="layout" svg:width="1.913cm" svg:height="0.017cm" svg:x="4.758cm" svg:y="18.211cm" svg:viewBox="0 0 1914 18" draw:points="0,18 1914,18 1914,0 0,0">
          <text:p/>
        </draw:polygon>
        <draw:polygon draw:style-name="gr4" draw:text-style-name="P5" draw:layer="layout" svg:width="0.017cm" svg:height="0.017cm" svg:x="6.671cm" svg:y="18.211cm" svg:viewBox="0 0 18 18" draw:points="0,18 18,18 18,0 0,0">
          <text:p/>
        </draw:polygon>
        <draw:polygon draw:style-name="gr4" draw:text-style-name="P5" draw:layer="layout" svg:width="1.804cm" svg:height="0.017cm" svg:x="6.688cm" svg:y="18.211cm" svg:viewBox="0 0 1805 18" draw:points="0,18 1805,18 1805,0 0,0">
          <text:p/>
        </draw:polygon>
        <draw:polygon draw:style-name="gr4" draw:text-style-name="P5" draw:layer="layout" svg:width="0.017cm" svg:height="0.017cm" svg:x="8.492cm" svg:y="18.211cm" svg:viewBox="0 0 18 18" draw:points="0,18 18,18 18,0 0,0">
          <text:p/>
        </draw:polygon>
        <draw:polygon draw:style-name="gr4" draw:text-style-name="P5" draw:layer="layout" svg:width="3.23cm" svg:height="0.017cm" svg:x="8.509cm" svg:y="18.211cm" svg:viewBox="0 0 3231 18" draw:points="0,18 3231,18 3231,0 0,0">
          <text:p/>
        </draw:polygon>
        <draw:polygon draw:style-name="gr4" draw:text-style-name="P5" draw:layer="layout" svg:width="0.017cm" svg:height="0.017cm" svg:x="11.739cm" svg:y="18.211cm" svg:viewBox="0 0 18 18" draw:points="0,18 18,18 18,0 0,0">
          <text:p/>
        </draw:polygon>
        <draw:polygon draw:style-name="gr4" draw:text-style-name="P5" draw:layer="layout" svg:width="2.845cm" svg:height="0.017cm" svg:x="11.755cm" svg:y="18.211cm" svg:viewBox="0 0 2846 18" draw:points="0,18 2846,18 2846,0 0,0">
          <text:p/>
        </draw:polygon>
        <draw:polygon draw:style-name="gr4" draw:text-style-name="P5" draw:layer="layout" svg:width="0.017cm" svg:height="0.017cm" svg:x="14.6cm" svg:y="18.211cm" svg:viewBox="0 0 18 18" draw:points="0,18 18,18 18,0 0,0">
          <text:p/>
        </draw:polygon>
        <draw:polygon draw:style-name="gr4" draw:text-style-name="P5" draw:layer="layout" svg:width="0.555cm" svg:height="0.017cm" svg:x="14.617cm" svg:y="18.211cm" svg:viewBox="0 0 556 18" draw:points="0,18 556,18 556,0 0,0">
          <text:p/>
        </draw:polygon>
        <draw:polygon draw:style-name="gr4" draw:text-style-name="P5" draw:layer="layout" svg:width="0.017cm" svg:height="0.017cm" svg:x="15.172cm" svg:y="18.211cm" svg:viewBox="0 0 18 18" draw:points="0,18 18,18 18,0 0,0">
          <text:p/>
        </draw:polygon>
        <draw:polygon draw:style-name="gr4" draw:text-style-name="P5" draw:layer="layout" svg:width="3.59cm" svg:height="0.017cm" svg:x="15.189cm" svg:y="18.211cm" svg:viewBox="0 0 3591 18" draw:points="0,18 3591,18 3591,0 0,0">
          <text:p/>
        </draw:polygon>
        <draw:polygon draw:style-name="gr4" draw:text-style-name="P5" draw:layer="layout" svg:width="0.017cm" svg:height="0.017cm" svg:x="18.779cm" svg:y="18.211cm" svg:viewBox="0 0 18 18" draw:points="0,18 18,18 18,0 0,0">
          <text:p/>
        </draw:polygon>
        <draw:polygon draw:style-name="gr4" draw:text-style-name="P5" draw:layer="layout" svg:width="0.017cm" svg:height="1.033cm" svg:x="2.489cm" svg:y="18.228cm" svg:viewBox="0 0 18 1034" draw:points="0,1034 18,1034 18,0 0,0">
          <text:p/>
        </draw:polygon>
        <draw:polygon draw:style-name="gr4" draw:text-style-name="P5" draw:layer="layout" svg:width="0.017cm" svg:height="1.033cm" svg:x="4.741cm" svg:y="18.228cm" svg:viewBox="0 0 18 1034" draw:points="0,1034 18,1034 18,0 0,0">
          <text:p/>
        </draw:polygon>
        <draw:polygon draw:style-name="gr4" draw:text-style-name="P5" draw:layer="layout" svg:width="0.017cm" svg:height="1.033cm" svg:x="6.671cm" svg:y="18.228cm" svg:viewBox="0 0 18 1034" draw:points="0,1034 18,1034 18,0 0,0">
          <text:p/>
        </draw:polygon>
        <draw:polygon draw:style-name="gr4" draw:text-style-name="P5" draw:layer="layout" svg:width="0.017cm" svg:height="1.033cm" svg:x="8.492cm" svg:y="18.228cm" svg:viewBox="0 0 18 1034" draw:points="0,1034 18,1034 18,0 0,0">
          <text:p/>
        </draw:polygon>
        <draw:polygon draw:style-name="gr4" draw:text-style-name="P5" draw:layer="layout" svg:width="0.017cm" svg:height="1.033cm" svg:x="11.739cm" svg:y="18.228cm" svg:viewBox="0 0 18 1034" draw:points="0,1034 18,1034 18,0 0,0">
          <text:p/>
        </draw:polygon>
        <draw:polygon draw:style-name="gr4" draw:text-style-name="P5" draw:layer="layout" svg:width="0.017cm" svg:height="1.033cm" svg:x="18.779cm" svg:y="18.228cm" svg:viewBox="0 0 18 1034" draw:points="0,1034 18,1034 18,0 0,0">
          <text:p/>
        </draw:polygon>
        <draw:frame draw:style-name="gr130" draw:text-style-name="P9" draw:layer="layout" svg:width="3.312cm" svg:height="0.703cm" svg:x="13.5cm" svg:y="18.4cm">
          <draw:text-box>
            <text:p text:style-name="P7"><text:span text:style-name="T3">Tâche d’analyse de données</text:span></text:p>
            <text:p text:style-name="P7"><text:span text:style-name="T3">1.1 <text:s/></text:span></text:p>
          </draw:text-box>
        </draw:frame>
        <draw:frame draw:style-name="gr3" draw:text-style-name="P4" draw:layer="layout" svg:width="0.283cm" svg:height="0.352cm" svg:x="3.624cm" svg:y="19.453cm">
          <draw:text-box>
            <text:p text:style-name="P1"><text:span text:style-name="T3"><text:s/></text:span></text:p>
          </draw:text-box>
        </draw:frame>
        <draw:frame draw:style-name="gr134" draw:text-style-name="P4" draw:layer="layout" svg:width="1.255cm" svg:height="0.352cm" svg:x="5.131cm" svg:y="19.453cm">
          <draw:text-box>
            <text:p text:style-name="P1"><text:span text:style-name="T3">ORLANDO </text:span></text:p>
          </draw:text-box>
        </draw:frame>
        <draw:frame draw:style-name="gr83" draw:text-style-name="P4" draw:layer="layout" svg:width="1.039cm" svg:height="0.352cm" svg:x="7.116cm" svg:y="19.453cm">
          <draw:text-box>
            <text:p text:style-name="P1"><text:span text:style-name="T3">Béatrice </text:span></text:p>
          </draw:text-box>
        </draw:frame>
        <draw:frame draw:style-name="gr135" draw:text-style-name="P4" draw:layer="layout" svg:width="1.983cm" svg:height="0.352cm" svg:x="9.2cm" svg:y="19.548cm">
          <draw:text-box>
            <text:p text:style-name="P1"><text:span text:style-name="T3">Sécurité, qualité </text:span></text:p>
          </draw:text-box>
        </draw:frame>
        <draw:frame draw:style-name="gr136" draw:text-style-name="P9" draw:layer="layout" svg:width="3.274cm" svg:height="0.703cm" svg:x="13.7cm" svg:y="19.3cm">
          <draw:text-box>
            <text:p text:style-name="P7"><text:span text:style-name="T3">Coordinateur d’enquête sur</text:span></text:p>
            <text:p text:style-name="P7"><text:span text:style-name="T3">le terrain </text:span></text:p>
          </draw:text-box>
        </draw:frame>
        <draw:polygon draw:style-name="gr4" draw:text-style-name="P5" draw:layer="layout" svg:width="0.017cm" svg:height="0.017cm" svg:x="2.489cm" svg:y="19.261cm" svg:viewBox="0 0 18 18" draw:points="0,18 18,18 18,0 0,0">
          <text:p/>
        </draw:polygon>
        <draw:polygon draw:style-name="gr4" draw:text-style-name="P5" draw:layer="layout" svg:width="0.017cm" svg:height="0.017cm" svg:x="4.741cm" svg:y="19.261cm" svg:viewBox="0 0 18 18" draw:points="0,18 18,18 18,0 0,0">
          <text:p/>
        </draw:polygon>
        <draw:polygon draw:style-name="gr4" draw:text-style-name="P5" draw:layer="layout" svg:width="1.913cm" svg:height="0.017cm" svg:x="4.758cm" svg:y="19.261cm" svg:viewBox="0 0 1914 18" draw:points="0,18 1914,18 1914,0 0,0">
          <text:p/>
        </draw:polygon>
        <draw:polygon draw:style-name="gr4" draw:text-style-name="P5" draw:layer="layout" svg:width="0.017cm" svg:height="0.017cm" svg:x="6.671cm" svg:y="19.261cm" svg:viewBox="0 0 18 18" draw:points="0,18 18,18 18,0 0,0">
          <text:p/>
        </draw:polygon>
        <draw:polygon draw:style-name="gr4" draw:text-style-name="P5" draw:layer="layout" svg:width="1.804cm" svg:height="0.017cm" svg:x="6.688cm" svg:y="19.261cm" svg:viewBox="0 0 1805 18" draw:points="0,18 1805,18 1805,0 0,0">
          <text:p/>
        </draw:polygon>
        <draw:polygon draw:style-name="gr4" draw:text-style-name="P5" draw:layer="layout" svg:width="0.017cm" svg:height="0.017cm" svg:x="8.492cm" svg:y="19.261cm" svg:viewBox="0 0 18 18" draw:points="0,18 18,18 18,0 0,0">
          <text:p/>
        </draw:polygon>
        <draw:polygon draw:style-name="gr4" draw:text-style-name="P5" draw:layer="layout" svg:width="3.23cm" svg:height="0.017cm" svg:x="8.509cm" svg:y="19.261cm" svg:viewBox="0 0 3231 18" draw:points="0,18 3231,18 3231,0 0,0">
          <text:p/>
        </draw:polygon>
        <draw:polygon draw:style-name="gr4" draw:text-style-name="P5" draw:layer="layout" svg:width="0.017cm" svg:height="0.017cm" svg:x="11.739cm" svg:y="19.261cm" svg:viewBox="0 0 18 18" draw:points="0,18 18,18 18,0 0,0">
          <text:p/>
        </draw:polygon>
        <draw:polygon draw:style-name="gr4" draw:text-style-name="P5" draw:layer="layout" svg:width="2.845cm" svg:height="0.017cm" svg:x="11.755cm" svg:y="19.261cm" svg:viewBox="0 0 2846 18" draw:points="0,18 2846,18 2846,0 0,0">
          <text:p/>
        </draw:polygon>
        <draw:polygon draw:style-name="gr4" draw:text-style-name="P5" draw:layer="layout" svg:width="0.017cm" svg:height="0.017cm" svg:x="14.6cm" svg:y="19.261cm" svg:viewBox="0 0 18 18" draw:points="0,18 18,18 18,0 0,0">
          <text:p/>
        </draw:polygon>
        <draw:polygon draw:style-name="gr4" draw:text-style-name="P5" draw:layer="layout" svg:width="0.555cm" svg:height="0.017cm" svg:x="14.617cm" svg:y="19.261cm" svg:viewBox="0 0 556 18" draw:points="0,18 556,18 556,0 0,0">
          <text:p/>
        </draw:polygon>
        <draw:polygon draw:style-name="gr4" draw:text-style-name="P5" draw:layer="layout" svg:width="0.017cm" svg:height="0.017cm" svg:x="15.172cm" svg:y="19.261cm" svg:viewBox="0 0 18 18" draw:points="0,18 18,18 18,0 0,0">
          <text:p/>
        </draw:polygon>
        <draw:polygon draw:style-name="gr4" draw:text-style-name="P5" draw:layer="layout" svg:width="3.59cm" svg:height="0.017cm" svg:x="15.189cm" svg:y="19.261cm" svg:viewBox="0 0 3591 18" draw:points="0,18 3591,18 3591,0 0,0">
          <text:p/>
        </draw:polygon>
        <draw:polygon draw:style-name="gr4" draw:text-style-name="P5" draw:layer="layout" svg:width="0.017cm" svg:height="0.017cm" svg:x="18.779cm" svg:y="19.261cm" svg:viewBox="0 0 18 18" draw:points="0,18 18,18 18,0 0,0">
          <text:p/>
        </draw:polygon>
        <draw:polygon draw:style-name="gr4" draw:text-style-name="P5" draw:layer="layout" svg:width="0.017cm" svg:height="0.703cm" svg:x="2.489cm" svg:y="19.278cm" svg:viewBox="0 0 18 704" draw:points="0,704 18,704 18,0 0,0">
          <text:p/>
        </draw:polygon>
        <draw:polygon draw:style-name="gr4" draw:text-style-name="P5" draw:layer="layout" svg:width="0.017cm" svg:height="0.703cm" svg:x="4.741cm" svg:y="19.278cm" svg:viewBox="0 0 18 704" draw:points="0,704 18,704 18,0 0,0">
          <text:p/>
        </draw:polygon>
        <draw:polygon draw:style-name="gr4" draw:text-style-name="P5" draw:layer="layout" svg:width="0.017cm" svg:height="0.703cm" svg:x="6.671cm" svg:y="19.278cm" svg:viewBox="0 0 18 704" draw:points="0,704 18,704 18,0 0,0">
          <text:p/>
        </draw:polygon>
        <draw:polygon draw:style-name="gr4" draw:text-style-name="P5" draw:layer="layout" svg:width="0.017cm" svg:height="0.703cm" svg:x="8.492cm" svg:y="19.278cm" svg:viewBox="0 0 18 704" draw:points="0,704 18,704 18,0 0,0">
          <text:p/>
        </draw:polygon>
        <draw:polygon draw:style-name="gr4" draw:text-style-name="P5" draw:layer="layout" svg:width="0.017cm" svg:height="0.703cm" svg:x="11.739cm" svg:y="19.278cm" svg:viewBox="0 0 18 704" draw:points="0,704 18,704 18,0 0,0">
          <text:p/>
        </draw:polygon>
        <draw:polygon draw:style-name="gr4" draw:text-style-name="P5" draw:layer="layout" svg:width="0.017cm" svg:height="0.703cm" svg:x="18.779cm" svg:y="19.278cm" svg:viewBox="0 0 18 704" draw:points="0,704 18,704 18,0 0,0">
          <text:p/>
        </draw:polygon>
        <draw:frame draw:style-name="gr3" draw:text-style-name="P4" draw:layer="layout" svg:width="0.283cm" svg:height="0.352cm" svg:x="16.984cm" svg:y="19.62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283cm" svg:height="0.352cm" svg:x="3.624cm" svg:y="20.511cm">
          <draw:text-box>
            <text:p text:style-name="P1"><text:span text:style-name="T3"><text:s/></text:span></text:p>
          </draw:text-box>
        </draw:frame>
        <draw:frame draw:style-name="gr137" draw:text-style-name="P4" draw:layer="layout" svg:width="1.31cm" svg:height="0.352cm" svg:x="5.101cm" svg:y="20.511cm">
          <draw:text-box>
            <text:p text:style-name="P1"><text:span text:style-name="T3">AUDIGEOS </text:span></text:p>
          </draw:text-box>
        </draw:frame>
        <draw:frame draw:style-name="gr138" draw:text-style-name="P4" draw:layer="layout" svg:width="1.124cm" svg:height="0.352cm" svg:x="7.078cm" svg:y="20.511cm">
          <draw:text-box>
            <text:p text:style-name="P1"><text:span text:style-name="T3">Delphine </text:span></text:p>
          </draw:text-box>
        </draw:frame>
        <draw:frame draw:style-name="gr139" draw:text-style-name="P4" draw:layer="layout" svg:width="2.534cm" svg:height="0.352cm" svg:x="8.9cm" svg:y="20.548cm">
          <draw:text-box>
            <text:p text:style-name="P1"><text:span text:style-name="T3">Variétés, statistiques </text:span></text:p>
          </draw:text-box>
        </draw:frame>
        <draw:frame draw:style-name="gr140" draw:text-style-name="P4" draw:layer="layout" svg:width="4.189cm" svg:height="0.352cm" svg:x="13.6cm" svg:y="20.048cm">
          <draw:text-box>
            <text:p text:style-name="P1"><text:span text:style-name="T3">Coordinateur d’essais <text:s/></text:span></text:p>
          </draw:text-box>
        </draw:frame>
        <draw:frame draw:style-name="gr124" draw:text-style-name="P4" draw:layer="layout" svg:width="3.55cm" svg:height="0.352cm" svg:x="13.45cm" svg:y="20.448cm">
          <draw:text-box>
            <text:p text:style-name="P1"><text:span text:style-name="T3">pour l’évaluation des variétés </text:span></text:p>
          </draw:text-box>
        </draw:frame>
        <draw:frame draw:style-name="gr141" draw:text-style-name="P9" draw:layer="layout" svg:width="5.357cm" svg:height="0.703cm" svg:x="12.5cm" svg:y="20.8cm">
          <draw:text-box>
            <text:p text:style-name="P7"><text:span text:style-name="T3">Analyse des données des impacts génétiques </text:span></text:p>
          </draw:text-box>
        </draw:frame>
        <draw:polygon draw:style-name="gr4" draw:text-style-name="P5" draw:layer="layout" svg:width="0.017cm" svg:height="0.017cm" svg:x="2.489cm" svg:y="19.981cm" svg:viewBox="0 0 18 18" draw:points="0,18 18,18 18,0 0,0">
          <text:p/>
        </draw:polygon>
        <draw:polygon draw:style-name="gr4" draw:text-style-name="P5" draw:layer="layout" svg:width="0.017cm" svg:height="0.017cm" svg:x="4.741cm" svg:y="19.981cm" svg:viewBox="0 0 18 18" draw:points="0,18 18,18 18,0 0,0">
          <text:p/>
        </draw:polygon>
        <draw:polygon draw:style-name="gr4" draw:text-style-name="P5" draw:layer="layout" svg:width="1.913cm" svg:height="0.017cm" svg:x="4.758cm" svg:y="19.981cm" svg:viewBox="0 0 1914 18" draw:points="0,18 1914,18 1914,0 0,0">
          <text:p/>
        </draw:polygon>
        <draw:polygon draw:style-name="gr4" draw:text-style-name="P5" draw:layer="layout" svg:width="0.017cm" svg:height="0.017cm" svg:x="6.671cm" svg:y="19.981cm" svg:viewBox="0 0 18 18" draw:points="0,18 18,18 18,0 0,0">
          <text:p/>
        </draw:polygon>
        <draw:polygon draw:style-name="gr4" draw:text-style-name="P5" draw:layer="layout" svg:width="1.804cm" svg:height="0.017cm" svg:x="6.688cm" svg:y="19.981cm" svg:viewBox="0 0 1805 18" draw:points="0,18 1805,18 1805,0 0,0">
          <text:p/>
        </draw:polygon>
        <draw:polygon draw:style-name="gr4" draw:text-style-name="P5" draw:layer="layout" svg:width="0.017cm" svg:height="0.017cm" svg:x="8.492cm" svg:y="19.981cm" svg:viewBox="0 0 18 18" draw:points="0,18 18,18 18,0 0,0">
          <text:p/>
        </draw:polygon>
        <draw:polygon draw:style-name="gr4" draw:text-style-name="P5" draw:layer="layout" svg:width="3.23cm" svg:height="0.017cm" svg:x="8.509cm" svg:y="19.981cm" svg:viewBox="0 0 3231 18" draw:points="0,18 3231,18 3231,0 0,0">
          <text:p/>
        </draw:polygon>
        <draw:polygon draw:style-name="gr4" draw:text-style-name="P5" draw:layer="layout" svg:width="0.017cm" svg:height="0.017cm" svg:x="11.739cm" svg:y="19.981cm" svg:viewBox="0 0 18 18" draw:points="0,18 18,18 18,0 0,0">
          <text:p/>
        </draw:polygon>
        <draw:polygon draw:style-name="gr4" draw:text-style-name="P5" draw:layer="layout" svg:width="2.845cm" svg:height="0.017cm" svg:x="11.755cm" svg:y="19.981cm" svg:viewBox="0 0 2846 18" draw:points="0,18 2846,18 2846,0 0,0">
          <text:p/>
        </draw:polygon>
        <draw:polygon draw:style-name="gr4" draw:text-style-name="P5" draw:layer="layout" svg:width="0.017cm" svg:height="0.017cm" svg:x="14.6cm" svg:y="19.981cm" svg:viewBox="0 0 18 18" draw:points="0,18 18,18 18,0 0,0">
          <text:p/>
        </draw:polygon>
        <draw:polygon draw:style-name="gr4" draw:text-style-name="P5" draw:layer="layout" svg:width="0.555cm" svg:height="0.017cm" svg:x="14.617cm" svg:y="19.981cm" svg:viewBox="0 0 556 18" draw:points="0,18 556,18 556,0 0,0">
          <text:p/>
        </draw:polygon>
        <draw:polygon draw:style-name="gr4" draw:text-style-name="P5" draw:layer="layout" svg:width="0.017cm" svg:height="0.017cm" svg:x="15.172cm" svg:y="19.981cm" svg:viewBox="0 0 18 18" draw:points="0,18 18,18 18,0 0,0">
          <text:p/>
        </draw:polygon>
        <draw:polygon draw:style-name="gr4" draw:text-style-name="P5" draw:layer="layout" svg:width="3.59cm" svg:height="0.017cm" svg:x="15.189cm" svg:y="19.981cm" svg:viewBox="0 0 3591 18" draw:points="0,18 3591,18 3591,0 0,0">
          <text:p/>
        </draw:polygon>
        <draw:polygon draw:style-name="gr4" draw:text-style-name="P5" draw:layer="layout" svg:width="0.017cm" svg:height="0.017cm" svg:x="18.779cm" svg:y="19.981cm" svg:viewBox="0 0 18 18" draw:points="0,18 18,18 18,0 0,0">
          <text:p/>
        </draw:polygon>
        <draw:polygon draw:style-name="gr4" draw:text-style-name="P5" draw:layer="layout" svg:width="0.017cm" svg:height="1.38cm" svg:x="2.489cm" svg:y="19.998cm" svg:viewBox="0 0 18 1381" draw:points="0,1381 18,1381 18,0 0,0">
          <text:p/>
        </draw:polygon>
        <draw:polygon draw:style-name="gr4" draw:text-style-name="P5" draw:layer="layout" svg:width="0.017cm" svg:height="1.38cm" svg:x="4.741cm" svg:y="19.998cm" svg:viewBox="0 0 18 1381" draw:points="0,1381 18,1381 18,0 0,0">
          <text:p/>
        </draw:polygon>
        <draw:polygon draw:style-name="gr4" draw:text-style-name="P5" draw:layer="layout" svg:width="0.017cm" svg:height="1.38cm" svg:x="6.671cm" svg:y="19.998cm" svg:viewBox="0 0 18 1381" draw:points="0,1381 18,1381 18,0 0,0">
          <text:p/>
        </draw:polygon>
        <draw:polygon draw:style-name="gr4" draw:text-style-name="P5" draw:layer="layout" svg:width="0.017cm" svg:height="1.38cm" svg:x="8.492cm" svg:y="19.998cm" svg:viewBox="0 0 18 1381" draw:points="0,1381 18,1381 18,0 0,0">
          <text:p/>
        </draw:polygon>
        <draw:polygon draw:style-name="gr4" draw:text-style-name="P5" draw:layer="layout" svg:width="0.017cm" svg:height="1.38cm" svg:x="11.739cm" svg:y="19.998cm" svg:viewBox="0 0 18 1381" draw:points="0,1381 18,1381 18,0 0,0">
          <text:p/>
        </draw:polygon>
        <draw:polygon draw:style-name="gr4" draw:text-style-name="P5" draw:layer="layout" svg:width="0.017cm" svg:height="1.38cm" svg:x="18.779cm" svg:y="19.998cm" svg:viewBox="0 0 18 1381" draw:points="0,1381 18,1381 18,0 0,0">
          <text:p/>
        </draw:polygon>
        <draw:frame draw:style-name="gr3" draw:text-style-name="P4" draw:layer="layout" svg:width="0.283cm" svg:height="0.352cm" svg:x="3.624cm" svg:y="21.57cm">
          <draw:text-box>
            <text:p text:style-name="P1"><text:span text:style-name="T3"><text:s/></text:span></text:p>
          </draw:text-box>
        </draw:frame>
        <draw:frame draw:style-name="gr142" draw:text-style-name="P4" draw:layer="layout" svg:width="0.916cm" svg:height="0.352cm" svg:x="5.296cm" svg:y="21.57cm">
          <draw:text-box>
            <text:p text:style-name="P1"><text:span text:style-name="T3">BERTIN </text:span></text:p>
          </draw:text-box>
        </draw:frame>
        <draw:frame draw:style-name="gr143" draw:text-style-name="P4" draw:layer="layout" svg:width="1.268cm" svg:height="0.352cm" svg:x="7.006cm" svg:y="21.57cm">
          <draw:text-box>
            <text:p text:style-name="P1"><text:span text:style-name="T3">Jean Marc </text:span></text:p>
          </draw:text-box>
        </draw:frame>
        <draw:frame draw:style-name="gr135" draw:text-style-name="P4" draw:layer="layout" svg:width="1.983cm" svg:height="0.352cm" svg:x="9.2cm" svg:y="21.548cm">
          <draw:text-box>
            <text:p text:style-name="P1"><text:span text:style-name="T3">Sécurité, qualité </text:span></text:p>
          </draw:text-box>
        </draw:frame>
        <draw:frame draw:style-name="gr144" draw:text-style-name="P4" draw:layer="layout" svg:width="3.651cm" svg:height="0.352cm" svg:x="13.4cm" svg:y="21.348cm">
          <draw:text-box>
            <text:p text:style-name="P1"><text:span text:style-name="T3">Préparation d’échatillons pour </text:span></text:p>
          </draw:text-box>
        </draw:frame>
        <draw:polygon draw:style-name="gr4" draw:text-style-name="P5" draw:layer="layout" svg:width="0.017cm" svg:height="0.017cm" svg:x="2.489cm" svg:y="21.378cm" svg:viewBox="0 0 18 18" draw:points="0,18 18,18 18,0 0,0">
          <text:p/>
        </draw:polygon>
        <draw:polygon draw:style-name="gr4" draw:text-style-name="P5" draw:layer="layout" svg:width="0.017cm" svg:height="0.017cm" svg:x="4.741cm" svg:y="21.378cm" svg:viewBox="0 0 18 18" draw:points="0,18 18,18 18,0 0,0">
          <text:p/>
        </draw:polygon>
        <draw:polygon draw:style-name="gr4" draw:text-style-name="P5" draw:layer="layout" svg:width="1.913cm" svg:height="0.017cm" svg:x="4.758cm" svg:y="21.378cm" svg:viewBox="0 0 1914 18" draw:points="0,18 1914,18 1914,0 0,0">
          <text:p/>
        </draw:polygon>
        <draw:polygon draw:style-name="gr4" draw:text-style-name="P5" draw:layer="layout" svg:width="0.017cm" svg:height="0.017cm" svg:x="6.671cm" svg:y="21.378cm" svg:viewBox="0 0 18 18" draw:points="0,18 18,18 18,0 0,0">
          <text:p/>
        </draw:polygon>
        <draw:polygon draw:style-name="gr4" draw:text-style-name="P5" draw:layer="layout" svg:width="1.804cm" svg:height="0.017cm" svg:x="6.688cm" svg:y="21.378cm" svg:viewBox="0 0 1805 18" draw:points="0,18 1805,18 1805,0 0,0">
          <text:p/>
        </draw:polygon>
        <draw:polygon draw:style-name="gr4" draw:text-style-name="P5" draw:layer="layout" svg:width="0.017cm" svg:height="0.017cm" svg:x="8.492cm" svg:y="21.378cm" svg:viewBox="0 0 18 18" draw:points="0,18 18,18 18,0 0,0">
          <text:p/>
        </draw:polygon>
        <draw:polygon draw:style-name="gr4" draw:text-style-name="P5" draw:layer="layout" svg:width="3.23cm" svg:height="0.017cm" svg:x="8.509cm" svg:y="21.378cm" svg:viewBox="0 0 3231 18" draw:points="0,18 3231,18 3231,0 0,0">
          <text:p/>
        </draw:polygon>
        <draw:polygon draw:style-name="gr4" draw:text-style-name="P5" draw:layer="layout" svg:width="0.017cm" svg:height="0.017cm" svg:x="11.739cm" svg:y="21.378cm" svg:viewBox="0 0 18 18" draw:points="0,18 18,18 18,0 0,0">
          <text:p/>
        </draw:polygon>
        <draw:polygon draw:style-name="gr4" draw:text-style-name="P5" draw:layer="layout" svg:width="2.845cm" svg:height="0.017cm" svg:x="11.755cm" svg:y="21.378cm" svg:viewBox="0 0 2846 18" draw:points="0,18 2846,18 2846,0 0,0">
          <text:p/>
        </draw:polygon>
        <draw:polygon draw:style-name="gr4" draw:text-style-name="P5" draw:layer="layout" svg:width="0.017cm" svg:height="0.017cm" svg:x="14.6cm" svg:y="21.378cm" svg:viewBox="0 0 18 18" draw:points="0,18 18,18 18,0 0,0">
          <text:p/>
        </draw:polygon>
        <draw:polygon draw:style-name="gr4" draw:text-style-name="P5" draw:layer="layout" svg:width="0.555cm" svg:height="0.017cm" svg:x="14.617cm" svg:y="21.378cm" svg:viewBox="0 0 556 18" draw:points="0,18 556,18 556,0 0,0">
          <text:p/>
        </draw:polygon>
        <draw:polygon draw:style-name="gr4" draw:text-style-name="P5" draw:layer="layout" svg:width="0.017cm" svg:height="0.017cm" svg:x="15.172cm" svg:y="21.378cm" svg:viewBox="0 0 18 18" draw:points="0,18 18,18 18,0 0,0">
          <text:p/>
        </draw:polygon>
        <draw:polygon draw:style-name="gr4" draw:text-style-name="P5" draw:layer="layout" svg:width="3.59cm" svg:height="0.017cm" svg:x="15.189cm" svg:y="21.378cm" svg:viewBox="0 0 3591 18" draw:points="0,18 3591,18 3591,0 0,0">
          <text:p/>
        </draw:polygon>
        <draw:polygon draw:style-name="gr4" draw:text-style-name="P5" draw:layer="layout" svg:width="0.017cm" svg:height="0.017cm" svg:x="18.779cm" svg:y="21.378cm" svg:viewBox="0 0 18 18" draw:points="0,18 18,18 18,0 0,0">
          <text:p/>
        </draw:polygon>
        <draw:polygon draw:style-name="gr4" draw:text-style-name="P5" draw:layer="layout" svg:width="0.017cm" svg:height="0.698cm" svg:x="2.489cm" svg:y="21.395cm" svg:viewBox="0 0 18 699" draw:points="0,699 18,699 18,0 0,0">
          <text:p/>
        </draw:polygon>
        <draw:polygon draw:style-name="gr4" draw:text-style-name="P5" draw:layer="layout" svg:width="0.017cm" svg:height="0.698cm" svg:x="4.741cm" svg:y="21.395cm" svg:viewBox="0 0 18 699" draw:points="0,699 18,699 18,0 0,0">
          <text:p/>
        </draw:polygon>
        <draw:polygon draw:style-name="gr4" draw:text-style-name="P5" draw:layer="layout" svg:width="0.017cm" svg:height="0.698cm" svg:x="6.671cm" svg:y="21.395cm" svg:viewBox="0 0 18 699" draw:points="0,699 18,699 18,0 0,0">
          <text:p/>
        </draw:polygon>
        <draw:polygon draw:style-name="gr4" draw:text-style-name="P5" draw:layer="layout" svg:width="0.017cm" svg:height="0.698cm" svg:x="8.492cm" svg:y="21.395cm" svg:viewBox="0 0 18 699" draw:points="0,699 18,699 18,0 0,0">
          <text:p/>
        </draw:polygon>
        <draw:polygon draw:style-name="gr4" draw:text-style-name="P5" draw:layer="layout" svg:width="0.017cm" svg:height="0.698cm" svg:x="11.739cm" svg:y="21.395cm" svg:viewBox="0 0 18 699" draw:points="0,699 18,699 18,0 0,0">
          <text:p/>
        </draw:polygon>
        <draw:polygon draw:style-name="gr4" draw:text-style-name="P5" draw:layer="layout" svg:width="0.017cm" svg:height="0.698cm" svg:x="18.779cm" svg:y="21.395cm" svg:viewBox="0 0 18 699" draw:points="0,699 18,699 18,0 0,0">
          <text:p/>
        </draw:polygon>
        <draw:frame draw:style-name="gr145" draw:text-style-name="P4" draw:layer="layout" svg:width="3.469cm" svg:height="0.352cm" svg:x="13.531cm" svg:y="21.7cm">
          <draw:text-box>
            <text:p text:style-name="P1"><text:span text:style-name="T3">les analyses de DON et de Cd </text:span></text:p>
          </draw:text-box>
        </draw:frame>
        <draw:frame draw:style-name="gr3" draw:text-style-name="P4" draw:layer="layout" svg:width="0.283cm" svg:height="0.352cm" svg:x="3.624cm" svg:y="22.624cm">
          <draw:text-box>
            <text:p text:style-name="P1"><text:span text:style-name="T3"><text:s/></text:span></text:p>
          </draw:text-box>
        </draw:frame>
        <draw:frame draw:style-name="gr146" draw:text-style-name="P4" draw:layer="layout" svg:width="1.835cm" svg:height="1.054cm" svg:x="4.868cm" svg:y="22.107cm">
          <draw:text-box>
            <text:p text:style-name="P7"><text:span text:style-name="T3">Techniciens sur</text:span></text:p>
            <text:p text:style-name="P7"><text:span text:style-name="T3">plusieurs sites</text:span></text:p>
            <text:p text:style-name="P7"><text:span text:style-name="T3">expérimentaux </text:span></text:p>
          </draw:text-box>
        </draw:frame>
        <draw:frame draw:style-name="gr3" draw:text-style-name="P4" draw:layer="layout" svg:width="0.283cm" svg:height="0.352cm" svg:x="7.59cm" svg:y="22.624cm">
          <draw:text-box>
            <text:p text:style-name="P1"><text:span text:style-name="T3"><text:s/></text:span></text:p>
          </draw:text-box>
        </draw:frame>
        <draw:frame draw:style-name="gr147" draw:text-style-name="P8" draw:layer="layout" svg:width="2.33cm" svg:height="0.476cm" svg:x="8.87cm" svg:y="22.524cm">
          <draw:text-box>
            <text:p text:style-name="P1"><text:span text:style-name="T3">Essais sur le terrain </text:span></text:p>
          </draw:text-box>
        </draw:frame>
        <draw:frame draw:style-name="gr148" draw:text-style-name="P9" draw:layer="layout" svg:width="3.317cm" svg:height="1.054cm" svg:x="13.583cm" svg:y="22.3cm">
          <draw:text-box>
            <text:p text:style-name="P7"><text:span text:style-name="T3">Essais sur le terrain pour</text:span></text:p>
            <text:p text:style-name="P7"><text:span text:style-name="T3">l’évaluation des impacts</text:span></text:p>
            <text:p text:style-name="P7"><text:span text:style-name="T3">génétiques </text:span></text:p>
          </draw:text-box>
        </draw:frame>
        <draw:polygon draw:style-name="gr4" draw:text-style-name="P5" draw:layer="layout" svg:width="0.017cm" svg:height="0.017cm" svg:x="2.489cm" svg:y="22.093cm" svg:viewBox="0 0 18 18" draw:points="0,18 18,18 18,0 0,0">
          <text:p/>
        </draw:polygon>
        <draw:polygon draw:style-name="gr4" draw:text-style-name="P5" draw:layer="layout" svg:width="0.017cm" svg:height="0.017cm" svg:x="4.741cm" svg:y="22.093cm" svg:viewBox="0 0 18 18" draw:points="0,18 18,18 18,0 0,0">
          <text:p/>
        </draw:polygon>
        <draw:polygon draw:style-name="gr4" draw:text-style-name="P5" draw:layer="layout" svg:width="1.913cm" svg:height="0.017cm" svg:x="4.758cm" svg:y="22.093cm" svg:viewBox="0 0 1914 18" draw:points="0,18 1914,18 1914,0 0,0">
          <text:p/>
        </draw:polygon>
        <draw:polygon draw:style-name="gr4" draw:text-style-name="P5" draw:layer="layout" svg:width="0.017cm" svg:height="0.017cm" svg:x="6.671cm" svg:y="22.093cm" svg:viewBox="0 0 18 18" draw:points="0,18 18,18 18,0 0,0">
          <text:p/>
        </draw:polygon>
        <draw:polygon draw:style-name="gr4" draw:text-style-name="P5" draw:layer="layout" svg:width="1.804cm" svg:height="0.017cm" svg:x="6.688cm" svg:y="22.093cm" svg:viewBox="0 0 1805 18" draw:points="0,18 1805,18 1805,0 0,0">
          <text:p/>
        </draw:polygon>
        <draw:polygon draw:style-name="gr4" draw:text-style-name="P5" draw:layer="layout" svg:width="0.017cm" svg:height="0.017cm" svg:x="8.492cm" svg:y="22.093cm" svg:viewBox="0 0 18 18" draw:points="0,18 18,18 18,0 0,0">
          <text:p/>
        </draw:polygon>
        <draw:polygon draw:style-name="gr4" draw:text-style-name="P5" draw:layer="layout" svg:width="3.23cm" svg:height="0.017cm" svg:x="8.509cm" svg:y="22.093cm" svg:viewBox="0 0 3231 18" draw:points="0,18 3231,18 3231,0 0,0">
          <text:p/>
        </draw:polygon>
        <draw:polygon draw:style-name="gr4" draw:text-style-name="P5" draw:layer="layout" svg:width="0.017cm" svg:height="0.017cm" svg:x="11.739cm" svg:y="22.093cm" svg:viewBox="0 0 18 18" draw:points="0,18 18,18 18,0 0,0">
          <text:p/>
        </draw:polygon>
        <draw:polygon draw:style-name="gr4" draw:text-style-name="P5" draw:layer="layout" svg:width="2.845cm" svg:height="0.017cm" svg:x="11.755cm" svg:y="22.093cm" svg:viewBox="0 0 2846 18" draw:points="0,18 2846,18 2846,0 0,0">
          <text:p/>
        </draw:polygon>
        <draw:polygon draw:style-name="gr4" draw:text-style-name="P5" draw:layer="layout" svg:width="0.017cm" svg:height="0.017cm" svg:x="14.6cm" svg:y="22.093cm" svg:viewBox="0 0 18 18" draw:points="0,18 18,18 18,0 0,0">
          <text:p/>
        </draw:polygon>
        <draw:polygon draw:style-name="gr4" draw:text-style-name="P5" draw:layer="layout" svg:width="0.555cm" svg:height="0.017cm" svg:x="14.617cm" svg:y="22.093cm" svg:viewBox="0 0 556 18" draw:points="0,18 556,18 556,0 0,0">
          <text:p/>
        </draw:polygon>
        <draw:polygon draw:style-name="gr4" draw:text-style-name="P5" draw:layer="layout" svg:width="0.017cm" svg:height="0.017cm" svg:x="15.172cm" svg:y="22.093cm" svg:viewBox="0 0 18 18" draw:points="0,18 18,18 18,0 0,0">
          <text:p/>
        </draw:polygon>
        <draw:polygon draw:style-name="gr4" draw:text-style-name="P5" draw:layer="layout" svg:width="3.59cm" svg:height="0.017cm" svg:x="15.189cm" svg:y="22.093cm" svg:viewBox="0 0 3591 18" draw:points="0,18 3591,18 3591,0 0,0">
          <text:p/>
        </draw:polygon>
        <draw:polygon draw:style-name="gr4" draw:text-style-name="P5" draw:layer="layout" svg:width="0.017cm" svg:height="0.017cm" svg:x="18.779cm" svg:y="22.093cm" svg:viewBox="0 0 18 18" draw:points="0,18 18,18 18,0 0,0">
          <text:p/>
        </draw:polygon>
        <draw:polygon draw:style-name="gr4" draw:text-style-name="P5" draw:layer="layout" svg:width="0.017cm" svg:height="1.38cm" svg:x="2.489cm" svg:y="22.11cm" svg:viewBox="0 0 18 1381" draw:points="0,1381 18,1381 18,0 0,0">
          <text:p/>
        </draw:polygon>
        <draw:polygon draw:style-name="gr4" draw:text-style-name="P5" draw:layer="layout" svg:width="0.017cm" svg:height="0.017cm" svg:x="2.489cm" svg:y="23.49cm" svg:viewBox="0 0 18 18" draw:points="0,18 18,18 18,0 0,0">
          <text:p/>
        </draw:polygon>
        <draw:polygon draw:style-name="gr4" draw:text-style-name="P5" draw:layer="layout" svg:width="0.017cm" svg:height="0.017cm" svg:x="2.489cm" svg:y="23.49cm" svg:viewBox="0 0 18 18" draw:points="0,18 18,18 18,0 0,0">
          <text:p/>
        </draw:polygon>
        <draw:polygon draw:style-name="gr4" draw:text-style-name="P5" draw:layer="layout" svg:width="2.235cm" svg:height="0.017cm" svg:x="2.506cm" svg:y="23.49cm" svg:viewBox="0 0 2236 18" draw:points="0,18 2236,18 2236,0 0,0">
          <text:p/>
        </draw:polygon>
        <draw:polygon draw:style-name="gr4" draw:text-style-name="P5" draw:layer="layout" svg:width="0.017cm" svg:height="1.38cm" svg:x="4.741cm" svg:y="22.11cm" svg:viewBox="0 0 18 1381" draw:points="0,1381 18,1381 18,0 0,0">
          <text:p/>
        </draw:polygon>
        <draw:polygon draw:style-name="gr4" draw:text-style-name="P5" draw:layer="layout" svg:width="0.017cm" svg:height="0.017cm" svg:x="4.741cm" svg:y="23.49cm" svg:viewBox="0 0 18 18" draw:points="0,18 18,18 18,0 0,0">
          <text:p/>
        </draw:polygon>
        <draw:polygon draw:style-name="gr4" draw:text-style-name="P5" draw:layer="layout" svg:width="1.913cm" svg:height="0.017cm" svg:x="4.758cm" svg:y="23.49cm" svg:viewBox="0 0 1914 18" draw:points="0,18 1914,18 1914,0 0,0">
          <text:p/>
        </draw:polygon>
        <draw:polygon draw:style-name="gr4" draw:text-style-name="P5" draw:layer="layout" svg:width="0.017cm" svg:height="1.38cm" svg:x="6.671cm" svg:y="22.11cm" svg:viewBox="0 0 18 1381" draw:points="0,1381 18,1381 18,0 0,0">
          <text:p/>
        </draw:polygon>
        <draw:polygon draw:style-name="gr4" draw:text-style-name="P5" draw:layer="layout" svg:width="0.017cm" svg:height="0.017cm" svg:x="6.671cm" svg:y="23.49cm" svg:viewBox="0 0 18 18" draw:points="0,18 18,18 18,0 0,0">
          <text:p/>
        </draw:polygon>
        <draw:polygon draw:style-name="gr4" draw:text-style-name="P5" draw:layer="layout" svg:width="1.804cm" svg:height="0.017cm" svg:x="6.688cm" svg:y="23.49cm" svg:viewBox="0 0 1805 18" draw:points="0,18 1805,18 1805,0 0,0">
          <text:p/>
        </draw:polygon>
        <draw:polygon draw:style-name="gr4" draw:text-style-name="P5" draw:layer="layout" svg:width="0.017cm" svg:height="1.38cm" svg:x="8.492cm" svg:y="22.11cm" svg:viewBox="0 0 18 1381" draw:points="0,1381 18,1381 18,0 0,0">
          <text:p/>
        </draw:polygon>
        <draw:polygon draw:style-name="gr4" draw:text-style-name="P5" draw:layer="layout" svg:width="0.017cm" svg:height="0.017cm" svg:x="8.492cm" svg:y="23.49cm" svg:viewBox="0 0 18 18" draw:points="0,18 18,18 18,0 0,0">
          <text:p/>
        </draw:polygon>
        <draw:polygon draw:style-name="gr4" draw:text-style-name="P5" draw:layer="layout" svg:width="3.23cm" svg:height="0.017cm" svg:x="8.509cm" svg:y="23.49cm" svg:viewBox="0 0 3231 18" draw:points="0,18 3231,18 3231,0 0,0">
          <text:p/>
        </draw:polygon>
        <draw:polygon draw:style-name="gr4" draw:text-style-name="P5" draw:layer="layout" svg:width="0.017cm" svg:height="1.38cm" svg:x="11.739cm" svg:y="22.11cm" svg:viewBox="0 0 18 1381" draw:points="0,1381 18,1381 18,0 0,0">
          <text:p/>
        </draw:polygon>
        <draw:polygon draw:style-name="gr4" draw:text-style-name="P5" draw:layer="layout" svg:width="0.017cm" svg:height="0.017cm" svg:x="11.739cm" svg:y="23.49cm" svg:viewBox="0 0 18 18" draw:points="0,18 18,18 18,0 0,0">
          <text:p/>
        </draw:polygon>
        <draw:polygon draw:style-name="gr4" draw:text-style-name="P5" draw:layer="layout" svg:width="2.845cm" svg:height="0.017cm" svg:x="11.755cm" svg:y="23.49cm" svg:viewBox="0 0 2846 18" draw:points="0,18 2846,18 2846,0 0,0">
          <text:p/>
        </draw:polygon>
        <draw:polygon draw:style-name="gr4" draw:text-style-name="P5" draw:layer="layout" svg:width="0.017cm" svg:height="0.017cm" svg:x="14.6cm" svg:y="23.49cm" svg:viewBox="0 0 18 18" draw:points="0,18 18,18 18,0 0,0">
          <text:p/>
        </draw:polygon>
        <draw:polygon draw:style-name="gr4" draw:text-style-name="P5" draw:layer="layout" svg:width="0.555cm" svg:height="0.017cm" svg:x="14.617cm" svg:y="23.49cm" svg:viewBox="0 0 556 18" draw:points="0,18 556,18 556,0 0,0">
          <text:p/>
        </draw:polygon>
        <draw:polygon draw:style-name="gr4" draw:text-style-name="P5" draw:layer="layout" svg:width="0.017cm" svg:height="0.017cm" svg:x="15.172cm" svg:y="23.49cm" svg:viewBox="0 0 18 18" draw:points="0,18 18,18 18,0 0,0">
          <text:p/>
        </draw:polygon>
        <draw:polygon draw:style-name="gr4" draw:text-style-name="P5" draw:layer="layout" svg:width="3.59cm" svg:height="0.017cm" svg:x="15.189cm" svg:y="23.49cm" svg:viewBox="0 0 3591 18" draw:points="0,18 3591,18 3591,0 0,0">
          <text:p/>
        </draw:polygon>
        <draw:polygon draw:style-name="gr4" draw:text-style-name="P5" draw:layer="layout" svg:width="0.017cm" svg:height="1.38cm" svg:x="18.779cm" svg:y="22.11cm" svg:viewBox="0 0 18 1381" draw:points="0,1381 18,1381 18,0 0,0">
          <text:p/>
        </draw:polygon>
        <draw:polygon draw:style-name="gr4" draw:text-style-name="P5" draw:layer="layout" svg:width="0.017cm" svg:height="0.017cm" svg:x="18.779cm" svg:y="23.49cm" svg:viewBox="0 0 18 18" draw:points="0,18 18,18 18,0 0,0">
          <text:p/>
        </draw:polygon>
        <draw:polygon draw:style-name="gr4" draw:text-style-name="P5" draw:layer="layout" svg:width="0.017cm" svg:height="0.017cm" svg:x="18.779cm" svg:y="23.49cm" svg:viewBox="0 0 18 18" draw:points="0,18 18,18 18,0 0,0">
          <text:p/>
        </draw:polygon>
        <draw:frame draw:style-name="gr1" draw:text-style-name="P2" draw:layer="layout" svg:width="0.372cm" svg:height="0.459cm" svg:x="2.498cm" svg:y="23.5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372cm" svg:height="0.459cm" svg:x="2.498cm" svg:y="26.62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72cm" svg:height="0.459cm" svg:x="17.865cm" svg:y="27.992cm">
          <draw:text-box>
            <text:p text:style-name="P1"><text:span text:style-name="T1"><text:s/></text:span></text:p>
          </draw:text-box>
        </draw:frame>
        <draw:polygon draw:style-name="gr4" draw:text-style-name="P5" draw:layer="layout" svg:width="3.59cm" svg:height="0.017cm" svg:x="15.19cm" svg:y="13.504cm" svg:viewBox="0 0 3591 18" draw:points="0,18 3591,18 3591,0 0,0">
          <text:p/>
        </draw:polygon>
        <draw:frame draw:style-name="gr149" draw:text-style-name="P4" draw:layer="layout" svg:width="3.575cm" svg:height="0.352cm" svg:x="13.4cm" svg:y="12.4cm">
          <draw:text-box>
            <text:p text:style-name="P1"><text:span text:style-name="T3">Cd et DON accumulation dans </text:span></text:p>
          </draw:text-box>
        </draw:frame>
        <draw:frame draw:style-name="gr150" draw:text-style-name="P4" draw:layer="layout" svg:width="3.867cm" svg:height="0.352cm" svg:x="13.4cm" svg:y="12.8cm">
          <draw:text-box>
            <text:p text:style-name="P1"><text:span text:style-name="T3">Le grain (expérimentation serre) </text:span></text:p>
          </draw:text-box>
        </draw:frame>
        <draw:frame draw:style-name="gr119" draw:text-style-name="P4" draw:layer="layout" svg:width="2.635cm" svg:height="0.352cm" svg:x="8.7cm" svg:y="13.9cm">
          <draw:text-box>
            <text:p text:style-name="P1"><text:span text:style-name="T3">Ecophysiologie plante </text:span></text:p>
          </draw:text-box>
        </draw:frame>
        <draw:frame draw:style-name="gr151" draw:text-style-name="P4" draw:layer="layout" svg:width="3.008cm" svg:height="0.703cm" svg:x="13.7cm" svg:y="9.1cm">
          <draw:text-box>
            <text:p text:style-name="P1"><text:span text:style-name="T3">Développement site web </text:span></text:p>
            <text:p text:style-name="P1"><text:span text:style-name="T3"><text:s text:c="5"/></text:span><text:span text:style-name="T3">Et base de données </text:span></text:p>
          </draw:text-box>
        </draw:frame>
        <draw:frame draw:style-name="gr151" draw:text-style-name="P4" draw:layer="layout" svg:width="3.008cm" svg:height="0.703cm" svg:x="8.692cm" svg:y="9.2cm">
          <draw:text-box>
            <text:p text:style-name="P1"><text:span text:style-name="T3">Développement site web </text:span></text:p>
            <text:p text:style-name="P1"><text:span text:style-name="T3"><text:s text:c="5"/></text:span><text:span text:style-name="T3">Et base de données </text:span></text:p>
          </draw:text-box>
        </draw:frame>
        <draw:frame draw:style-name="gr114" draw:text-style-name="P8" draw:layer="layout" svg:width="1.954cm" svg:height="0.352cm" svg:x="9.1cm" svg:y="3.206cm">
          <draw:text-box>
            <text:p text:style-name="P1"><text:span text:style-name="T3">Ecophysiologie, <text:s/></text:span></text:p>
          </draw:text-box>
        </draw:frame>
        <draw:frame draw:style-name="gr152" draw:text-style-name="P4" draw:layer="layout" svg:width="1.733cm" svg:height="0.352cm" svg:x="9.209cm" svg:y="3.654cm">
          <draw:text-box>
            <text:p text:style-name="P1"><text:span text:style-name="T3">Biogéochemie </text:span></text:p>
          </draw:text-box>
        </draw:frame>
        <draw:frame draw:style-name="gr153" draw:text-style-name="P4" draw:layer="layout" svg:width="1.683cm" svg:height="0.352cm" svg:x="9.403cm" svg:y="4.148cm">
          <draw:text-box>
            <text:p text:style-name="P1"><text:span text:style-name="T3">Modelisation <text:s/></text:span></text:p>
          </draw:text-box>
        </draw:frame>
        <draw:frame draw:style-name="gr150" draw:text-style-name="P4" draw:layer="layout" svg:width="3.778cm" svg:height="0.352cm" svg:x="13.1cm" svg:y="14.048cm">
          <draw:text-box>
            <text:p text:style-name="P1"><text:span text:style-name="T3">Le grain (expérimentation serre </text:span></text:p>
          </draw:text-box>
        </draw:frame>
        <draw:frame draw:style-name="gr149" draw:text-style-name="P4" draw:layer="layout" svg:width="3.575cm" svg:height="0.352cm" svg:x="13.2cm" svg:y="13.648cm">
          <draw:text-box>
            <text:p text:style-name="P1"><text:span text:style-name="T3">Cd et DON accumulation dans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cm" fo:margin-bottom="1cm" fo:margin-left="2.3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66" style:page-layout-name="PM0" draw:style-name="Mdp1"/>
    <style:master-page style:name="master-page129" style:page-layout-name="PM0" draw:style-name="Mdp1"/>
    <style:master-page style:name="master-page20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1-18T14:12:44.858000000</dc:date>
    <meta:editing-duration>PT2H29M20S</meta:editing-duration>
    <meta:editing-cycles>36</meta:editing-cycles>
    <meta:generator>LibreOffice/5.1.5.2$Windows_x86 LibreOffice_project/7a864d8825610a8c07cfc3bc01dd4fce6a9447e5</meta:generator>
    <meta:document-statistic meta:object-count="1144"/>
  </office:meta>
</office:document-meta>
</file>